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gulim"/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000000" fo:letter-spacing="normal" loext:padding-left="1.976cm" loext:padding-right="1.976cm" loext:padding-top="1.976cm" loext:padding-bottom="1.482cm" loext:border="0.74pt solid #333333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T1" style:family="text">
      <style:text-properties style:font-name="Times New Roman" fo:font-size="10pt" fo:font-style="normal" fo:font-weight="normal"/>
    </style:style>
    <style:style style:name="T2" style:family="text">
      <style:text-properties style:font-name="Times New Roman" fo:font-size="20pt" fo:font-style="normal" fo:font-weight="normal"/>
    </style:style>
    <style:style style:name="T3" style:family="text">
      <style:text-properties style:font-name="Times New Roman" fo:font-size="8pt" fo:font-style="normal" fo:font-weight="normal"/>
    </style:style>
    <style:style style:name="T4" style:family="text">
      <style:text-properties style:font-name-asian="Times New Roman" style:font-size-asian="10pt" style:font-style-asian="normal" style:font-weight-asian="normal"/>
    </style:style>
    <style:style style:name="T5" style:family="text">
      <style:text-properties style:font-name-asian="Times New Roman" style:font-size-asian="20pt" style:font-style-asian="normal" style:font-weight-asian="normal"/>
    </style:style>
    <style:style style:name="T6" style:family="text">
      <style:text-properties fo:color="#ff6600" style:font-name-asian="Times New Roman" style:font-size-asian="10pt" style:font-style-asian="normal" style:font-weight-asian="normal"/>
    </style:style>
    <style:style style:name="T7" style:family="text">
      <style:text-properties fo:color="#ff6600" style:font-name="Times New Roman" fo:font-size="8pt" fo:font-style="normal" fo:font-weight="normal"/>
    </style:style>
    <style:style style:name="T8" style:family="text">
      <style:text-properties fo:color="#b264b1" style:font-name-asian="Times New Roman" style:font-size-asian="12pt" style:font-style-asian="normal" style:font-weight-asian="normal"/>
    </style:style>
    <style:style style:name="T9" style:family="text">
      <style:text-properties fo:color="#008000" style:font-name-asian="Times New Roman" style:font-size-asian="8pt" style:font-style-asian="normal" style:font-weight-asian="normal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중국인이 많이 쓰는 빈도순 한자 </text:span><text:span text:style-name="T2">1000</text:span><text:span text:style-name="T5">자</text:span><text:span text:style-name="T6">               </text:span><text:span text:style-name="T8">북경밤안개</text:span></text:p>
      <text:section text:style-name="Sect1" text:name="div_page">
        <text:p text:style-name="P1"> </text:p>
        <text:p text:style-name="P1"><text:span text:style-name="T7">0001</text:span><text:span text:style-name="T9">的</text:span><text:span text:style-name="T4">的 </text:span><text:span text:style-name="T3">de </text:span><text:span text:style-name="T4">적</text:span></text:p>
        <text:p text:style-name="P1"><text:soft-page-break/><text:span text:style-name="T7">0002</text:span><text:span text:style-name="T9">一</text:span><text:span text:style-name="T4">一 </text:span><text:span text:style-name="T3">yī </text:span><text:span text:style-name="T4">일</text:span></text:p>
        <text:p text:style-name="P1"><text:span text:style-name="T7">0003</text:span><text:span text:style-name="T9">了</text:span><text:span text:style-name="T4">了 </text:span><text:span text:style-name="T3">le </text:span><text:span text:style-name="T4">료</text:span></text:p>
        <text:p text:style-name="P1"><text:span text:style-name="T7">0004</text:span><text:span text:style-name="T9">是</text:span><text:span text:style-name="T4">是 </text:span><text:span text:style-name="T3">shì </text:span><text:span text:style-name="T4">시</text:span></text:p>
        <text:p text:style-name="P1"><text:span text:style-name="T7">0005</text:span><text:span text:style-name="T9">不</text:span><text:span text:style-name="T4">不 </text:span><text:span text:style-name="T3">bù </text:span><text:span text:style-name="T4">불</text:span></text:p>
        <text:p text:style-name="P1"><text:soft-page-break/><text:span text:style-name="T7">0006</text:span><text:span text:style-name="T9">我</text:span><text:span text:style-name="T4">我 </text:span><text:span text:style-name="T3">wǒ </text:span><text:span text:style-name="T4">아</text:span></text:p>
        <text:p text:style-name="P1"><text:span text:style-name="T7">0007</text:span><text:span text:style-name="T9">在</text:span><text:span text:style-name="T4">在 </text:span><text:span text:style-name="T3">zài </text:span><text:span text:style-name="T4">재</text:span></text:p>
        <text:p text:style-name="P1"><text:span text:style-name="T7">0008</text:span><text:span text:style-name="T9">有</text:span><text:span text:style-name="T4">有 </text:span><text:span text:style-name="T3">yǒu </text:span><text:span text:style-name="T4">유</text:span></text:p>
        <text:p text:style-name="P1"><text:span text:style-name="T7">0009</text:span><text:span text:style-name="T9">人</text:span><text:span text:style-name="T4">人 </text:span><text:span text:style-name="T3">rén </text:span><text:span text:style-name="T4">인</text:span></text:p>
        <text:p text:style-name="P1"><text:soft-page-break/><text:span text:style-name="T7">0010</text:span><text:span text:style-name="T9">这</text:span><text:span text:style-name="T4">这 </text:span><text:span text:style-name="T3">zhè </text:span><text:span text:style-name="T4">저</text:span></text:p>
        <text:p text:style-name="P1"><text:span text:style-name="T7">0011</text:span><text:span text:style-name="T9">他</text:span><text:span text:style-name="T4">他 </text:span><text:span text:style-name="T3">tā </text:span><text:span text:style-name="T4">타</text:span></text:p>
        <text:p text:style-name="P1"><text:span text:style-name="T7">0012</text:span><text:span text:style-name="T9">们</text:span><text:span text:style-name="T4">们 </text:span><text:span text:style-name="T3">men </text:span><text:span text:style-name="T4">문</text:span></text:p>
        <text:p text:style-name="P1"><text:span text:style-name="T7">0013</text:span><text:span text:style-name="T9">来</text:span><text:span text:style-name="T4">来 </text:span><text:span text:style-name="T3">lái </text:span><text:span text:style-name="T4">래</text:span></text:p>
        <text:p text:style-name="P1"><text:soft-page-break/><text:span text:style-name="T7">0014</text:span><text:span text:style-name="T9">个</text:span><text:span text:style-name="T4">个 </text:span><text:span text:style-name="T3">gè </text:span><text:span text:style-name="T4">개</text:span></text:p>
        <text:p text:style-name="P1"><text:span text:style-name="T7">0015</text:span><text:span text:style-name="T9">上</text:span><text:span text:style-name="T4">上 </text:span><text:span text:style-name="T3">shàng </text:span><text:span text:style-name="T4">상</text:span></text:p>
        <text:p text:style-name="P1"><text:span text:style-name="T7">0016</text:span><text:span text:style-name="T9">地</text:span><text:span text:style-name="T4">地 </text:span><text:span text:style-name="T3">dì </text:span><text:span text:style-name="T4">지</text:span></text:p>
        <text:p text:style-name="P1"><text:span text:style-name="T7">0017</text:span><text:span text:style-name="T9">大</text:span><text:span text:style-name="T4">大 </text:span><text:span text:style-name="T3">dà </text:span><text:span text:style-name="T4">대</text:span></text:p>
        <text:p text:style-name="P1"><text:soft-page-break/><text:span text:style-name="T7">0018</text:span><text:span text:style-name="T9">着</text:span><text:span text:style-name="T4">着 </text:span><text:span text:style-name="T3">zháo </text:span><text:span text:style-name="T4">착</text:span></text:p>
        <text:p text:style-name="P1"><text:span text:style-name="T7">0019</text:span><text:span text:style-name="T9">就</text:span><text:span text:style-name="T4">就 </text:span><text:span text:style-name="T3">jiù </text:span><text:span text:style-name="T4">취</text:span></text:p>
        <text:p text:style-name="P1"><text:span text:style-name="T7">0020</text:span><text:span text:style-name="T9">你</text:span><text:span text:style-name="T4">你 </text:span><text:span text:style-name="T3">nǐ </text:span><text:span text:style-name="T4">니</text:span></text:p>
        <text:p text:style-name="P1"><text:span text:style-name="T7">0021</text:span><text:span text:style-name="T9">说</text:span><text:span text:style-name="T4">说 </text:span><text:span text:style-name="T3">shuō </text:span><text:span text:style-name="T4">설</text:span></text:p>
        <text:p text:style-name="P1"><text:soft-page-break/><text:span text:style-name="T7">0022</text:span><text:span text:style-name="T9">到</text:span><text:span text:style-name="T4">到 </text:span><text:span text:style-name="T3">dào </text:span><text:span text:style-name="T4">도</text:span></text:p>
        <text:p text:style-name="P1"><text:span text:style-name="T7">0023</text:span><text:span text:style-name="T9">和</text:span><text:span text:style-name="T4">和 </text:span><text:span text:style-name="T3">hé </text:span><text:span text:style-name="T4">화</text:span></text:p>
        <text:p text:style-name="P1"><text:span text:style-name="T7">0024</text:span><text:span text:style-name="T9">子</text:span><text:span text:style-name="T4">子 </text:span><text:span text:style-name="T3">zǐ </text:span><text:span text:style-name="T4">자</text:span></text:p>
        <text:p text:style-name="P1"><text:span text:style-name="T7">0025</text:span><text:span text:style-name="T9">要</text:span><text:span text:style-name="T4">要 </text:span><text:span text:style-name="T3">yào </text:span><text:span text:style-name="T4">요</text:span></text:p>
        <text:p text:style-name="P1"><text:soft-page-break/><text:span text:style-name="T7">0026</text:span><text:span text:style-name="T9">裏</text:span><text:span text:style-name="T4">裏 </text:span><text:span text:style-name="T3">lǐ </text:span><text:span text:style-name="T4">리</text:span></text:p>
        <text:p text:style-name="P1"><text:span text:style-name="T7">0027</text:span><text:span text:style-name="T9">麽</text:span><text:span text:style-name="T4">麽 </text:span><text:span text:style-name="T3">mó </text:span><text:span text:style-name="T4">마</text:span></text:p>
        <text:p text:style-name="P1"><text:span text:style-name="T7">0028</text:span><text:span text:style-name="T9">得</text:span><text:span text:style-name="T4">得 </text:span><text:span text:style-name="T3">dé </text:span><text:span text:style-name="T4">득</text:span></text:p>
        <text:p text:style-name="P1"><text:span text:style-name="T7">0029</text:span><text:span text:style-name="T9">去</text:span><text:span text:style-name="T4">去 </text:span><text:span text:style-name="T3">qù </text:span><text:span text:style-name="T4">거</text:span></text:p>
        <text:p text:style-name="P1"><text:soft-page-break/><text:span text:style-name="T7">0030</text:span><text:span text:style-name="T9">也</text:span><text:span text:style-name="T4">也 </text:span><text:span text:style-name="T3">yě </text:span><text:span text:style-name="T4">야</text:span></text:p>
        <text:p text:style-name="P1"><text:span text:style-name="T7">0031</text:span><text:span text:style-name="T9">那</text:span><text:span text:style-name="T4">那 </text:span><text:span text:style-name="T3">nà </text:span><text:span text:style-name="T4">나</text:span></text:p>
        <text:p text:style-name="P1"><text:span text:style-name="T7">0032</text:span><text:span text:style-name="T9">会</text:span><text:span text:style-name="T4">会 </text:span><text:span text:style-name="T3">huì </text:span><text:span text:style-name="T4">회</text:span></text:p>
        <text:p text:style-name="P1"><text:span text:style-name="T7">0033</text:span><text:span text:style-name="T9">主</text:span><text:span text:style-name="T4">主 </text:span><text:span text:style-name="T3">zhǔ </text:span><text:span text:style-name="T4">주</text:span></text:p>
        <text:p text:style-name="P1"><text:soft-page-break/><text:span text:style-name="T7">0034</text:span><text:span text:style-name="T9">时</text:span><text:span text:style-name="T4">时 </text:span><text:span text:style-name="T3">shí </text:span><text:span text:style-name="T4">시</text:span></text:p>
        <text:p text:style-name="P1"><text:span text:style-name="T7">0035</text:span><text:span text:style-name="T9">出</text:span><text:span text:style-name="T4">出 </text:span><text:span text:style-name="T3">chū </text:span><text:span text:style-name="T4">출</text:span></text:p>
        <text:p text:style-name="P1"><text:span text:style-name="T7">0036</text:span><text:span text:style-name="T9">下</text:span><text:span text:style-name="T4">下 </text:span><text:span text:style-name="T3">xià </text:span><text:span text:style-name="T4">하</text:span></text:p>
        <text:p text:style-name="P1"><text:span text:style-name="T7">0037</text:span><text:span text:style-name="T9">国</text:span><text:span text:style-name="T4">国 </text:span><text:span text:style-name="T3">guó </text:span><text:span text:style-name="T4">국</text:span></text:p>
        <text:p text:style-name="P1"><text:soft-page-break/><text:span text:style-name="T7">0038</text:span><text:span text:style-name="T9">过</text:span><text:span text:style-name="T4">过 </text:span><text:span text:style-name="T3">guò </text:span><text:span text:style-name="T4">과</text:span></text:p>
      </text:section>
      <text:p text:style-name="P2"> </text:p>
      <text:section text:style-name="Sect1" text:name="구역1">
        <text:p text:style-name="P1"><text:bookmark text:name="div_page"/><text:span text:style-name="T7">0039</text:span><text:span text:style-name="T9">为</text:span><text:span text:style-name="T4">为 </text:span><text:span text:style-name="T3">wèi </text:span><text:span text:style-name="T4">위</text:span></text:p>
        <text:p text:style-name="P1"><text:span text:style-name="T7">0040</text:span><text:span text:style-name="T9">好</text:span><text:span text:style-name="T4">好 </text:span><text:span text:style-name="T3">hǎo </text:span><text:span text:style-name="T4">호</text:span></text:p>
        <text:p text:style-name="P1"><text:span text:style-name="T7">0041</text:span><text:span text:style-name="T9">看</text:span><text:span text:style-name="T4">看 </text:span><text:span text:style-name="T3">kàn </text:span><text:span text:style-name="T4">간</text:span></text:p>
        <text:p text:style-name="P1"><text:soft-page-break/><text:span text:style-name="T7">0042</text:span><text:span text:style-name="T9">生</text:span><text:span text:style-name="T4">生 </text:span><text:span text:style-name="T3">shēng </text:span><text:span text:style-name="T4">생</text:span></text:p>
        <text:p text:style-name="P1"><text:span text:style-name="T7">0043</text:span><text:span text:style-name="T9">可</text:span><text:span text:style-name="T4">可 </text:span><text:span text:style-name="T3">kě </text:span><text:span text:style-name="T4">가</text:span></text:p>
        <text:p text:style-name="P1"><text:span text:style-name="T7">0044</text:span><text:span text:style-name="T9">以</text:span><text:span text:style-name="T4">以 </text:span><text:span text:style-name="T3">yǐ </text:span><text:span text:style-name="T4">이</text:span></text:p>
        <text:p text:style-name="P1"><text:span text:style-name="T7">0045</text:span><text:span text:style-name="T9">还</text:span><text:span text:style-name="T4">还 </text:span><text:span text:style-name="T3">hái </text:span><text:span text:style-name="T4">환</text:span></text:p>
        <text:p text:style-name="P1"><text:soft-page-break/><text:span text:style-name="T7">0046</text:span><text:span text:style-name="T9">学</text:span><text:span text:style-name="T4">学 </text:span><text:span text:style-name="T3">xué </text:span><text:span text:style-name="T4">학</text:span></text:p>
        <text:p text:style-name="P1"><text:span text:style-name="T7">0047</text:span><text:span text:style-name="T9">起</text:span><text:span text:style-name="T4">起 </text:span><text:span text:style-name="T3">qǐ </text:span><text:span text:style-name="T4">기</text:span></text:p>
        <text:p text:style-name="P1"><text:span text:style-name="T7">0048</text:span><text:span text:style-name="T9">都</text:span><text:span text:style-name="T4">都 </text:span><text:span text:style-name="T3">dōu </text:span><text:span text:style-name="T4">도</text:span></text:p>
        <text:p text:style-name="P1"><text:span text:style-name="T7">0049</text:span><text:span text:style-name="T9">年</text:span><text:span text:style-name="T4">年 </text:span><text:span text:style-name="T3">nián </text:span><text:span text:style-name="T4">년</text:span></text:p>
        <text:p text:style-name="P1"><text:soft-page-break/><text:span text:style-name="T7">0050</text:span><text:span text:style-name="T9">小</text:span><text:span text:style-name="T4">小 </text:span><text:span text:style-name="T3">xiǎo </text:span><text:span text:style-name="T4">소</text:span></text:p>
        <text:p text:style-name="P1"><text:span text:style-name="T7">0051</text:span><text:span text:style-name="T9">没</text:span><text:span text:style-name="T4">没 </text:span><text:span text:style-name="T3">méi </text:span><text:span text:style-name="T4">몰</text:span></text:p>
        <text:p text:style-name="P1"><text:span text:style-name="T7">0052</text:span><text:span text:style-name="T9">能</text:span><text:span text:style-name="T4">能 </text:span><text:span text:style-name="T3">néng </text:span><text:span text:style-name="T4">능</text:span></text:p>
        <text:p text:style-name="P1"><text:span text:style-name="T7">0053</text:span><text:span text:style-name="T9">多</text:span><text:span text:style-name="T4">多 </text:span><text:span text:style-name="T3">duō </text:span><text:span text:style-name="T4">다</text:span></text:p>
        <text:p text:style-name="P1"><text:soft-page-break/><text:span text:style-name="T7">0054</text:span><text:span text:style-name="T9">天</text:span><text:span text:style-name="T4">天 </text:span><text:span text:style-name="T3">tiān </text:span><text:span text:style-name="T4">천</text:span></text:p>
        <text:p text:style-name="P1"><text:span text:style-name="T7">0055</text:span><text:span text:style-name="T9">工</text:span><text:span text:style-name="T4">工 </text:span><text:span text:style-name="T3">gōng </text:span><text:span text:style-name="T4">공</text:span></text:p>
        <text:p text:style-name="P1"><text:span text:style-name="T7">0056</text:span><text:span text:style-name="T9">家</text:span><text:span text:style-name="T4">家 </text:span><text:span text:style-name="T3">jiā </text:span><text:span text:style-name="T4">가</text:span></text:p>
        <text:p text:style-name="P1"><text:span text:style-name="T7">0057</text:span><text:span text:style-name="T9">把</text:span><text:span text:style-name="T4">把 </text:span><text:span text:style-name="T3">bǎ </text:span><text:span text:style-name="T4">파</text:span></text:p>
        <text:p text:style-name="P1"><text:soft-page-break/><text:span text:style-name="T7">0058</text:span><text:span text:style-name="T9">动</text:span><text:span text:style-name="T4">动 </text:span><text:span text:style-name="T3">dòng </text:span><text:span text:style-name="T4">동</text:span></text:p>
        <text:p text:style-name="P1"><text:span text:style-name="T7">0059</text:span><text:span text:style-name="T9">用</text:span><text:span text:style-name="T4">用 </text:span><text:span text:style-name="T3">yòng </text:span><text:span text:style-name="T4">용</text:span></text:p>
        <text:p text:style-name="P1"><text:span text:style-name="T7">0060</text:span><text:span text:style-name="T9">对</text:span><text:span text:style-name="T4">对 </text:span><text:span text:style-name="T3">duì </text:span><text:span text:style-name="T4">대</text:span></text:p>
        <text:p text:style-name="P1"><text:span text:style-name="T7">0061</text:span><text:span text:style-name="T9">中</text:span><text:span text:style-name="T4">中 </text:span><text:span text:style-name="T3">zhōng </text:span><text:span text:style-name="T4">중</text:span></text:p>
        <text:p text:style-name="P1"><text:soft-page-break/><text:span text:style-name="T7">0062</text:span><text:span text:style-name="T9">作</text:span><text:span text:style-name="T4">作 </text:span><text:span text:style-name="T3">zuò </text:span><text:span text:style-name="T4">작</text:span></text:p>
        <text:p text:style-name="P1"><text:span text:style-name="T7">0063</text:span><text:span text:style-name="T9">自</text:span><text:span text:style-name="T4">自 </text:span><text:span text:style-name="T3">zì </text:span><text:span text:style-name="T4">자</text:span></text:p>
        <text:p text:style-name="P1"><text:span text:style-name="T7">0064</text:span><text:span text:style-name="T9">发</text:span><text:span text:style-name="T4">发 </text:span><text:span text:style-name="T3">fā </text:span><text:span text:style-name="T4">발</text:span></text:p>
        <text:p text:style-name="P1"><text:span text:style-name="T7">0065</text:span><text:span text:style-name="T9">又</text:span><text:span text:style-name="T4">又 </text:span><text:span text:style-name="T3">yòu </text:span><text:span text:style-name="T4">우</text:span></text:p>
        <text:p text:style-name="P1"><text:soft-page-break/><text:span text:style-name="T7">0066</text:span><text:span text:style-name="T9">同</text:span><text:span text:style-name="T4">同 </text:span><text:span text:style-name="T3">tóng </text:span><text:span text:style-name="T4">동</text:span></text:p>
        <text:p text:style-name="P1"><text:span text:style-name="T7">0067</text:span><text:span text:style-name="T9">民</text:span><text:span text:style-name="T4">民 </text:span><text:span text:style-name="T3">mín </text:span><text:span text:style-name="T4">민</text:span></text:p>
        <text:p text:style-name="P1"><text:span text:style-name="T7">0068</text:span><text:span text:style-name="T9">面</text:span><text:span text:style-name="T4">面 </text:span><text:span text:style-name="T3">miàn </text:span><text:span text:style-name="T4">면</text:span></text:p>
        <text:p text:style-name="P1"><text:span text:style-name="T7">0069</text:span><text:span text:style-name="T9">想</text:span><text:span text:style-name="T4">想 </text:span><text:span text:style-name="T3">xiǎng </text:span><text:span text:style-name="T4">상</text:span></text:p>
        <text:p text:style-name="P1"><text:soft-page-break/><text:span text:style-name="T7">0070</text:span><text:span text:style-name="T9">样</text:span><text:span text:style-name="T4">样 </text:span><text:span text:style-name="T3">yàng </text:span><text:span text:style-name="T4">양</text:span></text:p>
        <text:p text:style-name="P1"><text:span text:style-name="T7">0071</text:span><text:span text:style-name="T9">成</text:span><text:span text:style-name="T4">成 </text:span><text:span text:style-name="T3">chéng </text:span><text:span text:style-name="T4">성</text:span></text:p>
        <text:p text:style-name="P1"><text:span text:style-name="T7">0072</text:span><text:span text:style-name="T9">义</text:span><text:span text:style-name="T4">义 </text:span><text:span text:style-name="T3">yì </text:span><text:span text:style-name="T4">의</text:span></text:p>
        <text:p text:style-name="P1"><text:span text:style-name="T7">0073</text:span><text:span text:style-name="T9">後</text:span><text:span text:style-name="T4">後 </text:span><text:span text:style-name="T3">hòu </text:span><text:span text:style-name="T4">후</text:span></text:p>
        <text:p text:style-name="P1"><text:soft-page-break/><text:span text:style-name="T7">0074</text:span><text:span text:style-name="T9">她</text:span><text:span text:style-name="T4">她 </text:span><text:span text:style-name="T3">tā </text:span><text:span text:style-name="T4">저</text:span></text:p>
        <text:p text:style-name="P1"><text:span text:style-name="T7">0075</text:span><text:span text:style-name="T9">头</text:span><text:span text:style-name="T4">头 </text:span><text:span text:style-name="T3">tóu </text:span><text:span text:style-name="T4">두</text:span></text:p>
        <text:p text:style-name="P1"><text:span text:style-name="T7">0076</text:span><text:span text:style-name="T9">经</text:span><text:span text:style-name="T4">经 </text:span><text:span text:style-name="T3">jīng </text:span><text:span text:style-name="T4">경</text:span></text:p>
        <text:p text:style-name="P1"><text:span text:style-name="T7">0077</text:span><text:span text:style-name="T9">产</text:span><text:span text:style-name="T4">产 </text:span><text:span text:style-name="T3">chǎn </text:span><text:span text:style-name="T4">산</text:span></text:p>
        <text:p text:style-name="P1"><text:soft-page-break/><text:span text:style-name="T7">0078</text:span><text:span text:style-name="T9">道</text:span><text:span text:style-name="T4">道 </text:span><text:span text:style-name="T3">dào </text:span><text:span text:style-name="T4">도</text:span></text:p>
        <text:p text:style-name="P1"><text:span text:style-name="T7">0079</text:span><text:span text:style-name="T9">十</text:span><text:span text:style-name="T4">十 </text:span><text:span text:style-name="T3">shí </text:span><text:span text:style-name="T4">십</text:span></text:p>
        <text:p text:style-name="P1"><text:span text:style-name="T7">0080</text:span><text:span text:style-name="T9">甚</text:span><text:span text:style-name="T4">甚 </text:span><text:span text:style-name="T3">shén </text:span><text:span text:style-name="T4">심</text:span></text:p>
        <text:p text:style-name="P1"><text:span text:style-name="T7">0081</text:span><text:span text:style-name="T9">进</text:span><text:span text:style-name="T4">进 </text:span><text:span text:style-name="T3">jìn </text:span><text:span text:style-name="T4">진</text:span></text:p>
        <text:p text:style-name="P1"><text:soft-page-break/><text:span text:style-name="T7">0082</text:span><text:span text:style-name="T9">心</text:span><text:span text:style-name="T4">心 </text:span><text:span text:style-name="T3">xīn </text:span><text:span text:style-name="T4">심</text:span></text:p>
        <text:p text:style-name="P1"><text:span text:style-name="T7">0083</text:span><text:span text:style-name="T9">现</text:span><text:span text:style-name="T4">现 </text:span><text:span text:style-name="T3">xiàn </text:span><text:span text:style-name="T4">현</text:span></text:p>
        <text:p text:style-name="P1"><text:span text:style-name="T7">0084</text:span><text:span text:style-name="T9">然</text:span><text:span text:style-name="T4">然 </text:span><text:span text:style-name="T3">rán </text:span><text:span text:style-name="T4">연</text:span></text:p>
      </text:section>
      <text:p text:style-name="P2"> </text:p>
      <text:section text:style-name="Sect1" text:name="구역2">
        <text:p text:style-name="P1"><text:bookmark text:name="div_page1"/><text:span text:style-name="T7">0085</text:span><text:span text:style-name="T9">只</text:span><text:span text:style-name="T4">只 </text:span><text:span text:style-name="T3">zhǐ </text:span><text:span text:style-name="T4">지</text:span></text:p>
        <text:p text:style-name="P1"><text:soft-page-break/><text:span text:style-name="T7">0086</text:span><text:span text:style-name="T9">种</text:span><text:span text:style-name="T4">种 </text:span><text:span text:style-name="T3">zhǒng </text:span><text:span text:style-name="T4">종</text:span></text:p>
        <text:p text:style-name="P1"><text:span text:style-name="T7">0087</text:span><text:span text:style-name="T9">老</text:span><text:span text:style-name="T4">老 </text:span><text:span text:style-name="T3">lǎo </text:span><text:span text:style-name="T4">로</text:span></text:p>
        <text:p text:style-name="P1"><text:span text:style-name="T7">0088</text:span><text:span text:style-name="T9">事</text:span><text:span text:style-name="T4">事 </text:span><text:span text:style-name="T3">shì </text:span><text:span text:style-name="T4">사</text:span></text:p>
        <text:p text:style-name="P1"><text:span text:style-name="T7">0089</text:span><text:span text:style-name="T9">从</text:span><text:span text:style-name="T4">从 </text:span><text:span text:style-name="T3">cóng </text:span><text:span text:style-name="T4">종</text:span></text:p>
        <text:p text:style-name="P1"><text:soft-page-break/><text:span text:style-name="T7">0090</text:span><text:span text:style-name="T9">分</text:span><text:span text:style-name="T4">分 </text:span><text:span text:style-name="T3">fēn </text:span><text:span text:style-name="T4">분</text:span></text:p>
        <text:p text:style-name="P1"><text:span text:style-name="T7">0091</text:span><text:span text:style-name="T9">前</text:span><text:span text:style-name="T4">前 </text:span><text:span text:style-name="T3">qián </text:span><text:span text:style-name="T4">전</text:span></text:p>
        <text:p text:style-name="P1"><text:span text:style-name="T7">0092</text:span><text:span text:style-name="T9">些</text:span><text:span text:style-name="T4">些 </text:span><text:span text:style-name="T3">xiē </text:span><text:span text:style-name="T4">사</text:span></text:p>
        <text:p text:style-name="P1"><text:span text:style-name="T7">0093</text:span><text:span text:style-name="T9">点</text:span><text:span text:style-name="T4">点 </text:span><text:span text:style-name="T3">diǎn </text:span><text:span text:style-name="T4">점</text:span></text:p>
        <text:p text:style-name="P1"><text:soft-page-break/><text:span text:style-name="T7">0094</text:span><text:span text:style-name="T9">开</text:span><text:span text:style-name="T4">开 </text:span><text:span text:style-name="T3">kāi </text:span><text:span text:style-name="T4">개</text:span></text:p>
        <text:p text:style-name="P1"><text:span text:style-name="T7">0095</text:span><text:span text:style-name="T9">而</text:span><text:span text:style-name="T4">而 </text:span><text:span text:style-name="T3">ér </text:span><text:span text:style-name="T4">이</text:span></text:p>
        <text:p text:style-name="P1"><text:span text:style-name="T7">0096</text:span><text:span text:style-name="T9">很</text:span><text:span text:style-name="T4">很 </text:span><text:span text:style-name="T3">hěn </text:span><text:span text:style-name="T4">흔</text:span></text:p>
        <text:p text:style-name="P1"><text:span text:style-name="T7">0097</text:span><text:span text:style-name="T9">方</text:span><text:span text:style-name="T4">方 </text:span><text:span text:style-name="T3">fāng </text:span><text:span text:style-name="T4">방</text:span></text:p>
        <text:p text:style-name="P1"><text:soft-page-break/><text:span text:style-name="T7">0098</text:span><text:span text:style-name="T9">于</text:span><text:span text:style-name="T4">于 </text:span><text:span text:style-name="T3">yú </text:span><text:span text:style-name="T4">우</text:span></text:p>
        <text:p text:style-name="P1"><text:span text:style-name="T7">0099</text:span><text:span text:style-name="T9">行</text:span><text:span text:style-name="T4">行 </text:span><text:span text:style-name="T3">xíng </text:span><text:span text:style-name="T4">행</text:span></text:p>
        <text:p text:style-name="P1"><text:span text:style-name="T7">0100</text:span><text:span text:style-name="T9">长</text:span><text:span text:style-name="T4">长 </text:span><text:span text:style-name="T3">cháng </text:span><text:span text:style-name="T4">장</text:span></text:p>
        <text:p text:style-name="P1"><text:span text:style-name="T7">0101</text:span><text:span text:style-name="T9">见</text:span><text:span text:style-name="T4">见 </text:span><text:span text:style-name="T3">jiàn </text:span><text:span text:style-name="T4">견</text:span></text:p>
        <text:p text:style-name="P1"><text:soft-page-break/><text:span text:style-name="T7">0102</text:span><text:span text:style-name="T9">水</text:span><text:span text:style-name="T4">水 </text:span><text:span text:style-name="T3">shuǐ </text:span><text:span text:style-name="T4">수</text:span></text:p>
        <text:p text:style-name="P1"><text:span text:style-name="T7">0103</text:span><text:span text:style-name="T9">两</text:span><text:span text:style-name="T4">两 </text:span><text:span text:style-name="T3">liǎng </text:span><text:span text:style-name="T4">량</text:span></text:p>
        <text:p text:style-name="P1"><text:span text:style-name="T7">0104</text:span><text:span text:style-name="T9">走</text:span><text:span text:style-name="T4">走 </text:span><text:span text:style-name="T3">zǒu </text:span><text:span text:style-name="T4">주</text:span></text:p>
        <text:p text:style-name="P1"><text:span text:style-name="T7">0105</text:span><text:span text:style-name="T9">高</text:span><text:span text:style-name="T4">高 </text:span><text:span text:style-name="T3">gāo </text:span><text:span text:style-name="T4">고</text:span></text:p>
        <text:p text:style-name="P1"><text:soft-page-break/><text:span text:style-name="T7">0106</text:span><text:span text:style-name="T9">三</text:span><text:span text:style-name="T4">三 </text:span><text:span text:style-name="T3">sān </text:span><text:span text:style-name="T4">삼</text:span></text:p>
        <text:p text:style-name="P1"><text:span text:style-name="T7">0107</text:span><text:span text:style-name="T9">象</text:span><text:span text:style-name="T4">象 </text:span><text:span text:style-name="T3">xiàng </text:span><text:span text:style-name="T4">상</text:span></text:p>
        <text:p text:style-name="P1"><text:span text:style-name="T7">0108</text:span><text:span text:style-name="T9">回</text:span><text:span text:style-name="T4">回 </text:span><text:span text:style-name="T3">huí </text:span><text:span text:style-name="T4">회</text:span></text:p>
        <text:p text:style-name="P1"><text:span text:style-name="T7">0109</text:span><text:span text:style-name="T9">实</text:span><text:span text:style-name="T4">实 </text:span><text:span text:style-name="T3">shí </text:span><text:span text:style-name="T4">실</text:span></text:p>
        <text:p text:style-name="P1"><text:soft-page-break/><text:span text:style-name="T7">0110</text:span><text:span text:style-name="T9">当</text:span><text:span text:style-name="T4">当 </text:span><text:span text:style-name="T3">dāng </text:span><text:span text:style-name="T4">당</text:span></text:p>
        <text:p text:style-name="P1"><text:span text:style-name="T7">0111</text:span><text:span text:style-name="T9">气</text:span><text:span text:style-name="T4">气 </text:span><text:span text:style-name="T3">qì </text:span><text:span text:style-name="T4">기</text:span></text:p>
        <text:p text:style-name="P1"><text:span text:style-name="T7">0112</text:span><text:span text:style-name="T9">问</text:span><text:span text:style-name="T4">问 </text:span><text:span text:style-name="T3">wèn </text:span><text:span text:style-name="T4">문</text:span></text:p>
        <text:p text:style-name="P1"><text:span text:style-name="T7">0113</text:span><text:span text:style-name="T9">它</text:span><text:span text:style-name="T4">它 </text:span><text:span text:style-name="T3">tā </text:span><text:span text:style-name="T4">타</text:span></text:p>
        <text:p text:style-name="P1"><text:soft-page-break/><text:span text:style-name="T7">0114</text:span><text:span text:style-name="T9">给</text:span><text:span text:style-name="T4">给 </text:span><text:span text:style-name="T3">gěi </text:span><text:span text:style-name="T4">급</text:span></text:p>
        <text:p text:style-name="P1"><text:span text:style-name="T7">0115</text:span><text:span text:style-name="T9">手</text:span><text:span text:style-name="T4">手 </text:span><text:span text:style-name="T3">shǒu </text:span><text:span text:style-name="T4">수</text:span></text:p>
        <text:p text:style-name="P1"><text:span text:style-name="T7">0116</text:span><text:span text:style-name="T9">全</text:span><text:span text:style-name="T4">全 </text:span><text:span text:style-name="T3">quán </text:span><text:span text:style-name="T4">전</text:span></text:p>
        <text:p text:style-name="P1"><text:span text:style-name="T7">0117</text:span><text:span text:style-name="T9">部</text:span><text:span text:style-name="T4">部 </text:span><text:span text:style-name="T3">bù </text:span><text:span text:style-name="T4">부</text:span></text:p>
        <text:p text:style-name="P1"><text:soft-page-break/><text:span text:style-name="T7">0118</text:span><text:span text:style-name="T9">二</text:span><text:span text:style-name="T4">二 </text:span><text:span text:style-name="T3">èr </text:span><text:span text:style-name="T4">이</text:span></text:p>
        <text:p text:style-name="P1"><text:span text:style-name="T7">0119</text:span><text:span text:style-name="T9">力</text:span><text:span text:style-name="T4">力 </text:span><text:span text:style-name="T3">lì </text:span><text:span text:style-name="T4">력</text:span></text:p>
        <text:p text:style-name="P1"><text:span text:style-name="T7">0120</text:span><text:span text:style-name="T9">正</text:span><text:span text:style-name="T4">正 </text:span><text:span text:style-name="T3">zhèng </text:span><text:span text:style-name="T4">정</text:span></text:p>
        <text:p text:style-name="P1"><text:span text:style-name="T7">0121</text:span><text:span text:style-name="T9">定</text:span><text:span text:style-name="T4">定 </text:span><text:span text:style-name="T3">dìng </text:span><text:span text:style-name="T4">정</text:span></text:p>
        <text:p text:style-name="P1"><text:soft-page-break/><text:span text:style-name="T7">0122</text:span><text:span text:style-name="T9">意</text:span><text:span text:style-name="T4">意 </text:span><text:span text:style-name="T3">yì </text:span><text:span text:style-name="T4">의</text:span></text:p>
        <text:p text:style-name="P1"><text:span text:style-name="T7">0123</text:span><text:span text:style-name="T9">命</text:span><text:span text:style-name="T4">命 </text:span><text:span text:style-name="T3">mìng </text:span><text:span text:style-name="T4">명</text:span></text:p>
        <text:p text:style-name="P1"><text:span text:style-name="T7">0124</text:span><text:span text:style-name="T9">几</text:span><text:span text:style-name="T4">几 </text:span><text:span text:style-name="T3">jǐ </text:span><text:span text:style-name="T4">궤</text:span></text:p>
        <text:p text:style-name="P1"><text:span text:style-name="T7">0125</text:span><text:span text:style-name="T9">机</text:span><text:span text:style-name="T4">机 </text:span><text:span text:style-name="T3">jī </text:span><text:span text:style-name="T4">기</text:span></text:p>
        <text:p text:style-name="P1"><text:soft-page-break/><text:span text:style-name="T7">0126</text:span><text:span text:style-name="T9">党</text:span><text:span text:style-name="T4">党 </text:span><text:span text:style-name="T3">dǎng </text:span><text:span text:style-name="T4">당</text:span></text:p>
        <text:p text:style-name="P1"><text:span text:style-name="T7">0127</text:span><text:span text:style-name="T9">所</text:span><text:span text:style-name="T4">所 </text:span><text:span text:style-name="T3">suǒ </text:span><text:span text:style-name="T4">소</text:span></text:p>
        <text:p text:style-name="P1"><text:span text:style-name="T7">0128</text:span><text:span text:style-name="T9">向</text:span><text:span text:style-name="T4">向 </text:span><text:span text:style-name="T3">xiàng </text:span><text:span text:style-name="T4">향</text:span></text:p>
        <text:p text:style-name="P1"><text:span text:style-name="T7">0129</text:span><text:span text:style-name="T9">战</text:span><text:span text:style-name="T4">战 </text:span><text:span text:style-name="T3">zhàn </text:span><text:span text:style-name="T4">전</text:span></text:p>
        <text:p text:style-name="P1"><text:soft-page-break/><text:span text:style-name="T7">0130</text:span><text:span text:style-name="T9">己</text:span><text:span text:style-name="T4">己 </text:span><text:span text:style-name="T3">jǐ </text:span><text:span text:style-name="T4">기</text:span></text:p>
      </text:section>
      <text:p text:style-name="P2"> </text:p>
      <text:section text:style-name="Sect1" text:name="구역3">
        <text:p text:style-name="P1"><text:bookmark text:name="div_page2"/><text:span text:style-name="T7">0131</text:span><text:span text:style-name="T9">知</text:span><text:span text:style-name="T4">知 </text:span><text:span text:style-name="T3">zhī </text:span><text:span text:style-name="T4">지</text:span></text:p>
        <text:p text:style-name="P1"><text:span text:style-name="T7">0132</text:span><text:span text:style-name="T9">物</text:span><text:span text:style-name="T4">物 </text:span><text:span text:style-name="T3">wù </text:span><text:span text:style-name="T4">물</text:span></text:p>
        <text:p text:style-name="P1"><text:span text:style-name="T7">0133</text:span><text:span text:style-name="T9">理</text:span><text:span text:style-name="T4">理 </text:span><text:span text:style-name="T3">lǐ </text:span><text:span text:style-name="T4">리</text:span></text:p>
        <text:p text:style-name="P1"><text:soft-page-break/><text:span text:style-name="T7">0134</text:span><text:span text:style-name="T9">声</text:span><text:span text:style-name="T4">声 </text:span><text:span text:style-name="T3">shēng </text:span><text:span text:style-name="T4">성</text:span></text:p>
        <text:p text:style-name="P1"><text:span text:style-name="T7">0135</text:span><text:span text:style-name="T9">等</text:span><text:span text:style-name="T4">等 </text:span><text:span text:style-name="T3">děng </text:span><text:span text:style-name="T4">등</text:span></text:p>
        <text:p text:style-name="P1"><text:span text:style-name="T7">0136</text:span><text:span text:style-name="T9">打</text:span><text:span text:style-name="T4">打 </text:span><text:span text:style-name="T3">dǎ </text:span><text:span text:style-name="T4">타</text:span></text:p>
        <text:p text:style-name="P1"><text:span text:style-name="T7">0137</text:span><text:span text:style-name="T9">话</text:span><text:span text:style-name="T4">话 </text:span><text:span text:style-name="T3">huà </text:span><text:span text:style-name="T4">화</text:span></text:p>
        <text:p text:style-name="P1"><text:soft-page-break/><text:span text:style-name="T7">0138</text:span><text:span text:style-name="T9">本</text:span><text:span text:style-name="T4">本 </text:span><text:span text:style-name="T3">běn </text:span><text:span text:style-name="T4">본</text:span></text:p>
        <text:p text:style-name="P1"><text:span text:style-name="T7">0139</text:span><text:span text:style-name="T9">社</text:span><text:span text:style-name="T4">社 </text:span><text:span text:style-name="T3">shè </text:span><text:span text:style-name="T4">사</text:span></text:p>
        <text:p text:style-name="P1"><text:span text:style-name="T7">0140</text:span><text:span text:style-name="T9">边</text:span><text:span text:style-name="T4">边 </text:span><text:span text:style-name="T3">biān </text:span><text:span text:style-name="T4">변</text:span></text:p>
        <text:p text:style-name="P1"><text:span text:style-name="T7">0141</text:span><text:span text:style-name="T9">外</text:span><text:span text:style-name="T4">外 </text:span><text:span text:style-name="T3">wài </text:span><text:span text:style-name="T4">외</text:span></text:p>
        <text:p text:style-name="P1"><text:soft-page-break/><text:span text:style-name="T7">0142</text:span><text:span text:style-name="T9">法</text:span><text:span text:style-name="T4">法 </text:span><text:span text:style-name="T3">fǎ </text:span><text:span text:style-name="T4">법</text:span></text:p>
        <text:p text:style-name="P1"><text:span text:style-name="T7">0143</text:span><text:span text:style-name="T9">化</text:span><text:span text:style-name="T4">化 </text:span><text:span text:style-name="T3">huà </text:span><text:span text:style-name="T4">화</text:span></text:p>
        <text:p text:style-name="P1"><text:span text:style-name="T7">0144</text:span><text:span text:style-name="T9">之</text:span><text:span text:style-name="T4">之 </text:span><text:span text:style-name="T3">zhī </text:span><text:span text:style-name="T4">지</text:span></text:p>
        <text:p text:style-name="P1"><text:span text:style-name="T7">0145</text:span><text:span text:style-name="T9">如</text:span><text:span text:style-name="T4">如 </text:span><text:span text:style-name="T3">rú </text:span><text:span text:style-name="T4">여</text:span></text:p>
        <text:p text:style-name="P1"><text:soft-page-break/><text:span text:style-name="T7">0146</text:span><text:span text:style-name="T9">情</text:span><text:span text:style-name="T4">情 </text:span><text:span text:style-name="T3">qíng </text:span><text:span text:style-name="T4">정</text:span></text:p>
        <text:p text:style-name="P1"><text:span text:style-name="T7">0147</text:span><text:span text:style-name="T9">候</text:span><text:span text:style-name="T4">候 </text:span><text:span text:style-name="T3">hòu </text:span><text:span text:style-name="T4">후</text:span></text:p>
        <text:p text:style-name="P1"><text:span text:style-name="T7">0148</text:span><text:span text:style-name="T9">眼</text:span><text:span text:style-name="T4">眼 </text:span><text:span text:style-name="T3">yǎn </text:span><text:span text:style-name="T4">안</text:span></text:p>
        <text:p text:style-name="P1"><text:span text:style-name="T7">0149</text:span><text:span text:style-name="T9">无</text:span><text:span text:style-name="T4">无 </text:span><text:span text:style-name="T3">wú </text:span><text:span text:style-name="T4">무</text:span></text:p>
        <text:p text:style-name="P1"><text:soft-page-break/><text:span text:style-name="T7">0150</text:span><text:span text:style-name="T9">但</text:span><text:span text:style-name="T4">但 </text:span><text:span text:style-name="T3">dàn </text:span><text:span text:style-name="T4">단</text:span></text:p>
        <text:p text:style-name="P1"><text:span text:style-name="T7">0151</text:span><text:span text:style-name="T9">呢</text:span><text:span text:style-name="T4">呢 </text:span><text:span text:style-name="T3">ne </text:span><text:span text:style-name="T4">니</text:span></text:p>
        <text:p text:style-name="P1"><text:span text:style-name="T7">0152</text:span><text:span text:style-name="T9">使</text:span><text:span text:style-name="T4">使 </text:span><text:span text:style-name="T3">shǐ </text:span><text:span text:style-name="T4">사</text:span></text:p>
        <text:p text:style-name="P1"><text:span text:style-name="T7">0153</text:span><text:span text:style-name="T9">重</text:span><text:span text:style-name="T4">重 </text:span><text:span text:style-name="T3">zhòng </text:span><text:span text:style-name="T4">중</text:span></text:p>
        <text:p text:style-name="P1"><text:soft-page-break/><text:span text:style-name="T7">0154</text:span><text:span text:style-name="T9">叫</text:span><text:span text:style-name="T4">叫 </text:span><text:span text:style-name="T3">jiào </text:span><text:span text:style-name="T4">규</text:span></text:p>
        <text:p text:style-name="P1"><text:span text:style-name="T7">0155</text:span><text:span text:style-name="T9">身</text:span><text:span text:style-name="T4">身 </text:span><text:span text:style-name="T3">shēn </text:span><text:span text:style-name="T4">신</text:span></text:p>
        <text:p text:style-name="P1"><text:span text:style-name="T7">0156</text:span><text:span text:style-name="T9">间</text:span><text:span text:style-name="T4">间 </text:span><text:span text:style-name="T3">jiān </text:span><text:span text:style-name="T4">간</text:span></text:p>
        <text:p text:style-name="P1"><text:span text:style-name="T7">0157</text:span><text:span text:style-name="T9">业</text:span><text:span text:style-name="T4">业 </text:span><text:span text:style-name="T3">yè </text:span><text:span text:style-name="T4">업</text:span></text:p>
        <text:p text:style-name="P1"><text:soft-page-break/><text:span text:style-name="T7">0158</text:span><text:span text:style-name="T9">反</text:span><text:span text:style-name="T4">反 </text:span><text:span text:style-name="T3">fǎn </text:span><text:span text:style-name="T4">반</text:span></text:p>
        <text:p text:style-name="P1"><text:span text:style-name="T7">0159</text:span><text:span text:style-name="T9">真</text:span><text:span text:style-name="T4">真 </text:span><text:span text:style-name="T3">zhēn </text:span><text:span text:style-name="T4">진</text:span></text:p>
        <text:p text:style-name="P1"><text:span text:style-name="T7">0160</text:span><text:span text:style-name="T9">明</text:span><text:span text:style-name="T4">明 </text:span><text:span text:style-name="T3">míng </text:span><text:span text:style-name="T4">명</text:span></text:p>
        <text:p text:style-name="P1"><text:span text:style-name="T7">0161</text:span><text:span text:style-name="T9">听</text:span><text:span text:style-name="T4">听 </text:span><text:span text:style-name="T3">tīng </text:span><text:span text:style-name="T4">청</text:span></text:p>
        <text:p text:style-name="P1"><text:soft-page-break/><text:span text:style-name="T7">0162</text:span><text:span text:style-name="T9">才</text:span><text:span text:style-name="T4">才 </text:span><text:span text:style-name="T3">cái </text:span><text:span text:style-name="T4">재</text:span></text:p>
        <text:p text:style-name="P1"><text:span text:style-name="T7">0163</text:span><text:span text:style-name="T9">放</text:span><text:span text:style-name="T4">放 </text:span><text:span text:style-name="T3">fàng </text:span><text:span text:style-name="T4">방</text:span></text:p>
        <text:p text:style-name="P1"><text:span text:style-name="T7">0164</text:span><text:span text:style-name="T9">革</text:span><text:span text:style-name="T4">革 </text:span><text:span text:style-name="T3">gé </text:span><text:span text:style-name="T4">혁</text:span></text:p>
        <text:p text:style-name="P1"><text:span text:style-name="T7">0165</text:span><text:span text:style-name="T9">路</text:span><text:span text:style-name="T4">路 </text:span><text:span text:style-name="T3">lù </text:span><text:span text:style-name="T4">로</text:span></text:p>
        <text:p text:style-name="P1"><text:soft-page-break/><text:span text:style-name="T7">0166</text:span><text:span text:style-name="T9">四</text:span><text:span text:style-name="T4">四 </text:span><text:span text:style-name="T3">sì </text:span><text:span text:style-name="T4">사</text:span></text:p>
        <text:p text:style-name="P1"><text:span text:style-name="T7">0167</text:span><text:span text:style-name="T9">别</text:span><text:span text:style-name="T4">别 </text:span><text:span text:style-name="T3">bié </text:span><text:span text:style-name="T4">별</text:span></text:p>
        <text:p text:style-name="P1"><text:span text:style-name="T7">0168</text:span><text:span text:style-name="T9">做</text:span><text:span text:style-name="T4">做 </text:span><text:span text:style-name="T3">zuò </text:span><text:span text:style-name="T4">주</text:span></text:p>
        <text:p text:style-name="P1"><text:span text:style-name="T7">0169</text:span><text:span text:style-name="T9">志</text:span><text:span text:style-name="T4">志 </text:span><text:span text:style-name="T3">zhì </text:span><text:span text:style-name="T4">지</text:span></text:p>
        <text:p text:style-name="P1"><text:soft-page-break/><text:span text:style-name="T7">0170</text:span><text:span text:style-name="T9">文</text:span><text:span text:style-name="T4">文 </text:span><text:span text:style-name="T3">wén </text:span><text:span text:style-name="T4">문</text:span></text:p>
        <text:p text:style-name="P1"><text:span text:style-name="T7">0171</text:span><text:span text:style-name="T9">已</text:span><text:span text:style-name="T4">已 </text:span><text:span text:style-name="T3">yǐ </text:span><text:span text:style-name="T4">이</text:span></text:p>
        <text:p text:style-name="P1"><text:span text:style-name="T7">0172</text:span><text:span text:style-name="T9">级</text:span><text:span text:style-name="T4">级 </text:span><text:span text:style-name="T3">jí </text:span><text:span text:style-name="T4">급</text:span></text:p>
        <text:p text:style-name="P1"><text:span text:style-name="T7">0173</text:span><text:span text:style-name="T9">怎</text:span><text:span text:style-name="T4">怎 </text:span><text:span text:style-name="T3">zěn </text:span><text:span text:style-name="T4">즘</text:span></text:p>
        <text:p text:style-name="P1"><text:soft-page-break/><text:span text:style-name="T7">0174</text:span><text:span text:style-name="T9">最</text:span><text:span text:style-name="T4">最 </text:span><text:span text:style-name="T3">zuì </text:span><text:span text:style-name="T4">최</text:span></text:p>
        <text:p text:style-name="P1"><text:span text:style-name="T7">0175</text:span><text:span text:style-name="T9">吧</text:span><text:span text:style-name="T4">吧 </text:span><text:span text:style-name="T3">ba </text:span><text:span text:style-name="T4">파</text:span></text:p>
        <text:p text:style-name="P1"><text:span text:style-name="T7">0176</text:span><text:span text:style-name="T9">量</text:span><text:span text:style-name="T4">量 </text:span><text:span text:style-name="T3">liàng </text:span><text:span text:style-name="T4">량</text:span></text:p>
      </text:section>
      <text:p text:style-name="P2"> </text:p>
      <text:section text:style-name="Sect1" text:name="구역4">
        <text:p text:style-name="P1"><text:bookmark text:name="div_page3"/><text:span text:style-name="T7">0177</text:span><text:span text:style-name="T9">电</text:span><text:span text:style-name="T4">电 </text:span><text:span text:style-name="T3">diàn </text:span><text:span text:style-name="T4">전</text:span></text:p>
        <text:p text:style-name="P1"><text:soft-page-break/><text:span text:style-name="T7">0178</text:span><text:span text:style-name="T9">车</text:span><text:span text:style-name="T4">车 </text:span><text:span text:style-name="T3">chē </text:span><text:span text:style-name="T4">차</text:span></text:p>
        <text:p text:style-name="P1"><text:span text:style-name="T7">0179</text:span><text:span text:style-name="T9">先</text:span><text:span text:style-name="T4">先 </text:span><text:span text:style-name="T3">xiān </text:span><text:span text:style-name="T4">선</text:span></text:p>
        <text:p text:style-name="P1"><text:span text:style-name="T7">0180</text:span><text:span text:style-name="T9">妈</text:span><text:span text:style-name="T4">妈 </text:span><text:span text:style-name="T3">mā </text:span><text:span text:style-name="T4">마</text:span></text:p>
        <text:p text:style-name="P1"><text:span text:style-name="T7">0181</text:span><text:span text:style-name="T9">新</text:span><text:span text:style-name="T4">新 </text:span><text:span text:style-name="T3">xīn </text:span><text:span text:style-name="T4">신</text:span></text:p>
        <text:p text:style-name="P1"><text:soft-page-break/><text:span text:style-name="T7">0182</text:span><text:span text:style-name="T9">口</text:span><text:span text:style-name="T4">口 </text:span><text:span text:style-name="T3">kǒu </text:span><text:span text:style-name="T4">구</text:span></text:p>
        <text:p text:style-name="P1"><text:span text:style-name="T7">0183</text:span><text:span text:style-name="T9">干</text:span><text:span text:style-name="T4">干 </text:span><text:span text:style-name="T3">gān </text:span><text:span text:style-name="T4">간</text:span></text:p>
        <text:p text:style-name="P1"><text:span text:style-name="T7">0184</text:span><text:span text:style-name="T9">军</text:span><text:span text:style-name="T4">军 </text:span><text:span text:style-name="T3">jūn </text:span><text:span text:style-name="T4">군</text:span></text:p>
        <text:p text:style-name="P1"><text:span text:style-name="T7">0185</text:span><text:span text:style-name="T9">制</text:span><text:span text:style-name="T4">制 </text:span><text:span text:style-name="T3">zhì </text:span><text:span text:style-name="T4">제</text:span></text:p>
        <text:p text:style-name="P1"><text:soft-page-break/><text:span text:style-name="T7">0186</text:span><text:span text:style-name="T9">度</text:span><text:span text:style-name="T4">度 </text:span><text:span text:style-name="T3">dù </text:span><text:span text:style-name="T4">도</text:span></text:p>
        <text:p text:style-name="P1"><text:span text:style-name="T7">0187</text:span><text:span text:style-name="T9">解</text:span><text:span text:style-name="T4">解 </text:span><text:span text:style-name="T3">jiě </text:span><text:span text:style-name="T4">해</text:span></text:p>
        <text:p text:style-name="P1"><text:span text:style-name="T7">0188</text:span><text:span text:style-name="T9">活</text:span><text:span text:style-name="T4">活 </text:span><text:span text:style-name="T3">huó </text:span><text:span text:style-name="T4">활</text:span></text:p>
        <text:p text:style-name="P1"><text:span text:style-name="T7">0189</text:span><text:span text:style-name="T9">加</text:span><text:span text:style-name="T4">加 </text:span><text:span text:style-name="T3">jiā </text:span><text:span text:style-name="T4">가</text:span></text:p>
        <text:p text:style-name="P1"><text:soft-page-break/><text:span text:style-name="T7">0190</text:span><text:span text:style-name="T9">因</text:span><text:span text:style-name="T4">因 </text:span><text:span text:style-name="T3">yīn </text:span><text:span text:style-name="T4">인</text:span></text:p>
        <text:p text:style-name="P1"><text:span text:style-name="T7">0191</text:span><text:span text:style-name="T9">体</text:span><text:span text:style-name="T4">体 </text:span><text:span text:style-name="T3">tǐ </text:span><text:span text:style-name="T4">체</text:span></text:p>
        <text:p text:style-name="P1"><text:span text:style-name="T7">0192</text:span><text:span text:style-name="T9">少</text:span><text:span text:style-name="T4">少 </text:span><text:span text:style-name="T3">shǎo </text:span><text:span text:style-name="T4">소</text:span></text:p>
        <text:p text:style-name="P1"><text:span text:style-name="T7">0193</text:span><text:span text:style-name="T9">山</text:span><text:span text:style-name="T4">山 </text:span><text:span text:style-name="T3">shān </text:span><text:span text:style-name="T4">산</text:span></text:p>
        <text:p text:style-name="P1"><text:soft-page-break/><text:span text:style-name="T7">0194</text:span><text:span text:style-name="T9">代</text:span><text:span text:style-name="T4">代 </text:span><text:span text:style-name="T3">dài </text:span><text:span text:style-name="T4">대</text:span></text:p>
        <text:p text:style-name="P1"><text:span text:style-name="T7">0195</text:span><text:span text:style-name="T9">五</text:span><text:span text:style-name="T4">五 </text:span><text:span text:style-name="T3">wǔ </text:span><text:span text:style-name="T4">오</text:span></text:p>
        <text:p text:style-name="P1"><text:span text:style-name="T7">0196</text:span><text:span text:style-name="T9">政</text:span><text:span text:style-name="T4">政 </text:span><text:span text:style-name="T3">zhèng </text:span><text:span text:style-name="T4">정</text:span></text:p>
        <text:p text:style-name="P1"><text:span text:style-name="T7">0197</text:span><text:span text:style-name="T9">阶</text:span><text:span text:style-name="T4">阶 </text:span><text:span text:style-name="T3">jiē </text:span><text:span text:style-name="T4">계</text:span></text:p>
        <text:p text:style-name="P1"><text:soft-page-break/><text:span text:style-name="T7">0198</text:span><text:span text:style-name="T9">光</text:span><text:span text:style-name="T4">光 </text:span><text:span text:style-name="T3">guāng </text:span><text:span text:style-name="T4">광</text:span></text:p>
        <text:p text:style-name="P1"><text:span text:style-name="T7">0199</text:span><text:span text:style-name="T9">门</text:span><text:span text:style-name="T4">门 </text:span><text:span text:style-name="T3">mén </text:span><text:span text:style-name="T4">문</text:span></text:p>
        <text:p text:style-name="P1"><text:span text:style-name="T7">0200</text:span><text:span text:style-name="T9">员</text:span><text:span text:style-name="T4">员 </text:span><text:span text:style-name="T3">yuán </text:span><text:span text:style-name="T4">원</text:span></text:p>
        <text:p text:style-name="P1"><text:span text:style-name="T7">0201</text:span><text:span text:style-name="T9">住</text:span><text:span text:style-name="T4">住 </text:span><text:span text:style-name="T3">zhù </text:span><text:span text:style-name="T4">주</text:span></text:p>
        <text:p text:style-name="P1"><text:soft-page-break/><text:span text:style-name="T7">0202</text:span><text:span text:style-name="T9">常</text:span><text:span text:style-name="T4">常 </text:span><text:span text:style-name="T3">cháng </text:span><text:span text:style-name="T4">상</text:span></text:p>
        <text:p text:style-name="P1"><text:span text:style-name="T7">0203</text:span><text:span text:style-name="T9">关</text:span><text:span text:style-name="T4">关 </text:span><text:span text:style-name="T3">guān </text:span><text:span text:style-name="T4">관</text:span></text:p>
        <text:p text:style-name="P1"><text:span text:style-name="T7">0204</text:span><text:span text:style-name="T9">各</text:span><text:span text:style-name="T4">各 </text:span><text:span text:style-name="T3">gè </text:span><text:span text:style-name="T4">각</text:span></text:p>
        <text:p text:style-name="P1"><text:span text:style-name="T7">0205</text:span><text:span text:style-name="T9">原</text:span><text:span text:style-name="T4">原 </text:span><text:span text:style-name="T3">yuán </text:span><text:span text:style-name="T4">원</text:span></text:p>
        <text:p text:style-name="P1"><text:soft-page-break/><text:span text:style-name="T7">0206</text:span><text:span text:style-name="T9">比</text:span><text:span text:style-name="T4">比 </text:span><text:span text:style-name="T3">bǐ </text:span><text:span text:style-name="T4">비</text:span></text:p>
        <text:p text:style-name="P1"><text:span text:style-name="T7">0207</text:span><text:span text:style-name="T9">月</text:span><text:span text:style-name="T4">月 </text:span><text:span text:style-name="T3">yuè </text:span><text:span text:style-name="T4">월</text:span></text:p>
        <text:p text:style-name="P1"><text:span text:style-name="T7">0208</text:span><text:span text:style-name="T9">建</text:span><text:span text:style-name="T4">建 </text:span><text:span text:style-name="T3">jiàn </text:span><text:span text:style-name="T4">건</text:span></text:p>
        <text:p text:style-name="P1"><text:span text:style-name="T7">0209</text:span><text:span text:style-name="T9">变</text:span><text:span text:style-name="T4">变 </text:span><text:span text:style-name="T3">biàn </text:span><text:span text:style-name="T4">변</text:span></text:p>
        <text:p text:style-name="P1"><text:soft-page-break/><text:span text:style-name="T7">0210</text:span><text:span text:style-name="T9">次</text:span><text:span text:style-name="T4">次 </text:span><text:span text:style-name="T3">cì </text:span><text:span text:style-name="T4">차</text:span></text:p>
        <text:p text:style-name="P1"><text:span text:style-name="T7">0211</text:span><text:span text:style-name="T9">第</text:span><text:span text:style-name="T4">第 </text:span><text:span text:style-name="T3">dì </text:span><text:span text:style-name="T4">제</text:span></text:p>
        <text:p text:style-name="P1"><text:span text:style-name="T7">0212</text:span><text:span text:style-name="T9">应</text:span><text:span text:style-name="T4">应 </text:span><text:span text:style-name="T3">yīng </text:span><text:span text:style-name="T4">응</text:span></text:p>
        <text:p text:style-name="P1"><text:span text:style-name="T7">0213</text:span><text:span text:style-name="T9">条</text:span><text:span text:style-name="T4">条 </text:span><text:span text:style-name="T3">tiáo </text:span><text:span text:style-name="T4">조</text:span></text:p>
        <text:p text:style-name="P1"><text:soft-page-break/><text:span text:style-name="T7">0214</text:span><text:span text:style-name="T9">太</text:span><text:span text:style-name="T4">太 </text:span><text:span text:style-name="T3">tài </text:span><text:span text:style-name="T4">태</text:span></text:p>
        <text:p text:style-name="P1"><text:span text:style-name="T7">0215</text:span><text:span text:style-name="T9">合</text:span><text:span text:style-name="T4">合 </text:span><text:span text:style-name="T3">hé </text:span><text:span text:style-name="T4">합</text:span></text:p>
        <text:p text:style-name="P1"><text:span text:style-name="T7">0216</text:span><text:span text:style-name="T9">争</text:span><text:span text:style-name="T4">争 </text:span><text:span text:style-name="T3">zhēng </text:span><text:span text:style-name="T4">쟁</text:span></text:p>
        <text:p text:style-name="P1"><text:span text:style-name="T7">0217</text:span><text:span text:style-name="T9">吃</text:span><text:span text:style-name="T4">吃 </text:span><text:span text:style-name="T3">chī </text:span><text:span text:style-name="T4">흘</text:span></text:p>
        <text:p text:style-name="P1"><text:soft-page-break/><text:span text:style-name="T7">0218</text:span><text:span text:style-name="T9">利</text:span><text:span text:style-name="T4">利 </text:span><text:span text:style-name="T3">lì </text:span><text:span text:style-name="T4">리</text:span></text:p>
        <text:p text:style-name="P1"><text:span text:style-name="T7">0219</text:span><text:span text:style-name="T9">再</text:span><text:span text:style-name="T4">再 </text:span><text:span text:style-name="T3">zài </text:span><text:span text:style-name="T4">재</text:span></text:p>
        <text:p text:style-name="P1"><text:span text:style-name="T7">0220</text:span><text:span text:style-name="T9">果</text:span><text:span text:style-name="T4">果 </text:span><text:span text:style-name="T3">guǒ </text:span><text:span text:style-name="T4">과</text:span></text:p>
        <text:p text:style-name="P1"><text:span text:style-name="T7">0221</text:span><text:span text:style-name="T9">表</text:span><text:span text:style-name="T4">表 </text:span><text:span text:style-name="T3">biǎo </text:span><text:span text:style-name="T4">표</text:span></text:p>
        <text:p text:style-name="P1"><text:soft-page-break/><text:span text:style-name="T7">0222</text:span><text:span text:style-name="T9">立</text:span><text:span text:style-name="T4">立 </text:span><text:span text:style-name="T3">lì </text:span><text:span text:style-name="T4">립</text:span></text:p>
      </text:section>
      <text:p text:style-name="P2"> </text:p>
      <text:section text:style-name="Sect1" text:name="구역5">
        <text:p text:style-name="P1"><text:bookmark text:name="div_page4"/><text:span text:style-name="T7">0223</text:span><text:span text:style-name="T9">快</text:span><text:span text:style-name="T4">快 </text:span><text:span text:style-name="T3">kuài </text:span><text:span text:style-name="T4">쾌</text:span></text:p>
        <text:p text:style-name="P1"><text:span text:style-name="T7">0224</text:span><text:span text:style-name="T9">题</text:span><text:span text:style-name="T4">题 </text:span><text:span text:style-name="T3">tí </text:span><text:span text:style-name="T4">제</text:span></text:p>
        <text:p text:style-name="P1"><text:span text:style-name="T7">0225</text:span><text:span text:style-name="T9">西</text:span><text:span text:style-name="T4">西 </text:span><text:span text:style-name="T3">xī </text:span><text:span text:style-name="T4">서</text:span></text:p>
        <text:p text:style-name="P1"><text:soft-page-break/><text:span text:style-name="T7">0226</text:span><text:span text:style-name="T9">总</text:span><text:span text:style-name="T4">总 </text:span><text:span text:style-name="T3">zǒng </text:span><text:span text:style-name="T4">총</text:span></text:p>
        <text:p text:style-name="P1"><text:span text:style-name="T7">0227</text:span><text:span text:style-name="T9">思</text:span><text:span text:style-name="T4">思 </text:span><text:span text:style-name="T3">sī </text:span><text:span text:style-name="T4">사</text:span></text:p>
        <text:p text:style-name="P1"><text:span text:style-name="T7">0228</text:span><text:span text:style-name="T9">由</text:span><text:span text:style-name="T4">由 </text:span><text:span text:style-name="T3">yóu </text:span><text:span text:style-name="T4">유</text:span></text:p>
        <text:p text:style-name="P1"><text:span text:style-name="T7">0229</text:span><text:span text:style-name="T9">结</text:span><text:span text:style-name="T4">结 </text:span><text:span text:style-name="T3">jié </text:span><text:span text:style-name="T4">결</text:span></text:p>
        <text:p text:style-name="P1"><text:soft-page-break/><text:span text:style-name="T7">0230</text:span><text:span text:style-name="T9">白</text:span><text:span text:style-name="T4">白 </text:span><text:span text:style-name="T3">bái </text:span><text:span text:style-name="T4">백</text:span></text:p>
        <text:p text:style-name="P1"><text:span text:style-name="T7">0231</text:span><text:span text:style-name="T9">提</text:span><text:span text:style-name="T4">提 </text:span><text:span text:style-name="T3">tí </text:span><text:span text:style-name="T4">제</text:span></text:p>
        <text:p text:style-name="P1"><text:span text:style-name="T7">0232</text:span><text:span text:style-name="T9">平</text:span><text:span text:style-name="T4">平 </text:span><text:span text:style-name="T3">píng </text:span><text:span text:style-name="T4">평</text:span></text:p>
        <text:p text:style-name="P1"><text:span text:style-name="T7">0233</text:span><text:span text:style-name="T9">百</text:span><text:span text:style-name="T4">百 </text:span><text:span text:style-name="T3">bǎi </text:span><text:span text:style-name="T4">백</text:span></text:p>
        <text:p text:style-name="P1"><text:soft-page-break/><text:span text:style-name="T7">0234</text:span><text:span text:style-name="T9">东</text:span><text:span text:style-name="T4">东 </text:span><text:span text:style-name="T3">dōng </text:span><text:span text:style-name="T4">동</text:span></text:p>
        <text:p text:style-name="P1"><text:span text:style-name="T7">0235</text:span><text:span text:style-name="T9">领</text:span><text:span text:style-name="T4">领 </text:span><text:span text:style-name="T3">lǐng </text:span><text:span text:style-name="T4">령</text:span></text:p>
        <text:p text:style-name="P1"><text:span text:style-name="T7">0236</text:span><text:span text:style-name="T9">性</text:span><text:span text:style-name="T4">性 </text:span><text:span text:style-name="T3">xìng </text:span><text:span text:style-name="T4">성</text:span></text:p>
        <text:p text:style-name="P1"><text:span text:style-name="T7">0237</text:span><text:span text:style-name="T9">您</text:span><text:span text:style-name="T4">您 </text:span><text:span text:style-name="T3">nín </text:span><text:span text:style-name="T4">니</text:span></text:p>
        <text:p text:style-name="P1"><text:soft-page-break/><text:span text:style-name="T7">0238</text:span><text:span text:style-name="T9">书</text:span><text:span text:style-name="T4">书 </text:span><text:span text:style-name="T3">shū </text:span><text:span text:style-name="T4">서</text:span></text:p>
        <text:p text:style-name="P1"><text:span text:style-name="T7">0239</text:span><text:span text:style-name="T9">队</text:span><text:span text:style-name="T4">队 </text:span><text:span text:style-name="T3">duì </text:span><text:span text:style-name="T4">대</text:span></text:p>
        <text:p text:style-name="P1"><text:span text:style-name="T7">0240</text:span><text:span text:style-name="T9">花</text:span><text:span text:style-name="T4">花 </text:span><text:span text:style-name="T3">huā </text:span><text:span text:style-name="T4">화</text:span></text:p>
        <text:p text:style-name="P1"><text:span text:style-name="T7">0241</text:span><text:span text:style-name="T9">亲</text:span><text:span text:style-name="T4">亲 </text:span><text:span text:style-name="T3">qīn </text:span><text:span text:style-name="T4">친</text:span></text:p>
        <text:p text:style-name="P1"><text:soft-page-break/><text:span text:style-name="T7">0242</text:span><text:span text:style-name="T9">被</text:span><text:span text:style-name="T4">被 </text:span><text:span text:style-name="T3">bèi </text:span><text:span text:style-name="T4">피</text:span></text:p>
        <text:p text:style-name="P1"><text:span text:style-name="T7">0243</text:span><text:span text:style-name="T9">决</text:span><text:span text:style-name="T4">决 </text:span><text:span text:style-name="T3">jué </text:span><text:span text:style-name="T4">결</text:span></text:p>
        <text:p text:style-name="P1"><text:span text:style-name="T7">0244</text:span><text:span text:style-name="T9">教</text:span><text:span text:style-name="T4">教 </text:span><text:span text:style-name="T3">jiāo </text:span><text:span text:style-name="T4">교</text:span></text:p>
        <text:p text:style-name="P1"><text:span text:style-name="T7">0245</text:span><text:span text:style-name="T9">論</text:span><text:span text:style-name="T4">論 </text:span><text:span text:style-name="T3">lùn </text:span><text:span text:style-name="T4">론</text:span></text:p>
        <text:p text:style-name="P1"><text:soft-page-break/><text:span text:style-name="T7">0246</text:span><text:span text:style-name="T9">内</text:span><text:span text:style-name="T4">内 </text:span><text:span text:style-name="T3">nèi </text:span><text:span text:style-name="T4">내</text:span></text:p>
        <text:p text:style-name="P1"><text:span text:style-name="T7">0247</text:span><text:span text:style-name="T9">跟</text:span><text:span text:style-name="T4">跟 </text:span><text:span text:style-name="T3">gēn </text:span><text:span text:style-name="T4">근</text:span></text:p>
        <text:p text:style-name="P1"><text:span text:style-name="T7">0248</text:span><text:span text:style-name="T9">吗</text:span><text:span text:style-name="T4">吗 </text:span><text:span text:style-name="T3">ma </text:span><text:span text:style-name="T4">마</text:span></text:p>
        <text:p text:style-name="P1"><text:span text:style-name="T7">0249</text:span><text:span text:style-name="T9">相</text:span><text:span text:style-name="T4">相 </text:span><text:span text:style-name="T3">xiāng </text:span><text:span text:style-name="T4">상</text:span></text:p>
        <text:p text:style-name="P1"><text:soft-page-break/><text:span text:style-name="T7">0250</text:span><text:span text:style-name="T9">笑</text:span><text:span text:style-name="T4">笑 </text:span><text:span text:style-name="T3">xiào </text:span><text:span text:style-name="T4">소</text:span></text:p>
        <text:p text:style-name="P1"><text:span text:style-name="T7">0251</text:span><text:span text:style-name="T9">完</text:span><text:span text:style-name="T4">完 </text:span><text:span text:style-name="T3">wán </text:span><text:span text:style-name="T4">완</text:span></text:p>
        <text:p text:style-name="P1"><text:span text:style-name="T7">0252</text:span><text:span text:style-name="T9">科</text:span><text:span text:style-name="T4">科 </text:span><text:span text:style-name="T3">kē </text:span><text:span text:style-name="T4">과</text:span></text:p>
        <text:p text:style-name="P1"><text:span text:style-name="T7">0253</text:span><text:span text:style-name="T9">其</text:span><text:span text:style-name="T4">其 </text:span><text:span text:style-name="T3">qí </text:span><text:span text:style-name="T4">기</text:span></text:p>
        <text:p text:style-name="P1"><text:soft-page-break/><text:span text:style-name="T7">0254</text:span><text:span text:style-name="T9">啊</text:span><text:span text:style-name="T4">啊 </text:span><text:span text:style-name="T3">a </text:span><text:span text:style-name="T4">아</text:span></text:p>
        <text:p text:style-name="P1"><text:span text:style-name="T7">0255</text:span><text:span text:style-name="T9">展</text:span><text:span text:style-name="T4">展 </text:span><text:span text:style-name="T3">zhǎn </text:span><text:span text:style-name="T4">전</text:span></text:p>
        <text:p text:style-name="P1"><text:span text:style-name="T7">0256</text:span><text:span text:style-name="T9">许</text:span><text:span text:style-name="T4">许 </text:span><text:span text:style-name="T3">xǔ </text:span><text:span text:style-name="T4">허</text:span></text:p>
        <text:p text:style-name="P1"><text:span text:style-name="T7">0257</text:span><text:span text:style-name="T9">资</text:span><text:span text:style-name="T4">资 </text:span><text:span text:style-name="T3">zī </text:span><text:span text:style-name="T4">자</text:span></text:p>
        <text:p text:style-name="P1"><text:soft-page-break/><text:span text:style-name="T7">0258</text:span><text:span text:style-name="T9">者</text:span><text:span text:style-name="T4">者 </text:span><text:span text:style-name="T3">zhě </text:span><text:span text:style-name="T4">자</text:span></text:p>
        <text:p text:style-name="P1"><text:span text:style-name="T7">0259</text:span><text:span text:style-name="T9">公</text:span><text:span text:style-name="T4">公 </text:span><text:span text:style-name="T3">gōng </text:span><text:span text:style-name="T4">공</text:span></text:p>
        <text:p text:style-name="P1"><text:span text:style-name="T7">0260</text:span><text:span text:style-name="T9">更</text:span><text:span text:style-name="T4">更 </text:span><text:span text:style-name="T3">gēng </text:span><text:span text:style-name="T4">경</text:span></text:p>
        <text:p text:style-name="P1"><text:span text:style-name="T7">0261</text:span><text:span text:style-name="T9">带</text:span><text:span text:style-name="T4">带 </text:span><text:span text:style-name="T3">dài </text:span><text:span text:style-name="T4">대</text:span></text:p>
        <text:p text:style-name="P1"><text:soft-page-break/><text:span text:style-name="T7">0262</text:span><text:span text:style-name="T9">风</text:span><text:span text:style-name="T4">风 </text:span><text:span text:style-name="T3">fēng </text:span><text:span text:style-name="T4">풍</text:span></text:p>
        <text:p text:style-name="P1"><text:span text:style-name="T7">0263</text:span><text:span text:style-name="T9">线</text:span><text:span text:style-name="T4">线 </text:span><text:span text:style-name="T3">xiàn </text:span><text:span text:style-name="T4">선</text:span></text:p>
        <text:p text:style-name="P1"><text:span text:style-name="T7">0264</text:span><text:span text:style-name="T9">九</text:span><text:span text:style-name="T4">九 </text:span><text:span text:style-name="T3">jiǔ </text:span><text:span text:style-name="T4">구</text:span></text:p>
        <text:p text:style-name="P1"><text:span text:style-name="T7">0265</text:span><text:span text:style-name="T9">导</text:span><text:span text:style-name="T4">导 </text:span><text:span text:style-name="T3">dǎo </text:span><text:span text:style-name="T4">도</text:span></text:p>
        <text:p text:style-name="P1"><text:soft-page-break/><text:span text:style-name="T7">0266</text:span><text:span text:style-name="T9">造</text:span><text:span text:style-name="T4">造 </text:span><text:span text:style-name="T3">zào </text:span><text:span text:style-name="T4">조</text:span></text:p>
        <text:p text:style-name="P1"><text:span text:style-name="T7">0267</text:span><text:span text:style-name="T9">呀</text:span><text:span text:style-name="T4">呀 </text:span><text:span text:style-name="T3">yā </text:span><text:span text:style-name="T4">하</text:span></text:p>
        <text:p text:style-name="P1"><text:span text:style-name="T7">0268</text:span><text:span text:style-name="T9">系</text:span><text:span text:style-name="T4">系 </text:span><text:span text:style-name="T3">xì </text:span><text:span text:style-name="T4">계</text:span></text:p>
      </text:section>
      <text:p text:style-name="P2"> </text:p>
      <text:section text:style-name="Sect1" text:name="구역6">
        <text:p text:style-name="P1"><text:bookmark text:name="div_page5"/><text:span text:style-name="T7">0269</text:span><text:span text:style-name="T9">日</text:span><text:span text:style-name="T4">日 </text:span><text:span text:style-name="T3">rì </text:span><text:span text:style-name="T4">일</text:span></text:p>
        <text:p text:style-name="P1"><text:soft-page-break/><text:span text:style-name="T7">0270</text:span><text:span text:style-name="T9">鬪</text:span><text:span text:style-name="T4">鬪 </text:span><text:span text:style-name="T3">dòu </text:span><text:span text:style-name="T4">투</text:span></text:p>
        <text:p text:style-name="P1"><text:span text:style-name="T7">0271</text:span><text:span text:style-name="T9">敌</text:span><text:span text:style-name="T4">敌 </text:span><text:span text:style-name="T3">dí </text:span><text:span text:style-name="T4">적</text:span></text:p>
        <text:p text:style-name="P1"><text:span text:style-name="T7">0272</text:span><text:span text:style-name="T9">指</text:span><text:span text:style-name="T4">指 </text:span><text:span text:style-name="T3">zhǐ </text:span><text:span text:style-name="T4">지</text:span></text:p>
        <text:p text:style-name="P1"><text:span text:style-name="T7">0273</text:span><text:span text:style-name="T9">农</text:span><text:span text:style-name="T4">农 </text:span><text:span text:style-name="T3">nóng </text:span><text:span text:style-name="T4">농</text:span></text:p>
        <text:p text:style-name="P1"><text:soft-page-break/><text:span text:style-name="T7">0274</text:span><text:span text:style-name="T9">直</text:span><text:span text:style-name="T4">直 </text:span><text:span text:style-name="T3">zhí </text:span><text:span text:style-name="T4">직</text:span></text:p>
        <text:p text:style-name="P1"><text:span text:style-name="T7">0275</text:span><text:span text:style-name="T9">哪</text:span><text:span text:style-name="T4">哪 </text:span><text:span text:style-name="T3">nǎ </text:span><text:span text:style-name="T4">나</text:span></text:p>
        <text:p text:style-name="P1"><text:span text:style-name="T7">0276</text:span><text:span text:style-name="T9">竝</text:span><text:span text:style-name="T4">竝 </text:span><text:span text:style-name="T3">bìng </text:span><text:span text:style-name="T4">병</text:span></text:p>
        <text:p text:style-name="P1"><text:span text:style-name="T7">0277</text:span><text:span text:style-name="T9">万</text:span><text:span text:style-name="T4">万 </text:span><text:span text:style-name="T3">wàn </text:span><text:span text:style-name="T4">만</text:span></text:p>
        <text:p text:style-name="P1"><text:soft-page-break/><text:span text:style-name="T7">0278</text:span><text:span text:style-name="T9">流</text:span><text:span text:style-name="T4">流 </text:span><text:span text:style-name="T3">liú </text:span><text:span text:style-name="T4">류</text:span></text:p>
        <text:p text:style-name="P1"><text:span text:style-name="T7">0279</text:span><text:span text:style-name="T9">接</text:span><text:span text:style-name="T4">接 </text:span><text:span text:style-name="T3">jiē </text:span><text:span text:style-name="T4">접</text:span></text:p>
        <text:p text:style-name="P1"><text:span text:style-name="T7">0280</text:span><text:span text:style-name="T9">通</text:span><text:span text:style-name="T4">通 </text:span><text:span text:style-name="T3">tōng </text:span><text:span text:style-name="T4">통</text:span></text:p>
        <text:p text:style-name="P1"><text:span text:style-name="T7">0281</text:span><text:span text:style-name="T9">界</text:span><text:span text:style-name="T4">界 </text:span><text:span text:style-name="T3">jiè </text:span><text:span text:style-name="T4">계</text:span></text:p>
        <text:p text:style-name="P1"><text:soft-page-break/><text:span text:style-name="T7">0282</text:span><text:span text:style-name="T9">便</text:span><text:span text:style-name="T4">便 </text:span><text:span text:style-name="T3">biàn </text:span><text:span text:style-name="T4">편</text:span></text:p>
        <text:p text:style-name="P1"><text:span text:style-name="T7">0283</text:span><text:span text:style-name="T9">共</text:span><text:span text:style-name="T4">共 </text:span><text:span text:style-name="T3">gòng </text:span><text:span text:style-name="T4">공</text:span></text:p>
        <text:p text:style-name="P1"><text:span text:style-name="T7">0284</text:span><text:span text:style-name="T9">位</text:span><text:span text:style-name="T4">位 </text:span><text:span text:style-name="T3">wèi </text:span><text:span text:style-name="T4">위</text:span></text:p>
        <text:p text:style-name="P1"><text:span text:style-name="T7">0285</text:span><text:span text:style-name="T9">难</text:span><text:span text:style-name="T4">难 </text:span><text:span text:style-name="T3">nán </text:span><text:span text:style-name="T4">난</text:span></text:p>
        <text:p text:style-name="P1"><text:soft-page-break/><text:span text:style-name="T7">0286</text:span><text:span text:style-name="T9">数</text:span><text:span text:style-name="T4">数 </text:span><text:span text:style-name="T3">shù </text:span><text:span text:style-name="T4">수</text:span></text:p>
        <text:p text:style-name="P1"><text:span text:style-name="T7">0287</text:span><text:span text:style-name="T9">色</text:span><text:span text:style-name="T4">色 </text:span><text:span text:style-name="T3">sè </text:span><text:span text:style-name="T4">색</text:span></text:p>
        <text:p text:style-name="P1"><text:span text:style-name="T7">0288</text:span><text:span text:style-name="T9">往</text:span><text:span text:style-name="T4">往 </text:span><text:span text:style-name="T3">wǎng </text:span><text:span text:style-name="T4">왕</text:span></text:p>
        <text:p text:style-name="P1"><text:span text:style-name="T7">0289</text:span><text:span text:style-name="T9">记</text:span><text:span text:style-name="T4">记 </text:span><text:span text:style-name="T3">jì </text:span><text:span text:style-name="T4">기</text:span></text:p>
        <text:p text:style-name="P1"><text:soft-page-break/><text:span text:style-name="T7">0290</text:span><text:span text:style-name="T9">世</text:span><text:span text:style-name="T4">世 </text:span><text:span text:style-name="T3">shì </text:span><text:span text:style-name="T4">세</text:span></text:p>
        <text:p text:style-name="P1"><text:span text:style-name="T7">0291</text:span><text:span text:style-name="T9">根</text:span><text:span text:style-name="T4">根 </text:span><text:span text:style-name="T3">gēn </text:span><text:span text:style-name="T4">근</text:span></text:p>
        <text:p text:style-name="P1"><text:span text:style-name="T7">0292</text:span><text:span text:style-name="T9">任</text:span><text:span text:style-name="T4">任 </text:span><text:span text:style-name="T3">rèn </text:span><text:span text:style-name="T4">임</text:span></text:p>
        <text:p text:style-name="P1"><text:span text:style-name="T7">0293</text:span><text:span text:style-name="T9">区</text:span><text:span text:style-name="T4">区 </text:span><text:span text:style-name="T3">qū </text:span><text:span text:style-name="T4">구</text:span></text:p>
        <text:p text:style-name="P1"><text:soft-page-break/><text:span text:style-name="T7">0294</text:span><text:span text:style-name="T9">认</text:span><text:span text:style-name="T4">认 </text:span><text:span text:style-name="T3">rèn </text:span><text:span text:style-name="T4">인</text:span></text:p>
        <text:p text:style-name="P1"><text:span text:style-name="T7">0295</text:span><text:span text:style-name="T9">将</text:span><text:span text:style-name="T4">将 </text:span><text:span text:style-name="T3">jiāng </text:span><text:span text:style-name="T4">장</text:span></text:p>
        <text:p text:style-name="P1"><text:span text:style-name="T7">0296</text:span><text:span text:style-name="T9">处</text:span><text:span text:style-name="T4">处 </text:span><text:span text:style-name="T3">chù </text:span><text:span text:style-name="T4">처</text:span></text:p>
        <text:p text:style-name="P1"><text:span text:style-name="T7">0297</text:span><text:span text:style-name="T9">今</text:span><text:span text:style-name="T4">今 </text:span><text:span text:style-name="T3">jīn </text:span><text:span text:style-name="T4">금</text:span></text:p>
        <text:p text:style-name="P1"><text:soft-page-break/><text:span text:style-name="T7">0298</text:span><text:span text:style-name="T9">望</text:span><text:span text:style-name="T4">望 </text:span><text:span text:style-name="T3">wàng </text:span><text:span text:style-name="T4">망</text:span></text:p>
        <text:p text:style-name="P1"><text:span text:style-name="T7">0299</text:span><text:span text:style-name="T9">女</text:span><text:span text:style-name="T4">女 </text:span><text:span text:style-name="T3">nǚ </text:span><text:span text:style-name="T4">녀</text:span></text:p>
        <text:p text:style-name="P1"><text:span text:style-name="T7">0300</text:span><text:span text:style-name="T9">群</text:span><text:span text:style-name="T4">群 </text:span><text:span text:style-name="T3">qún </text:span><text:span text:style-name="T4">군</text:span></text:p>
        <text:p text:style-name="P1"><text:span text:style-name="T7">0301</text:span><text:span text:style-name="T9">运</text:span><text:span text:style-name="T4">运 </text:span><text:span text:style-name="T3">yùn </text:span><text:span text:style-name="T4">운</text:span></text:p>
        <text:p text:style-name="P1"><text:soft-page-break/><text:span text:style-name="T7">0302</text:span><text:span text:style-name="T9">觉</text:span><text:span text:style-name="T4">觉 </text:span><text:span text:style-name="T3">jué </text:span><text:span text:style-name="T4">각</text:span></text:p>
        <text:p text:style-name="P1"><text:span text:style-name="T7">0303</text:span><text:span text:style-name="T9">石</text:span><text:span text:style-name="T4">石 </text:span><text:span text:style-name="T3">shí </text:span><text:span text:style-name="T4">석</text:span></text:p>
        <text:p text:style-name="P1"><text:span text:style-name="T7">0304</text:span><text:span text:style-name="T9">孩</text:span><text:span text:style-name="T4">孩 </text:span><text:span text:style-name="T3">hái </text:span><text:span text:style-name="T4">해</text:span></text:p>
        <text:p text:style-name="P1"><text:span text:style-name="T7">0305</text:span><text:span text:style-name="T9">研</text:span><text:span text:style-name="T4">研 </text:span><text:span text:style-name="T3">yán </text:span><text:span text:style-name="T4">연</text:span></text:p>
        <text:p text:style-name="P1"><text:soft-page-break/><text:span text:style-name="T7">0306</text:span><text:span text:style-name="T9">每</text:span><text:span text:style-name="T4">每 </text:span><text:span text:style-name="T3">měi </text:span><text:span text:style-name="T4">매</text:span></text:p>
        <text:p text:style-name="P1"><text:span text:style-name="T7">0307</text:span><text:span text:style-name="T9">半</text:span><text:span text:style-name="T4">半 </text:span><text:span text:style-name="T3">bàn </text:span><text:span text:style-name="T4">반</text:span></text:p>
        <text:p text:style-name="P1"><text:span text:style-name="T7">0308</text:span><text:span text:style-name="T9">火</text:span><text:span text:style-name="T4">火 </text:span><text:span text:style-name="T3">huǒ </text:span><text:span text:style-name="T4">화</text:span></text:p>
        <text:p text:style-name="P1"><text:span text:style-name="T7">0309</text:span><text:span text:style-name="T9">形</text:span><text:span text:style-name="T4">形 </text:span><text:span text:style-name="T3">xíng </text:span><text:span text:style-name="T4">형</text:span></text:p>
        <text:p text:style-name="P1"><text:soft-page-break/><text:span text:style-name="T7">0310</text:span><text:span text:style-name="T9">师</text:span><text:span text:style-name="T4">师 </text:span><text:span text:style-name="T3">shī </text:span><text:span text:style-name="T4">사</text:span></text:p>
        <text:p text:style-name="P1"><text:span text:style-name="T7">0311</text:span><text:span text:style-name="T9">件</text:span><text:span text:style-name="T4">件 </text:span><text:span text:style-name="T3">jiàn </text:span><text:span text:style-name="T4">건</text:span></text:p>
        <text:p text:style-name="P1"><text:span text:style-name="T7">0312</text:span><text:span text:style-name="T9">爱</text:span><text:span text:style-name="T4">爱 </text:span><text:span text:style-name="T3">ài </text:span><text:span text:style-name="T4">애</text:span></text:p>
        <text:p text:style-name="P1"><text:span text:style-name="T7">0313</text:span><text:span text:style-name="T9">办</text:span><text:span text:style-name="T4">办 </text:span><text:span text:style-name="T3">bàn </text:span><text:span text:style-name="T4">판</text:span></text:p>
        <text:p text:style-name="P1"><text:soft-page-break/><text:span text:style-name="T7">0314</text:span><text:span text:style-name="T9">步</text:span><text:span text:style-name="T4">步 </text:span><text:span text:style-name="T3">bù </text:span><text:span text:style-name="T4">보</text:span></text:p>
      </text:section>
      <text:p text:style-name="P2"> </text:p>
      <text:section text:style-name="Sect1" text:name="구역7">
        <text:p text:style-name="P1"><text:bookmark text:name="div_page6"/><text:span text:style-name="T7">0315</text:span><text:span text:style-name="T9">识</text:span><text:span text:style-name="T4">识 </text:span><text:span text:style-name="T3">shí </text:span><text:span text:style-name="T4">식</text:span></text:p>
        <text:p text:style-name="P1"><text:span text:style-name="T7">0316</text:span><text:span text:style-name="T9">治</text:span><text:span text:style-name="T4">治 </text:span><text:span text:style-name="T3">zhì </text:span><text:span text:style-name="T4">치</text:span></text:p>
        <text:p text:style-name="P1"><text:span text:style-name="T7">0317</text:span><text:span text:style-name="T9">写</text:span><text:span text:style-name="T4">写 </text:span><text:span text:style-name="T3">xiě </text:span><text:span text:style-name="T4">사</text:span></text:p>
        <text:p text:style-name="P1"><text:soft-page-break/><text:span text:style-name="T7">0318</text:span><text:span text:style-name="T9">信</text:span><text:span text:style-name="T4">信 </text:span><text:span text:style-name="T3">xìn </text:span><text:span text:style-name="T4">신</text:span></text:p>
        <text:p text:style-name="P1"><text:span text:style-name="T7">0319</text:span><text:span text:style-name="T9">热</text:span><text:span text:style-name="T4">热 </text:span><text:span text:style-name="T3">rè </text:span><text:span text:style-name="T4">열</text:span></text:p>
        <text:p text:style-name="P1"><text:span text:style-name="T7">0320</text:span><text:span text:style-name="T9">众</text:span><text:span text:style-name="T4">众 </text:span><text:span text:style-name="T3">zhòng </text:span><text:span text:style-name="T4">중</text:span></text:p>
        <text:p text:style-name="P1"><text:span text:style-name="T7">0321</text:span><text:span text:style-name="T9">究</text:span><text:span text:style-name="T4">究 </text:span><text:span text:style-name="T3">jiū </text:span><text:span text:style-name="T4">구</text:span></text:p>
        <text:p text:style-name="P1"><text:soft-page-break/><text:span text:style-name="T7">0322</text:span><text:span text:style-name="T9">计</text:span><text:span text:style-name="T4">计 </text:span><text:span text:style-name="T3">jì </text:span><text:span text:style-name="T4">계</text:span></text:p>
        <text:p text:style-name="P1"><text:span text:style-name="T7">0323</text:span><text:span text:style-name="T9">八</text:span><text:span text:style-name="T4">八 </text:span><text:span text:style-name="T3">bā </text:span><text:span text:style-name="T4">팔</text:span></text:p>
        <text:p text:style-name="P1"><text:span text:style-name="T7">0324</text:span><text:span text:style-name="T9">强</text:span><text:span text:style-name="T4">强 </text:span><text:span text:style-name="T3">qiáng </text:span><text:span text:style-name="T4">강</text:span></text:p>
        <text:p text:style-name="P1"><text:span text:style-name="T7">0325</text:span><text:span text:style-name="T9">却</text:span><text:span text:style-name="T4">却 </text:span><text:span text:style-name="T3">què </text:span><text:span text:style-name="T4">각</text:span></text:p>
        <text:p text:style-name="P1"><text:soft-page-break/><text:span text:style-name="T7">0326</text:span><text:span text:style-name="T9">特</text:span><text:span text:style-name="T4">特 </text:span><text:span text:style-name="T3">tè </text:span><text:span text:style-name="T4">특</text:span></text:p>
        <text:p text:style-name="P1"><text:span text:style-name="T7">0327</text:span><text:span text:style-name="T9">拿</text:span><text:span text:style-name="T4">拿 </text:span><text:span text:style-name="T3">ná </text:span><text:span text:style-name="T4">나</text:span></text:p>
        <text:p text:style-name="P1"><text:span text:style-name="T7">0328</text:span><text:span text:style-name="T9">連</text:span><text:span text:style-name="T4">連 </text:span><text:span text:style-name="T3">lián </text:span><text:span text:style-name="T4">련</text:span></text:p>
        <text:p text:style-name="P1"><text:span text:style-name="T7">0329</text:span><text:span text:style-name="T9">改</text:span><text:span text:style-name="T4">改 </text:span><text:span text:style-name="T3">gǎi </text:span><text:span text:style-name="T4">개</text:span></text:p>
        <text:p text:style-name="P1"><text:soft-page-break/><text:span text:style-name="T7">0330</text:span><text:span text:style-name="T9">受</text:span><text:span text:style-name="T4">受 </text:span><text:span text:style-name="T3">shòu </text:span><text:span text:style-name="T4">수</text:span></text:p>
        <text:p text:style-name="P1"><text:span text:style-name="T7">0331</text:span><text:span text:style-name="T9">或</text:span><text:span text:style-name="T4">或 </text:span><text:span text:style-name="T3">huò </text:span><text:span text:style-name="T4">혹</text:span></text:p>
        <text:p text:style-name="P1"><text:span text:style-name="T7">0332</text:span><text:span text:style-name="T9">设</text:span><text:span text:style-name="T4">设 </text:span><text:span text:style-name="T3">shè </text:span><text:span text:style-name="T4">설</text:span></text:p>
        <text:p text:style-name="P1"><text:span text:style-name="T7">0333</text:span><text:span text:style-name="T9">报</text:span><text:span text:style-name="T4">报 </text:span><text:span text:style-name="T3">bào </text:span><text:span text:style-name="T4">보</text:span></text:p>
        <text:p text:style-name="P1"><text:soft-page-break/><text:span text:style-name="T7">0334</text:span><text:span text:style-name="T9">算</text:span><text:span text:style-name="T4">算 </text:span><text:span text:style-name="T3">suàn </text:span><text:span text:style-name="T4">산</text:span></text:p>
        <text:p text:style-name="P1"><text:span text:style-name="T7">0335</text:span><text:span text:style-name="T9">此</text:span><text:span text:style-name="T4">此 </text:span><text:span text:style-name="T3">cǐ </text:span><text:span text:style-name="T4">차</text:span></text:p>
        <text:p text:style-name="P1"><text:span text:style-name="T7">0336</text:span><text:span text:style-name="T9">切</text:span><text:span text:style-name="T4">切 </text:span><text:span text:style-name="T3">qiē </text:span><text:span text:style-name="T4">절</text:span></text:p>
        <text:p text:style-name="P1"><text:span text:style-name="T7">0337</text:span><text:span text:style-name="T9">必</text:span><text:span text:style-name="T4">必 </text:span><text:span text:style-name="T3">bì </text:span><text:span text:style-name="T4">필</text:span></text:p>
        <text:p text:style-name="P1"><text:soft-page-break/><text:span text:style-name="T7">0338</text:span><text:span text:style-name="T9">站</text:span><text:span text:style-name="T4">站 </text:span><text:span text:style-name="T3">zhàn </text:span><text:span text:style-name="T4">참</text:span></text:p>
        <text:p text:style-name="P1"><text:span text:style-name="T7">0339</text:span><text:span text:style-name="T9">管</text:span><text:span text:style-name="T4">管 </text:span><text:span text:style-name="T3">guǎn </text:span><text:span text:style-name="T4">관</text:span></text:p>
        <text:p text:style-name="P1"><text:span text:style-name="T7">0340</text:span><text:span text:style-name="T9">空</text:span><text:span text:style-name="T4">空 </text:span><text:span text:style-name="T3">kōng </text:span><text:span text:style-name="T4">공</text:span></text:p>
        <text:p text:style-name="P1"><text:span text:style-name="T7">0341</text:span><text:span text:style-name="T9">远</text:span><text:span text:style-name="T4">远 </text:span><text:span text:style-name="T3">yuǎn </text:span><text:span text:style-name="T4">원</text:span></text:p>
        <text:p text:style-name="P1"><text:soft-page-break/><text:span text:style-name="T7">0342</text:span><text:span text:style-name="T9">期</text:span><text:span text:style-name="T4">期 </text:span><text:span text:style-name="T3">qī </text:span><text:span text:style-name="T4">기</text:span></text:p>
        <text:p text:style-name="P1"><text:span text:style-name="T7">0343</text:span><text:span text:style-name="T9">转</text:span><text:span text:style-name="T4">转 </text:span><text:span text:style-name="T3">zhuǎn </text:span><text:span text:style-name="T4">전</text:span></text:p>
        <text:p text:style-name="P1"><text:span text:style-name="T7">0344</text:span><text:span text:style-name="T9">早</text:span><text:span text:style-name="T4">早 </text:span><text:span text:style-name="T3">zǎo </text:span><text:span text:style-name="T4">조</text:span></text:p>
        <text:p text:style-name="P1"><text:span text:style-name="T7">0345</text:span><text:span text:style-name="T9">观</text:span><text:span text:style-name="T4">观 </text:span><text:span text:style-name="T3">guān </text:span><text:span text:style-name="T4">관</text:span></text:p>
        <text:p text:style-name="P1"><text:soft-page-break/><text:span text:style-name="T7">0346</text:span><text:span text:style-name="T9">告</text:span><text:span text:style-name="T4">告 </text:span><text:span text:style-name="T3">gào </text:span><text:span text:style-name="T4">고</text:span></text:p>
        <text:p text:style-name="P1"><text:span text:style-name="T7">0347</text:span><text:span text:style-name="T9">料</text:span><text:span text:style-name="T4">料 </text:span><text:span text:style-name="T3">liào </text:span><text:span text:style-name="T4">료</text:span></text:p>
        <text:p text:style-name="P1"><text:span text:style-name="T7">0348</text:span><text:span text:style-name="T9">海</text:span><text:span text:style-name="T4">海 </text:span><text:span text:style-name="T3">hǎi </text:span><text:span text:style-name="T4">해</text:span></text:p>
        <text:p text:style-name="P1"><text:span text:style-name="T7">0349</text:span><text:span text:style-name="T9">满</text:span><text:span text:style-name="T4">满 </text:span><text:span text:style-name="T3">mǎn </text:span><text:span text:style-name="T4">만</text:span></text:p>
        <text:p text:style-name="P1"><text:soft-page-break/><text:span text:style-name="T7">0350</text:span><text:span text:style-name="T9">感</text:span><text:span text:style-name="T4">感 </text:span><text:span text:style-name="T3">gǎn </text:span><text:span text:style-name="T4">감</text:span></text:p>
        <text:p text:style-name="P1"><text:span text:style-name="T7">0351</text:span><text:span text:style-name="T9">術</text:span><text:span text:style-name="T4">術 </text:span><text:span text:style-name="T3">shù </text:span><text:span text:style-name="T4">술</text:span></text:p>
        <text:p text:style-name="P1"><text:span text:style-name="T7">0352</text:span><text:span text:style-name="T9">红</text:span><text:span text:style-name="T4">红 </text:span><text:span text:style-name="T3">hóng </text:span><text:span text:style-name="T4">홍</text:span></text:p>
        <text:p text:style-name="P1"><text:span text:style-name="T7">0353</text:span><text:span text:style-name="T9">谁</text:span><text:span text:style-name="T4">谁 </text:span><text:span text:style-name="T3">shuí </text:span><text:span text:style-name="T4">수</text:span></text:p>
        <text:p text:style-name="P1"><text:soft-page-break/><text:span text:style-name="T7">0354</text:span><text:span text:style-name="T9">该</text:span><text:span text:style-name="T4">该 </text:span><text:span text:style-name="T3">gāi </text:span><text:span text:style-name="T4">해</text:span></text:p>
        <text:p text:style-name="P1"><text:span text:style-name="T7">0355</text:span><text:span text:style-name="T9">且</text:span><text:span text:style-name="T4">且 </text:span><text:span text:style-name="T3">qiě </text:span><text:span text:style-name="T4">차</text:span></text:p>
        <text:p text:style-name="P1"><text:span text:style-name="T7">0356</text:span><text:span text:style-name="T9">死</text:span><text:span text:style-name="T4">死 </text:span><text:span text:style-name="T3">sǐ </text:span><text:span text:style-name="T4">사</text:span></text:p>
        <text:p text:style-name="P1"><text:span text:style-name="T7">0357</text:span><text:span text:style-name="T9">飞</text:span><text:span text:style-name="T4">飞 </text:span><text:span text:style-name="T3">fēi </text:span><text:span text:style-name="T4">비</text:span></text:p>
        <text:p text:style-name="P1"><text:soft-page-break/><text:span text:style-name="T7">0358</text:span><text:span text:style-name="T9">六</text:span><text:span text:style-name="T4">六 </text:span><text:span text:style-name="T3">liù </text:span><text:span text:style-name="T4">륙</text:span></text:p>
        <text:p text:style-name="P1"><text:span text:style-name="T7">0359</text:span><text:span text:style-name="T9">马</text:span><text:span text:style-name="T4">马 </text:span><text:span text:style-name="T3">mǎ </text:span><text:span text:style-name="T4">마</text:span></text:p>
        <text:p text:style-name="P1"><text:span text:style-name="T7">0360</text:span><text:span text:style-name="T9">河</text:span><text:span text:style-name="T4">河 </text:span><text:span text:style-name="T3">hé </text:span><text:span text:style-name="T4">하</text:span></text:p>
      </text:section>
      <text:p text:style-name="P2"> </text:p>
      <text:section text:style-name="Sect1" text:name="구역8">
        <text:p text:style-name="P1"><text:bookmark text:name="div_page7"/><text:span text:style-name="T7">0361</text:span><text:span text:style-name="T9">找</text:span><text:span text:style-name="T4">找 </text:span><text:span text:style-name="T3">zhǎo </text:span><text:span text:style-name="T4">조</text:span></text:p>
        <text:p text:style-name="P1"><text:soft-page-break/><text:span text:style-name="T7">0362</text:span><text:span text:style-name="T9">讲</text:span><text:span text:style-name="T4">讲 </text:span><text:span text:style-name="T3">jiǎng </text:span><text:span text:style-name="T4">강</text:span></text:p>
        <text:p text:style-name="P1"><text:span text:style-name="T7">0363</text:span><text:span text:style-name="T9">油</text:span><text:span text:style-name="T4">油 </text:span><text:span text:style-name="T3">yóu </text:span><text:span text:style-name="T4">유</text:span></text:p>
        <text:p text:style-name="P1"><text:span text:style-name="T7">0364</text:span><text:span text:style-name="T9">场</text:span><text:span text:style-name="T4">场 </text:span><text:span text:style-name="T3">chǎng </text:span><text:span text:style-name="T4">장</text:span></text:p>
        <text:p text:style-name="P1"><text:span text:style-name="T7">0365</text:span><text:span text:style-name="T9">脸</text:span><text:span text:style-name="T4">脸 </text:span><text:span text:style-name="T3">liǎn </text:span><text:span text:style-name="T4">검</text:span></text:p>
        <text:p text:style-name="P1"><text:soft-page-break/><text:span text:style-name="T7">0366</text:span><text:span text:style-name="T9">似</text:span><text:span text:style-name="T4">似 </text:span><text:span text:style-name="T3">sì </text:span><text:span text:style-name="T4">사</text:span></text:p>
        <text:p text:style-name="P1"><text:span text:style-name="T7">0367</text:span><text:span text:style-name="T9">取</text:span><text:span text:style-name="T4">取 </text:span><text:span text:style-name="T3">qǔ </text:span><text:span text:style-name="T4">취</text:span></text:p>
        <text:p text:style-name="P1"><text:span text:style-name="T7">0368</text:span><text:span text:style-name="T9">济</text:span><text:span text:style-name="T4">济 </text:span><text:span text:style-name="T3">jì </text:span><text:span text:style-name="T4">제</text:span></text:p>
        <text:p text:style-name="P1"><text:span text:style-name="T7">0369</text:span><text:span text:style-name="T9">跑</text:span><text:span text:style-name="T4">跑 </text:span><text:span text:style-name="T3">pǎo </text:span><text:span text:style-name="T4">포</text:span></text:p>
        <text:p text:style-name="P1"><text:soft-page-break/><text:span text:style-name="T7">0370</text:span><text:span text:style-name="T9">统</text:span><text:span text:style-name="T4">统 </text:span><text:span text:style-name="T3">tǒng </text:span><text:span text:style-name="T4">통</text:span></text:p>
        <text:p text:style-name="P1"><text:span text:style-name="T7">0371</text:span><text:span text:style-name="T9">坐</text:span><text:span text:style-name="T4">坐 </text:span><text:span text:style-name="T3">zuò </text:span><text:span text:style-name="T4">좌</text:span></text:p>
        <text:p text:style-name="P1"><text:span text:style-name="T7">0372</text:span><text:span text:style-name="T9">船</text:span><text:span text:style-name="T4">船 </text:span><text:span text:style-name="T3">chuán </text:span><text:span text:style-name="T4">선</text:span></text:p>
        <text:p text:style-name="P1"><text:span text:style-name="T7">0373</text:span><text:span text:style-name="T9">土</text:span><text:span text:style-name="T4">土 </text:span><text:span text:style-name="T3">tǔ </text:span><text:span text:style-name="T4">토</text:span></text:p>
        <text:p text:style-name="P1"><text:soft-page-break/><text:span text:style-name="T7">0374</text:span><text:span text:style-name="T9">质</text:span><text:span text:style-name="T4">质 </text:span><text:span text:style-name="T3">zhì </text:span><text:span text:style-name="T4">질</text:span></text:p>
        <text:p text:style-name="P1"><text:span text:style-name="T7">0375</text:span><text:span text:style-name="T9">服</text:span><text:span text:style-name="T4">服 </text:span><text:span text:style-name="T3">fú </text:span><text:span text:style-name="T4">복</text:span></text:p>
        <text:p text:style-name="P1"><text:span text:style-name="T7">0376</text:span><text:span text:style-name="T9">务</text:span><text:span text:style-name="T4">务 </text:span><text:span text:style-name="T3">wù </text:span><text:span text:style-name="T4">무</text:span></text:p>
        <text:p text:style-name="P1"><text:span text:style-name="T7">0377</text:span><text:span text:style-name="T9">啦</text:span><text:span text:style-name="T4">啦 </text:span><text:span text:style-name="T3">la </text:span><text:span text:style-name="T4">랍</text:span></text:p>
        <text:p text:style-name="P1"><text:soft-page-break/><text:span text:style-name="T7">0378</text:span><text:span text:style-name="T9">儿</text:span><text:span text:style-name="T4">儿 </text:span><text:span text:style-name="T3">ér </text:span><text:span text:style-name="T4">아</text:span></text:p>
        <text:p text:style-name="P1"><text:span text:style-name="T7">0379</text:span><text:span text:style-name="T9">让</text:span><text:span text:style-name="T4">让 </text:span><text:span text:style-name="T3">ràng </text:span><text:span text:style-name="T4">양</text:span></text:p>
        <text:p text:style-name="P1"><text:span text:style-name="T7">0380</text:span><text:span text:style-name="T9">够</text:span><text:span text:style-name="T4">够 </text:span><text:span text:style-name="T3">gòu </text:span><text:span text:style-name="T4">구</text:span></text:p>
        <text:p text:style-name="P1"><text:span text:style-name="T7">0381</text:span><text:span text:style-name="T9">清</text:span><text:span text:style-name="T4">清 </text:span><text:span text:style-name="T3">qīng </text:span><text:span text:style-name="T4">청</text:span></text:p>
        <text:p text:style-name="P1"><text:soft-page-break/><text:span text:style-name="T7">0382</text:span><text:span text:style-name="T9">越</text:span><text:span text:style-name="T4">越 </text:span><text:span text:style-name="T3">yuè </text:span><text:span text:style-name="T4">월</text:span></text:p>
        <text:p text:style-name="P1"><text:span text:style-name="T7">0383</text:span><text:span text:style-name="T9">与</text:span><text:span text:style-name="T4">与 </text:span><text:span text:style-name="T3">yǔ </text:span><text:span text:style-name="T4">여</text:span></text:p>
        <text:p text:style-name="P1"><text:span text:style-name="T7">0384</text:span><text:span text:style-name="T9">基</text:span><text:span text:style-name="T4">基 </text:span><text:span text:style-name="T3">jī </text:span><text:span text:style-name="T4">기</text:span></text:p>
        <text:p text:style-name="P1"><text:span text:style-name="T7">0385</text:span><text:span text:style-name="T9">组</text:span><text:span text:style-name="T4">组 </text:span><text:span text:style-name="T3">zǔ </text:span><text:span text:style-name="T4">조</text:span></text:p>
        <text:p text:style-name="P1"><text:soft-page-break/><text:span text:style-name="T7">0386</text:span><text:span text:style-name="T9">神</text:span><text:span text:style-name="T4">神 </text:span><text:span text:style-name="T3">shén </text:span><text:span text:style-name="T4">신</text:span></text:p>
        <text:p text:style-name="P1"><text:span text:style-name="T7">0387</text:span><text:span text:style-name="T9">爷</text:span><text:span text:style-name="T4">爷 </text:span><text:span text:style-name="T3">yé </text:span><text:span text:style-name="T4">야</text:span></text:p>
        <text:p text:style-name="P1"><text:span text:style-name="T7">0388</text:span><text:span text:style-name="T9">照</text:span><text:span text:style-name="T4">照 </text:span><text:span text:style-name="T3">zhào </text:span><text:span text:style-name="T4">조</text:span></text:p>
        <text:p text:style-name="P1"><text:span text:style-name="T7">0389</text:span><text:span text:style-name="T9">极</text:span><text:span text:style-name="T4">极 </text:span><text:span text:style-name="T3">jí </text:span><text:span text:style-name="T4">극</text:span></text:p>
        <text:p text:style-name="P1"><text:soft-page-break/><text:span text:style-name="T7">0390</text:span><text:span text:style-name="T9">爸</text:span><text:span text:style-name="T4">爸 </text:span><text:span text:style-name="T3">bà </text:span><text:span text:style-name="T4">파</text:span></text:p>
        <text:p text:style-name="P1"><text:span text:style-name="T7">0391</text:span><text:span text:style-name="T9">青</text:span><text:span text:style-name="T4">青 </text:span><text:span text:style-name="T3">qīng </text:span><text:span text:style-name="T4">청</text:span></text:p>
        <text:p text:style-name="P1"><text:span text:style-name="T7">0392</text:span><text:span text:style-name="T9">团</text:span><text:span text:style-name="T4">团 </text:span><text:span text:style-name="T3">tuán </text:span><text:span text:style-name="T4">단</text:span></text:p>
        <text:p text:style-name="P1"><text:span text:style-name="T7">0393</text:span><text:span text:style-name="T9">七</text:span><text:span text:style-name="T4">七 </text:span><text:span text:style-name="T3">qī </text:span><text:span text:style-name="T4">칠</text:span></text:p>
        <text:p text:style-name="P1"><text:soft-page-break/><text:span text:style-name="T7">0394</text:span><text:span text:style-name="T9">品</text:span><text:span text:style-name="T4">品 </text:span><text:span text:style-name="T3">pǐn </text:span><text:span text:style-name="T4">품</text:span></text:p>
        <text:p text:style-name="P1"><text:span text:style-name="T7">0395</text:span><text:span text:style-name="T9">整</text:span><text:span text:style-name="T4">整 </text:span><text:span text:style-name="T3">zhěng </text:span><text:span text:style-name="T4">정</text:span></text:p>
        <text:p text:style-name="P1"><text:span text:style-name="T7">0396</text:span><text:span text:style-name="T9">倒</text:span><text:span text:style-name="T4">倒 </text:span><text:span text:style-name="T3">dǎo </text:span><text:span text:style-name="T4">도</text:span></text:p>
        <text:p text:style-name="P1"><text:span text:style-name="T7">0397</text:span><text:span text:style-name="T9">确</text:span><text:span text:style-name="T4">确 </text:span><text:span text:style-name="T3">què </text:span><text:span text:style-name="T4">확</text:span></text:p>
        <text:p text:style-name="P1"><text:soft-page-break/><text:span text:style-name="T7">0398</text:span><text:span text:style-name="T9">钱</text:span><text:span text:style-name="T4">钱 </text:span><text:span text:style-name="T3">qián </text:span><text:span text:style-name="T4">전</text:span></text:p>
        <text:p text:style-name="P1"><text:span text:style-name="T7">0399</text:span><text:span text:style-name="T9">影</text:span><text:span text:style-name="T4">影 </text:span><text:span text:style-name="T3">yǐng </text:span><text:span text:style-name="T4">영</text:span></text:p>
        <text:p text:style-name="P1"><text:span text:style-name="T7">0400</text:span><text:span text:style-name="T9">保</text:span><text:span text:style-name="T4">保 </text:span><text:span text:style-name="T3">bǎo </text:span><text:span text:style-name="T4">보</text:span></text:p>
        <text:p text:style-name="P1"><text:span text:style-name="T7">0401</text:span><text:span text:style-name="T9">树</text:span><text:span text:style-name="T4">树 </text:span><text:span text:style-name="T3">shù </text:span><text:span text:style-name="T4">수</text:span></text:p>
        <text:p text:style-name="P1"><text:soft-page-break/><text:span text:style-name="T7">0402</text:span><text:span text:style-name="T9">勞</text:span><text:span text:style-name="T4">勞 </text:span><text:span text:style-name="T3">láo </text:span><text:span text:style-name="T4">로</text:span></text:p>
        <text:p text:style-name="P1"><text:span text:style-name="T7">0403</text:span><text:span text:style-name="T9">块</text:span><text:span text:style-name="T4">块 </text:span><text:span text:style-name="T3">kuài </text:span><text:span text:style-name="T4">괴</text:span></text:p>
        <text:p text:style-name="P1"><text:span text:style-name="T7">0404</text:span><text:span text:style-name="T9">准</text:span><text:span text:style-name="T4">准 </text:span><text:span text:style-name="T3">zhǔn </text:span><text:span text:style-name="T4">준</text:span></text:p>
        <text:p text:style-name="P1"><text:span text:style-name="T7">0405</text:span><text:span text:style-name="T9">夜</text:span><text:span text:style-name="T4">夜 </text:span><text:span text:style-name="T3">yè </text:span><text:span text:style-name="T4">야</text:span></text:p>
        <text:p text:style-name="P1"><text:soft-page-break/><text:span text:style-name="T7">0406</text:span><text:span text:style-name="T9">轻</text:span><text:span text:style-name="T4">轻 </text:span><text:span text:style-name="T3">qīng </text:span><text:span text:style-name="T4">경</text:span></text:p>
      </text:section>
      <text:p text:style-name="P2"> </text:p>
      <text:section text:style-name="Sect1" text:name="구역9">
        <text:p text:style-name="P1"><text:bookmark text:name="div_page8"/><text:span text:style-name="T7">0407</text:span><text:span text:style-name="T9">千</text:span><text:span text:style-name="T4">千 </text:span><text:span text:style-name="T3">qiān </text:span><text:span text:style-name="T4">천</text:span></text:p>
        <text:p text:style-name="P1"><text:span text:style-name="T7">0408</text:span><text:span text:style-name="T9">目</text:span><text:span text:style-name="T4">目 </text:span><text:span text:style-name="T3">mù </text:span><text:span text:style-name="T4">목</text:span></text:p>
        <text:p text:style-name="P1"><text:span text:style-name="T7">0409</text:span><text:span text:style-name="T9">字</text:span><text:span text:style-name="T4">字 </text:span><text:span text:style-name="T3">zì </text:span><text:span text:style-name="T4">자</text:span></text:p>
        <text:p text:style-name="P1"><text:soft-page-break/><text:span text:style-name="T7">0410</text:span><text:span text:style-name="T9">名</text:span><text:span text:style-name="T4">名 </text:span><text:span text:style-name="T3">míng </text:span><text:span text:style-name="T4">명</text:span></text:p>
        <text:p text:style-name="P1"><text:span text:style-name="T7">0411</text:span><text:span text:style-name="T9">求</text:span><text:span text:style-name="T4">求 </text:span><text:span text:style-name="T3">qiú </text:span><text:span text:style-name="T4">구</text:span></text:p>
        <text:p text:style-name="P1"><text:span text:style-name="T7">0412</text:span><text:span text:style-name="T9">紧</text:span><text:span text:style-name="T4">紧 </text:span><text:span text:style-name="T3">jǐn </text:span><text:span text:style-name="T4">긴</text:span></text:p>
        <text:p text:style-name="P1"><text:span text:style-name="T7">0413</text:span><text:span text:style-name="T9">片</text:span><text:span text:style-name="T4">片 </text:span><text:span text:style-name="T3">piàn </text:span><text:span text:style-name="T4">편</text:span></text:p>
        <text:p text:style-name="P1"><text:soft-page-break/><text:span text:style-name="T7">0414</text:span><text:span text:style-name="T9">近</text:span><text:span text:style-name="T4">近 </text:span><text:span text:style-name="T3">jìn </text:span><text:span text:style-name="T4">근</text:span></text:p>
        <text:p text:style-name="P1"><text:span text:style-name="T7">0415</text:span><text:span text:style-name="T9">刚</text:span><text:span text:style-name="T4">刚 </text:span><text:span text:style-name="T3">gāng </text:span><text:span text:style-name="T4">강</text:span></text:p>
        <text:p text:style-name="P1"><text:span text:style-name="T7">0416</text:span><text:span text:style-name="T9">程</text:span><text:span text:style-name="T4">程 </text:span><text:span text:style-name="T3">chéng </text:span><text:span text:style-name="T4">정</text:span></text:p>
        <text:p text:style-name="P1"><text:span text:style-name="T7">0417</text:span><text:span text:style-name="T9">习</text:span><text:span text:style-name="T4">习 </text:span><text:span text:style-name="T3">xí </text:span><text:span text:style-name="T4">습</text:span></text:p>
        <text:p text:style-name="P1"><text:soft-page-break/><text:span text:style-name="T7">0418</text:span><text:span text:style-name="T9">历</text:span><text:span text:style-name="T4">历 </text:span><text:span text:style-name="T3">lì </text:span><text:span text:style-name="T4">력</text:span></text:p>
        <text:p text:style-name="P1"><text:span text:style-name="T7">0419</text:span><text:span text:style-name="T9">深</text:span><text:span text:style-name="T4">深 </text:span><text:span text:style-name="T3">shēn </text:span><text:span text:style-name="T4">심</text:span></text:p>
        <text:p text:style-name="P1"><text:span text:style-name="T7">0420</text:span><text:span text:style-name="T9">入</text:span><text:span text:style-name="T4">入 </text:span><text:span text:style-name="T3">rù </text:span><text:span text:style-name="T4">입</text:span></text:p>
        <text:p text:style-name="P1"><text:span text:style-name="T7">0421</text:span><text:span text:style-name="T9">容</text:span><text:span text:style-name="T4">容 </text:span><text:span text:style-name="T3">róng </text:span><text:span text:style-name="T4">용</text:span></text:p>
        <text:p text:style-name="P1"><text:soft-page-break/><text:span text:style-name="T7">0422</text:span><text:span text:style-name="T9">史</text:span><text:span text:style-name="T4">史 </text:span><text:span text:style-name="T3">shǐ </text:span><text:span text:style-name="T4">사</text:span></text:p>
        <text:p text:style-name="P1"><text:span text:style-name="T7">0423</text:span><text:span text:style-name="T9">怕</text:span><text:span text:style-name="T4">怕 </text:span><text:span text:style-name="T3">pà </text:span><text:span text:style-name="T4">파</text:span></text:p>
        <text:p text:style-name="P1"><text:span text:style-name="T7">0424</text:span><text:span text:style-name="T9">病</text:span><text:span text:style-name="T4">病 </text:span><text:span text:style-name="T3">bìng </text:span><text:span text:style-name="T4">병</text:span></text:p>
        <text:p text:style-name="P1"><text:span text:style-name="T7">0425</text:span><text:span text:style-name="T9">器</text:span><text:span text:style-name="T4">器 </text:span><text:span text:style-name="T3">qì </text:span><text:span text:style-name="T4">기</text:span></text:p>
        <text:p text:style-name="P1"><text:soft-page-break/><text:span text:style-name="T7">0426</text:span><text:span text:style-name="T9">离</text:span><text:span text:style-name="T4">离 </text:span><text:span text:style-name="T3">lí </text:span><text:span text:style-name="T4">리</text:span></text:p>
        <text:p text:style-name="P1"><text:span text:style-name="T7">0427</text:span><text:span text:style-name="T9">底</text:span><text:span text:style-name="T4">底 </text:span><text:span text:style-name="T3">dǐ </text:span><text:span text:style-name="T4">저</text:span></text:p>
        <text:p text:style-name="P1"><text:span text:style-name="T7">0428</text:span><text:span text:style-name="T9">收</text:span><text:span text:style-name="T4">收 </text:span><text:span text:style-name="T3">shōu </text:span><text:span text:style-name="T4">수</text:span></text:p>
        <text:p text:style-name="P1"><text:span text:style-name="T7">0429</text:span><text:span text:style-name="T9">错</text:span><text:span text:style-name="T4">错 </text:span><text:span text:style-name="T3">cuò </text:span><text:span text:style-name="T4">착</text:span></text:p>
        <text:p text:style-name="P1"><text:soft-page-break/><text:span text:style-name="T7">0430</text:span><text:span text:style-name="T9">米</text:span><text:span text:style-name="T4">米 </text:span><text:span text:style-name="T3">mǐ </text:span><text:span text:style-name="T4">미</text:span></text:p>
        <text:p text:style-name="P1"><text:span text:style-name="T7">0431</text:span><text:span text:style-name="T9">张</text:span><text:span text:style-name="T4">张 </text:span><text:span text:style-name="T3">zhāng </text:span><text:span text:style-name="T4">장</text:span></text:p>
        <text:p text:style-name="P1"><text:span text:style-name="T7">0432</text:span><text:span text:style-name="T9">备</text:span><text:span text:style-name="T4">备 </text:span><text:span text:style-name="T3">bèi </text:span><text:span text:style-name="T4">비</text:span></text:p>
        <text:p text:style-name="P1"><text:span text:style-name="T7">0433</text:span><text:span text:style-name="T9">至</text:span><text:span text:style-name="T4">至 </text:span><text:span text:style-name="T3">zhì </text:span><text:span text:style-name="T4">지</text:span></text:p>
        <text:p text:style-name="P1"><text:soft-page-break/><text:span text:style-name="T7">0434</text:span><text:span text:style-name="T9">向</text:span><text:span text:style-name="T4">向 </text:span><text:span text:style-name="T3">xiàng </text:span><text:span text:style-name="T4">향</text:span></text:p>
        <text:p text:style-name="P1"><text:span text:style-name="T7">0435</text:span><text:span text:style-name="T9">装</text:span><text:span text:style-name="T4">装 </text:span><text:span text:style-name="T3">zhuāng </text:span><text:span text:style-name="T4">장</text:span></text:p>
        <text:p text:style-name="P1"><text:span text:style-name="T7">0436</text:span><text:span text:style-name="T9">席</text:span><text:span text:style-name="T4">席 </text:span><text:span text:style-name="T3">xí </text:span><text:span text:style-name="T4">석</text:span></text:p>
        <text:p text:style-name="P1"><text:span text:style-name="T7">0437</text:span><text:span text:style-name="T9">包</text:span><text:span text:style-name="T4">包 </text:span><text:span text:style-name="T3">bāo </text:span><text:span text:style-name="T4">포</text:span></text:p>
        <text:p text:style-name="P1"><text:soft-page-break/><text:span text:style-name="T7">0438</text:span><text:span text:style-name="T9">黑</text:span><text:span text:style-name="T4">黑 </text:span><text:span text:style-name="T3">hēi </text:span><text:span text:style-name="T4">흑</text:span></text:p>
        <text:p text:style-name="P1"><text:span text:style-name="T7">0439</text:span><text:span text:style-name="T9">铁</text:span><text:span text:style-name="T4">铁 </text:span><text:span text:style-name="T3">tiě </text:span><text:span text:style-name="T4">철</text:span></text:p>
        <text:p text:style-name="P1"><text:span text:style-name="T7">0440</text:span><text:span text:style-name="T9">房</text:span><text:span text:style-name="T4">房 </text:span><text:span text:style-name="T3">fáng </text:span><text:span text:style-name="T4">방</text:span></text:p>
        <text:p text:style-name="P1"><text:span text:style-name="T7">0441</text:span><text:span text:style-name="T9">类</text:span><text:span text:style-name="T4">类 </text:span><text:span text:style-name="T3">lèi </text:span><text:span text:style-name="T4">류</text:span></text:p>
        <text:p text:style-name="P1"><text:soft-page-break/><text:span text:style-name="T7">0442</text:span><text:span text:style-name="T9">村</text:span><text:span text:style-name="T4">村 </text:span><text:span text:style-name="T3">cūn </text:span><text:span text:style-name="T4">촌</text:span></text:p>
        <text:p text:style-name="P1"><text:span text:style-name="T7">0443</text:span><text:span text:style-name="T9">验</text:span><text:span text:style-name="T4">验 </text:span><text:span text:style-name="T3">yàn </text:span><text:span text:style-name="T4">험</text:span></text:p>
        <text:p text:style-name="P1"><text:span text:style-name="T7">0444</text:span><text:span text:style-name="T9">据</text:span><text:span text:style-name="T4">据 </text:span><text:span text:style-name="T3">jù </text:span><text:span text:style-name="T4">거</text:span></text:p>
        <text:p text:style-name="P1"><text:span text:style-name="T7">0445</text:span><text:span text:style-name="T9">集</text:span><text:span text:style-name="T4">集 </text:span><text:span text:style-name="T3">jí </text:span><text:span text:style-name="T4">집</text:span></text:p>
        <text:p text:style-name="P1"><text:soft-page-break/><text:span text:style-name="T7">0446</text:span><text:span text:style-name="T9">屋</text:span><text:span text:style-name="T4">屋 </text:span><text:span text:style-name="T3">wū </text:span><text:span text:style-name="T4">옥</text:span></text:p>
        <text:p text:style-name="P1"><text:span text:style-name="T7">0447</text:span><text:span text:style-name="T9">布</text:span><text:span text:style-name="T4">布 </text:span><text:span text:style-name="T3">bù </text:span><text:span text:style-name="T4">포</text:span></text:p>
        <text:p text:style-name="P1"><text:span text:style-name="T7">0448</text:span><text:span text:style-name="T9">较</text:span><text:span text:style-name="T4">较 </text:span><text:span text:style-name="T3">jiào </text:span><text:span text:style-name="T4">교</text:span></text:p>
        <text:p text:style-name="P1"><text:span text:style-name="T7">0449</text:span><text:span text:style-name="T9">交</text:span><text:span text:style-name="T4">交 </text:span><text:span text:style-name="T3">jiāo </text:span><text:span text:style-name="T4">교</text:span></text:p>
        <text:p text:style-name="P1"><text:soft-page-break/><text:span text:style-name="T7">0450</text:span><text:span text:style-name="T9">具</text:span><text:span text:style-name="T4">具 </text:span><text:span text:style-name="T3">jù </text:span><text:span text:style-name="T4">구</text:span></text:p>
        <text:p text:style-name="P1"><text:span text:style-name="T7">0451</text:span><text:span text:style-name="T9">断</text:span><text:span text:style-name="T4">断 </text:span><text:span text:style-name="T3">duàn </text:span><text:span text:style-name="T4">단</text:span></text:p>
        <text:p text:style-name="P1"><text:span text:style-name="T7">0452</text:span><text:span text:style-name="T9">草</text:span><text:span text:style-name="T4">草 </text:span><text:span text:style-name="T3">cǎo </text:span><text:span text:style-name="T4">초</text:span></text:p>
      </text:section>
      <text:p text:style-name="P2"> </text:p>
      <text:section text:style-name="Sect1" text:name="구역10">
        <text:p text:style-name="P1"><text:bookmark text:name="div_page9"/><text:span text:style-name="T7">0453</text:span><text:span text:style-name="T9">规</text:span><text:span text:style-name="T4">规 </text:span><text:span text:style-name="T3">guī </text:span><text:span text:style-name="T4">규</text:span></text:p>
        <text:p text:style-name="P1"><text:soft-page-break/><text:span text:style-name="T7">0454</text:span><text:span text:style-name="T9">胜</text:span><text:span text:style-name="T4">胜 </text:span><text:span text:style-name="T3">shèng </text:span><text:span text:style-name="T4">승</text:span></text:p>
        <text:p text:style-name="P1"><text:span text:style-name="T7">0455</text:span><text:span text:style-name="T9">晚</text:span><text:span text:style-name="T4">晚 </text:span><text:span text:style-name="T3">wǎn </text:span><text:span text:style-name="T4">만</text:span></text:p>
        <text:p text:style-name="P1"><text:span text:style-name="T7">0456</text:span><text:span text:style-name="T9">南</text:span><text:span text:style-name="T4">南 </text:span><text:span text:style-name="T3">nán </text:span><text:span text:style-name="T4">남</text:span></text:p>
        <text:p text:style-name="P1"><text:span text:style-name="T7">0457</text:span><text:span text:style-name="T9">苦</text:span><text:span text:style-name="T4">苦 </text:span><text:span text:style-name="T3">kǔ </text:span><text:span text:style-name="T4">고</text:span></text:p>
        <text:p text:style-name="P1"><text:soft-page-break/><text:span text:style-name="T7">0458</text:span><text:span text:style-name="T9">院</text:span><text:span text:style-name="T4">院 </text:span><text:span text:style-name="T3">yuàn </text:span><text:span text:style-name="T4">원</text:span></text:p>
        <text:p text:style-name="P1"><text:span text:style-name="T7">0459</text:span><text:span text:style-name="T9">精</text:span><text:span text:style-name="T4">精 </text:span><text:span text:style-name="T3">jīng </text:span><text:span text:style-name="T4">정</text:span></text:p>
        <text:p text:style-name="P1"><text:span text:style-name="T7">0460</text:span><text:span text:style-name="T9">买</text:span><text:span text:style-name="T4">买 </text:span><text:span text:style-name="T3">mǎi </text:span><text:span text:style-name="T4">매</text:span></text:p>
        <text:p text:style-name="P1"><text:span text:style-name="T7">0461</text:span><text:span text:style-name="T9">市</text:span><text:span text:style-name="T4">市 </text:span><text:span text:style-name="T3">shì </text:span><text:span text:style-name="T4">시</text:span></text:p>
        <text:p text:style-name="P1"><text:soft-page-break/><text:span text:style-name="T7">0462</text:span><text:span text:style-name="T9">细</text:span><text:span text:style-name="T4">细 </text:span><text:span text:style-name="T3">xì </text:span><text:span text:style-name="T4">세</text:span></text:p>
        <text:p text:style-name="P1"><text:span text:style-name="T7">0463</text:span><text:span text:style-name="T9">传</text:span><text:span text:style-name="T4">传 </text:span><text:span text:style-name="T3">chuán </text:span><text:span text:style-name="T4">전</text:span></text:p>
        <text:p text:style-name="P1"><text:span text:style-name="T7">0464</text:span><text:span text:style-name="T9">北</text:span><text:span text:style-name="T4">北 </text:span><text:span text:style-name="T3">běi </text:span><text:span text:style-name="T4">북</text:span></text:p>
        <text:p text:style-name="P1"><text:span text:style-name="T7">0465</text:span><text:span text:style-name="T9">及</text:span><text:span text:style-name="T4">及 </text:span><text:span text:style-name="T3">jí </text:span><text:span text:style-name="T4">급</text:span></text:p>
        <text:p text:style-name="P1"><text:soft-page-break/><text:span text:style-name="T7">0466</text:span><text:span text:style-name="T9">害</text:span><text:span text:style-name="T4">害 </text:span><text:span text:style-name="T3">hài </text:span><text:span text:style-name="T4">해</text:span></text:p>
        <text:p text:style-name="P1"><text:span text:style-name="T7">0467</text:span><text:span text:style-name="T9">厂</text:span><text:span text:style-name="T4">厂 </text:span><text:span text:style-name="T3">chǎng </text:span><text:span text:style-name="T4">창</text:span></text:p>
        <text:p text:style-name="P1"><text:span text:style-name="T7">0468</text:span><text:span text:style-name="T9">消</text:span><text:span text:style-name="T4">消 </text:span><text:span text:style-name="T3">xiāo </text:span><text:span text:style-name="T4">소</text:span></text:p>
        <text:p text:style-name="P1"><text:span text:style-name="T7">0469</text:span><text:span text:style-name="T9">送</text:span><text:span text:style-name="T4">送 </text:span><text:span text:style-name="T3">sòng </text:span><text:span text:style-name="T4">송</text:span></text:p>
        <text:p text:style-name="P1"><text:soft-page-break/><text:span text:style-name="T7">0470</text:span><text:span text:style-name="T9">织</text:span><text:span text:style-name="T4">织 </text:span><text:span text:style-name="T3">zhī </text:span><text:span text:style-name="T4">직</text:span></text:p>
        <text:p text:style-name="P1"><text:span text:style-name="T7">0471</text:span><text:span text:style-name="T9">谈</text:span><text:span text:style-name="T4">谈 </text:span><text:span text:style-name="T3">tán </text:span><text:span text:style-name="T4">담</text:span></text:p>
        <text:p text:style-name="P1"><text:span text:style-name="T7">0472</text:span><text:span text:style-name="T9">母</text:span><text:span text:style-name="T4">母 </text:span><text:span text:style-name="T3">mǔ </text:span><text:span text:style-name="T4">모</text:span></text:p>
        <text:p text:style-name="P1"><text:span text:style-name="T7">0473</text:span><text:span text:style-name="T9">衣</text:span><text:span text:style-name="T4">衣 </text:span><text:span text:style-name="T3">yī </text:span><text:span text:style-name="T4">의</text:span></text:p>
        <text:p text:style-name="P1"><text:soft-page-break/><text:span text:style-name="T7">0474</text:span><text:span text:style-name="T9">委</text:span><text:span text:style-name="T4">委 </text:span><text:span text:style-name="T3">wěi </text:span><text:span text:style-name="T4">위</text:span></text:p>
        <text:p text:style-name="P1"><text:span text:style-name="T7">0475</text:span><text:span text:style-name="T9">何</text:span><text:span text:style-name="T4">何 </text:span><text:span text:style-name="T3">hé </text:span><text:span text:style-name="T4">하</text:span></text:p>
        <text:p text:style-name="P1"><text:span text:style-name="T7">0476</text:span><text:span text:style-name="T9">须</text:span><text:span text:style-name="T4">须 </text:span><text:span text:style-name="T3">xū </text:span><text:span text:style-name="T4">수</text:span></text:p>
        <text:p text:style-name="P1"><text:span text:style-name="T7">0477</text:span><text:span text:style-name="T9">击</text:span><text:span text:style-name="T4">击 </text:span><text:span text:style-name="T3">jī </text:span><text:span text:style-name="T4">격</text:span></text:p>
        <text:p text:style-name="P1"><text:soft-page-break/><text:span text:style-name="T7">0478</text:span><text:span text:style-name="T9">需</text:span><text:span text:style-name="T4">需 </text:span><text:span text:style-name="T3">xū </text:span><text:span text:style-name="T4">수</text:span></text:p>
        <text:p text:style-name="P1"><text:span text:style-name="T7">0479</text:span><text:span text:style-name="T9">调</text:span><text:span text:style-name="T4">调 </text:span><text:span text:style-name="T3">diào </text:span><text:span text:style-name="T4">조</text:span></text:p>
        <text:p text:style-name="P1"><text:span text:style-name="T7">0480</text:span><text:span text:style-name="T9">际</text:span><text:span text:style-name="T4">际 </text:span><text:span text:style-name="T3">jì </text:span><text:span text:style-name="T4">제</text:span></text:p>
        <text:p text:style-name="P1"><text:span text:style-name="T7">0481</text:span><text:span text:style-name="T9">咱</text:span><text:span text:style-name="T4">咱 </text:span><text:span text:style-name="T3">zán </text:span><text:span text:style-name="T4">찰</text:span></text:p>
        <text:p text:style-name="P1"><text:soft-page-break/><text:span text:style-name="T7">0482</text:span><text:span text:style-name="T9">拉</text:span><text:span text:style-name="T4">拉 </text:span><text:span text:style-name="T3">lā </text:span><text:span text:style-name="T4">랍</text:span></text:p>
        <text:p text:style-name="P1"><text:span text:style-name="T7">0483</text:span><text:span text:style-name="T9">低</text:span><text:span text:style-name="T4">低 </text:span><text:span text:style-name="T3">dī </text:span><text:span text:style-name="T4">저</text:span></text:p>
        <text:p text:style-name="P1"><text:span text:style-name="T7">0484</text:span><text:span text:style-name="T9">脚</text:span><text:span text:style-name="T4">脚 </text:span><text:span text:style-name="T3">jiǎo </text:span><text:span text:style-name="T4">각</text:span></text:p>
        <text:p text:style-name="P1"><text:span text:style-name="T7">0485</text:span><text:span text:style-name="T9">友</text:span><text:span text:style-name="T4">友 </text:span><text:span text:style-name="T3">yǒu </text:span><text:span text:style-name="T4">우</text:span></text:p>
        <text:p text:style-name="P1"><text:soft-page-break/><text:span text:style-name="T7">0486</text:span><text:span text:style-name="T9">坚</text:span><text:span text:style-name="T4">坚 </text:span><text:span text:style-name="T3">jiān </text:span><text:span text:style-name="T4">견</text:span></text:p>
        <text:p text:style-name="P1"><text:span text:style-name="T7">0487</text:span><text:span text:style-name="T9">音</text:span><text:span text:style-name="T4">音 </text:span><text:span text:style-name="T3">yīn </text:span><text:span text:style-name="T4">음</text:span></text:p>
        <text:p text:style-name="P1"><text:span text:style-name="T7">0488</text:span><text:span text:style-name="T9">安</text:span><text:span text:style-name="T4">安 </text:span><text:span text:style-name="T3">ān </text:span><text:span text:style-name="T4">안</text:span></text:p>
        <text:p text:style-name="P1"><text:span text:style-name="T7">0489</text:span><text:span text:style-name="T9">哥</text:span><text:span text:style-name="T4">哥 </text:span><text:span text:style-name="T3">gē </text:span><text:span text:style-name="T4">가</text:span></text:p>
        <text:p text:style-name="P1"><text:soft-page-break/><text:span text:style-name="T7">0490</text:span><text:span text:style-name="T9">兴</text:span><text:span text:style-name="T4">兴 </text:span><text:span text:style-name="T3">xīng </text:span><text:span text:style-name="T4">흥</text:span></text:p>
        <text:p text:style-name="P1"><text:span text:style-name="T7">0491</text:span><text:span text:style-name="T9">技</text:span><text:span text:style-name="T4">技 </text:span><text:span text:style-name="T3">jì </text:span><text:span text:style-name="T4">기</text:span></text:p>
        <text:p text:style-name="P1"><text:span text:style-name="T7">0492</text:span><text:span text:style-name="T9">落</text:span><text:span text:style-name="T4">落 </text:span><text:span text:style-name="T3">luò </text:span><text:span text:style-name="T4">락</text:span></text:p>
        <text:p text:style-name="P1"><text:span text:style-name="T7">0493</text:span><text:span text:style-name="T9">睛</text:span><text:span text:style-name="T4">睛 </text:span><text:span text:style-name="T3">jīng </text:span><text:span text:style-name="T4">정</text:span></text:p>
        <text:p text:style-name="P1"><text:soft-page-break/><text:span text:style-name="T7">0494</text:span><text:span text:style-name="T9">况</text:span><text:span text:style-name="T4">况 </text:span><text:span text:style-name="T3">kuàng </text:span><text:span text:style-name="T4">황</text:span></text:p>
        <text:p text:style-name="P1"><text:span text:style-name="T7">0495</text:span><text:span text:style-name="T9">批</text:span><text:span text:style-name="T4">批 </text:span><text:span text:style-name="T3">pī </text:span><text:span text:style-name="T4">비</text:span></text:p>
        <text:p text:style-name="P1"><text:span text:style-name="T7">0496</text:span><text:span text:style-name="T9">刻</text:span><text:span text:style-name="T4">刻 </text:span><text:span text:style-name="T3">kè </text:span><text:span text:style-name="T4">각</text:span></text:p>
        <text:p text:style-name="P1"><text:span text:style-name="T7">0497</text:span><text:span text:style-name="T9">非</text:span><text:span text:style-name="T4">非 </text:span><text:span text:style-name="T3">fēi </text:span><text:span text:style-name="T4">비</text:span></text:p>
        <text:p text:style-name="P1"><text:soft-page-break/><text:span text:style-name="T7">0498</text:span><text:span text:style-name="T9">支</text:span><text:span text:style-name="T4">支 </text:span><text:span text:style-name="T3">zhī </text:span><text:span text:style-name="T4">지</text:span></text:p>
      </text:section>
      <text:p text:style-name="P2"> </text:p>
      <text:section text:style-name="Sect1" text:name="구역11">
        <text:p text:style-name="P1"><text:bookmark text:name="div_page10"/><text:span text:style-name="T7">0499</text:span><text:span text:style-name="T9">星</text:span><text:span text:style-name="T4">星 </text:span><text:span text:style-name="T3">xīng </text:span><text:span text:style-name="T4">성</text:span></text:p>
        <text:p text:style-name="P1"><text:span text:style-name="T7">0500</text:span><text:span text:style-name="T9">急</text:span><text:span text:style-name="T4">急 </text:span><text:span text:style-name="T3">jí </text:span><text:span text:style-name="T4">급</text:span></text:p>
        <text:p text:style-name="P1"><text:span text:style-name="T7">0501</text:span><text:span text:style-name="T9">单</text:span><text:span text:style-name="T4">单 </text:span><text:span text:style-name="T3">dān </text:span><text:span text:style-name="T4">단</text:span></text:p>
        <text:p text:style-name="P1"><text:soft-page-break/><text:span text:style-name="T7">0502</text:span><text:span text:style-name="T9">派</text:span><text:span text:style-name="T4">派 </text:span><text:span text:style-name="T3">pài </text:span><text:span text:style-name="T4">파</text:span></text:p>
        <text:p text:style-name="P1"><text:span text:style-name="T7">0503</text:span><text:span text:style-name="T9">速</text:span><text:span text:style-name="T4">速 </text:span><text:span text:style-name="T3">sù </text:span><text:span text:style-name="T4">속</text:span></text:p>
        <text:p text:style-name="P1"><text:span text:style-name="T7">0504</text:span><text:span text:style-name="T9">趕</text:span><text:span text:style-name="T4">趕 </text:span><text:span text:style-name="T3">gǎn </text:span><text:span text:style-name="T4">간</text:span></text:p>
        <text:p text:style-name="P1"><text:span text:style-name="T7">0505</text:span><text:span text:style-name="T9">忙</text:span><text:span text:style-name="T4">忙 </text:span><text:span text:style-name="T3">máng </text:span><text:span text:style-name="T4">망</text:span></text:p>
        <text:p text:style-name="P1"><text:soft-page-break/><text:span text:style-name="T7">0506</text:span><text:span text:style-name="T9">睡</text:span><text:span text:style-name="T4">睡 </text:span><text:span text:style-name="T3">shuì </text:span><text:span text:style-name="T4">수</text:span></text:p>
        <text:p text:style-name="P1"><text:span text:style-name="T7">0507</text:span><text:span text:style-name="T9">汽</text:span><text:span text:style-name="T4">汽 </text:span><text:span text:style-name="T3">qì </text:span><text:span text:style-name="T4">기</text:span></text:p>
        <text:p text:style-name="P1"><text:span text:style-name="T7">0508</text:span><text:span text:style-name="T9">抗</text:span><text:span text:style-name="T4">抗 </text:span><text:span text:style-name="T3">kàng </text:span><text:span text:style-name="T4">항</text:span></text:p>
        <text:p text:style-name="P1"><text:span text:style-name="T7">0509</text:span><text:span text:style-name="T9">娘</text:span><text:span text:style-name="T4">娘 </text:span><text:span text:style-name="T3">niáng </text:span><text:span text:style-name="T4">낭</text:span></text:p>
        <text:p text:style-name="P1"><text:soft-page-break/><text:span text:style-name="T7">0510</text:span><text:span text:style-name="T9">失</text:span><text:span text:style-name="T4">失 </text:span><text:span text:style-name="T3">shī </text:span><text:span text:style-name="T4">실</text:span></text:p>
        <text:p text:style-name="P1"><text:span text:style-name="T7">0511</text:span><text:span text:style-name="T9">压</text:span><text:span text:style-name="T4">压 </text:span><text:span text:style-name="T3">yā </text:span><text:span text:style-name="T4">압</text:span></text:p>
        <text:p text:style-name="P1"><text:span text:style-name="T7">0512</text:span><text:span text:style-name="T9">围</text:span><text:span text:style-name="T4">围 </text:span><text:span text:style-name="T3">wéi </text:span><text:span text:style-name="T4">위</text:span></text:p>
        <text:p text:style-name="P1"><text:span text:style-name="T7">0513</text:span><text:span text:style-name="T9">兵</text:span><text:span text:style-name="T4">兵 </text:span><text:span text:style-name="T3">bīng </text:span><text:span text:style-name="T4">병</text:span></text:p>
        <text:p text:style-name="P1"><text:soft-page-break/><text:span text:style-name="T7">0514</text:span><text:span text:style-name="T9">金</text:span><text:span text:style-name="T4">金 </text:span><text:span text:style-name="T3">jīn </text:span><text:span text:style-name="T4">금</text:span></text:p>
        <text:p text:style-name="P1"><text:span text:style-name="T7">0515</text:span><text:span text:style-name="T9">族</text:span><text:span text:style-name="T4">族 </text:span><text:span text:style-name="T3">zú </text:span><text:span text:style-name="T4">족</text:span></text:p>
        <text:p text:style-name="P1"><text:span text:style-name="T7">0516</text:span><text:span text:style-name="T9">答</text:span><text:span text:style-name="T4">答 </text:span><text:span text:style-name="T3">dá </text:span><text:span text:style-name="T4">답</text:span></text:p>
        <text:p text:style-name="P1"><text:span text:style-name="T7">0517</text:span><text:span text:style-name="T9">虫</text:span><text:span text:style-name="T4">虫 </text:span><text:span text:style-name="T3">chóng </text:span><text:span text:style-name="T4">충</text:span></text:p>
        <text:p text:style-name="P1"><text:soft-page-break/><text:span text:style-name="T7">0518</text:span><text:span text:style-name="T9">随</text:span><text:span text:style-name="T4">随 </text:span><text:span text:style-name="T3">suí </text:span><text:span text:style-name="T4">수</text:span></text:p>
        <text:p text:style-name="P1"><text:span text:style-name="T7">0519</text:span><text:span text:style-name="T9">专</text:span><text:span text:style-name="T4">专 </text:span><text:span text:style-name="T3">zhuān </text:span><text:span text:style-name="T4">전</text:span></text:p>
        <text:p text:style-name="P1"><text:span text:style-name="T7">0520</text:span><text:span text:style-name="T9">嘴</text:span><text:span text:style-name="T4">嘴 </text:span><text:span text:style-name="T3">zuǐ </text:span><text:span text:style-name="T4">취</text:span></text:p>
        <text:p text:style-name="P1"><text:span text:style-name="T7">0521</text:span><text:span text:style-name="T9">严</text:span><text:span text:style-name="T4">严 </text:span><text:span text:style-name="T3">yán </text:span><text:span text:style-name="T4">엄</text:span></text:p>
        <text:p text:style-name="P1"><text:soft-page-break/><text:span text:style-name="T7">0522</text:span><text:span text:style-name="T9">破</text:span><text:span text:style-name="T4">破 </text:span><text:span text:style-name="T3">pò </text:span><text:span text:style-name="T4">파</text:span></text:p>
        <text:p text:style-name="P1"><text:span text:style-name="T7">0523</text:span><text:span text:style-name="T9">士</text:span><text:span text:style-name="T4">士 </text:span><text:span text:style-name="T3">shì </text:span><text:span text:style-name="T4">사</text:span></text:p>
        <text:p text:style-name="P1"><text:span text:style-name="T7">0524</text:span><text:span text:style-name="T9">广</text:span><text:span text:style-name="T4">广 </text:span><text:span text:style-name="T3">guǎng </text:span><text:span text:style-name="T4">광</text:span></text:p>
        <text:p text:style-name="P1"><text:span text:style-name="T7">0525</text:span><text:span text:style-name="T9">复</text:span><text:span text:style-name="T4">复 </text:span><text:span text:style-name="T3">fù </text:span><text:span text:style-name="T4">복</text:span></text:p>
        <text:p text:style-name="P1"><text:soft-page-break/><text:span text:style-name="T7">0526</text:span><text:span text:style-name="T9">臺</text:span><text:span text:style-name="T4">臺 </text:span><text:span text:style-name="T3">tái </text:span><text:span text:style-name="T4">대</text:span></text:p>
        <text:p text:style-name="P1"><text:span text:style-name="T7">0527</text:span><text:span text:style-name="T9">句</text:span><text:span text:style-name="T4">句 </text:span><text:span text:style-name="T3">jù </text:span><text:span text:style-name="T4">구</text:span></text:p>
        <text:p text:style-name="P1"><text:span text:style-name="T7">0528</text:span><text:span text:style-name="T9">城</text:span><text:span text:style-name="T4">城 </text:span><text:span text:style-name="T3">chéng </text:span><text:span text:style-name="T4">성</text:span></text:p>
        <text:p text:style-name="P1"><text:span text:style-name="T7">0529</text:span><text:span text:style-name="T9">议</text:span><text:span text:style-name="T4">议 </text:span><text:span text:style-name="T3">yì </text:span><text:span text:style-name="T4">의</text:span></text:p>
        <text:p text:style-name="P1"><text:soft-page-break/><text:span text:style-name="T7">0530</text:span><text:span text:style-name="T9">联</text:span><text:span text:style-name="T4">联 </text:span><text:span text:style-name="T3">lián </text:span><text:span text:style-name="T4">련</text:span></text:p>
        <text:p text:style-name="P1"><text:span text:style-name="T7">0531</text:span><text:span text:style-name="T9">毛</text:span><text:span text:style-name="T4">毛 </text:span><text:span text:style-name="T3">máo </text:span><text:span text:style-name="T4">모</text:span></text:p>
        <text:p text:style-name="P1"><text:span text:style-name="T7">0532</text:span><text:span text:style-name="T9">客</text:span><text:span text:style-name="T4">客 </text:span><text:span text:style-name="T3">kè </text:span><text:span text:style-name="T4">객</text:span></text:p>
        <text:p text:style-name="P1"><text:span text:style-name="T7">0533</text:span><text:span text:style-name="T9">皮</text:span><text:span text:style-name="T4">皮 </text:span><text:span text:style-name="T3">pí </text:span><text:span text:style-name="T4">피</text:span></text:p>
        <text:p text:style-name="P1"><text:soft-page-break/><text:span text:style-name="T7">0534</text:span><text:span text:style-name="T9">商</text:span><text:span text:style-name="T4">商 </text:span><text:span text:style-name="T3">shāng </text:span><text:span text:style-name="T4">상</text:span></text:p>
        <text:p text:style-name="P1"><text:span text:style-name="T7">0535</text:span><text:span text:style-name="T9">艺</text:span><text:span text:style-name="T4">艺 </text:span><text:span text:style-name="T3">yì </text:span><text:span text:style-name="T4">예</text:span></text:p>
        <text:p text:style-name="P1"><text:span text:style-name="T7">0536</text:span><text:span text:style-name="T9">幫</text:span><text:span text:style-name="T4">幫 </text:span><text:span text:style-name="T3">bāng </text:span><text:span text:style-name="T4">방</text:span></text:p>
        <text:p text:style-name="P1"><text:span text:style-name="T7">0537</text:span><text:span text:style-name="T9">鱼</text:span><text:span text:style-name="T4">鱼 </text:span><text:span text:style-name="T3">yú </text:span><text:span text:style-name="T4">어</text:span></text:p>
        <text:p text:style-name="P1"><text:soft-page-break/><text:span text:style-name="T7">0538</text:span><text:span text:style-name="T9">亮</text:span><text:span text:style-name="T4">亮 </text:span><text:span text:style-name="T3">liàng </text:span><text:span text:style-name="T4">량</text:span></text:p>
        <text:p text:style-name="P1"><text:span text:style-name="T7">0539</text:span><text:span text:style-name="T9">穿</text:span><text:span text:style-name="T4">穿 </text:span><text:span text:style-name="T3">chuān </text:span><text:span text:style-name="T4">천</text:span></text:p>
        <text:p text:style-name="P1"><text:span text:style-name="T7">0540</text:span><text:span text:style-name="T9">式</text:span><text:span text:style-name="T4">式 </text:span><text:span text:style-name="T3">shì </text:span><text:span text:style-name="T4">식</text:span></text:p>
        <text:p text:style-name="P1"><text:span text:style-name="T7">0541</text:span><text:span text:style-name="T9">持</text:span><text:span text:style-name="T4">持 </text:span><text:span text:style-name="T3">chí </text:span><text:span text:style-name="T4">지</text:span></text:p>
        <text:p text:style-name="P1"><text:soft-page-break/><text:span text:style-name="T7">0542</text:span><text:span text:style-name="T9">雨</text:span><text:span text:style-name="T4">雨 </text:span><text:span text:style-name="T3">yǔ </text:span><text:span text:style-name="T4">우</text:span></text:p>
        <text:p text:style-name="P1"><text:span text:style-name="T7">0543</text:span><text:span text:style-name="T9">积</text:span><text:span text:style-name="T4">积 </text:span><text:span text:style-name="T3">jī </text:span><text:span text:style-name="T4">적</text:span></text:p>
        <text:p text:style-name="P1"><text:span text:style-name="T7">0544</text:span><text:span text:style-name="T9">坏</text:span><text:span text:style-name="T4">坏 </text:span><text:span text:style-name="T3">huài </text:span><text:span text:style-name="T4">괴</text:span></text:p>
      </text:section>
      <text:p text:style-name="P2"> </text:p>
      <text:section text:style-name="Sect1" text:name="구역12">
        <text:p text:style-name="P1"><text:bookmark text:name="div_page11"/><text:span text:style-name="T7">0545</text:span><text:span text:style-name="T9">诉</text:span><text:span text:style-name="T4">诉 </text:span><text:span text:style-name="T3">sù </text:span><text:span text:style-name="T4">소</text:span></text:p>
        <text:p text:style-name="P1"><text:soft-page-break/><text:span text:style-name="T7">0546</text:span><text:span text:style-name="T9">增</text:span><text:span text:style-name="T4">增 </text:span><text:span text:style-name="T3">zēng </text:span><text:span text:style-name="T4">증</text:span></text:p>
        <text:p text:style-name="P1"><text:span text:style-name="T7">0547</text:span><text:span text:style-name="T9">请</text:span><text:span text:style-name="T4">请 </text:span><text:span text:style-name="T3">qǐng </text:span><text:span text:style-name="T4">청</text:span></text:p>
        <text:p text:style-name="P1"><text:span text:style-name="T7">0548</text:span><text:span text:style-name="T9">始</text:span><text:span text:style-name="T4">始 </text:span><text:span text:style-name="T3">shǐ </text:span><text:span text:style-name="T4">시</text:span></text:p>
        <text:p text:style-name="P1"><text:span text:style-name="T7">0549</text:span><text:span text:style-name="T9">食</text:span><text:span text:style-name="T4">食 </text:span><text:span text:style-name="T3">shí </text:span><text:span text:style-name="T4">식</text:span></text:p>
        <text:p text:style-name="P1"><text:soft-page-break/><text:span text:style-name="T7">0550</text:span><text:span text:style-name="T9">桥</text:span><text:span text:style-name="T4">桥 </text:span><text:span text:style-name="T3">qiáo </text:span><text:span text:style-name="T4">교</text:span></text:p>
        <text:p text:style-name="P1"><text:span text:style-name="T7">0551</text:span><text:span text:style-name="T9">帝</text:span><text:span text:style-name="T4">帝 </text:span><text:span text:style-name="T3">dì </text:span><text:span text:style-name="T4">제</text:span></text:p>
        <text:p text:style-name="P1"><text:span text:style-name="T7">0552</text:span><text:span text:style-name="T9">饭</text:span><text:span text:style-name="T4">饭 </text:span><text:span text:style-name="T3">fàn </text:span><text:span text:style-name="T4">반</text:span></text:p>
        <text:p text:style-name="P1"><text:span text:style-name="T7">0553</text:span><text:span text:style-name="T9">举</text:span><text:span text:style-name="T4">举 </text:span><text:span text:style-name="T3">jǔ </text:span><text:span text:style-name="T4">거</text:span></text:p>
        <text:p text:style-name="P1"><text:soft-page-break/><text:span text:style-name="T7">0554</text:span><text:span text:style-name="T9">阵</text:span><text:span text:style-name="T4">阵 </text:span><text:span text:style-name="T3">zhèn </text:span><text:span text:style-name="T4">진</text:span></text:p>
        <text:p text:style-name="P1"><text:span text:style-name="T7">0555</text:span><text:span text:style-name="T9">节</text:span><text:span text:style-name="T4">节 </text:span><text:span text:style-name="T3">jié </text:span><text:span text:style-name="T4">절</text:span></text:p>
        <text:p text:style-name="P1"><text:span text:style-name="T7">0556</text:span><text:span text:style-name="T9">推</text:span><text:span text:style-name="T4">推 </text:span><text:span text:style-name="T3">tuī </text:span><text:span text:style-name="T4">추</text:span></text:p>
        <text:p text:style-name="P1"><text:span text:style-name="T7">0557</text:span><text:span text:style-name="T9">息</text:span><text:span text:style-name="T4">息 </text:span><text:span text:style-name="T3">xī </text:span><text:span text:style-name="T4">식</text:span></text:p>
        <text:p text:style-name="P1"><text:soft-page-break/><text:span text:style-name="T7">0558</text:span><text:span text:style-name="T9">畵</text:span><text:span text:style-name="T4">畵 </text:span><text:span text:style-name="T3">huà </text:span><text:span text:style-name="T4">화</text:span></text:p>
        <text:p text:style-name="P1"><text:span text:style-name="T7">0559</text:span><text:span text:style-name="T9">号</text:span><text:span text:style-name="T4">号 </text:span><text:span text:style-name="T3">hào </text:span><text:span text:style-name="T4">호</text:span></text:p>
        <text:p text:style-name="P1"><text:span text:style-name="T7">0560</text:span><text:span text:style-name="T9">乎</text:span><text:span text:style-name="T4">乎 </text:span><text:span text:style-name="T3">hū </text:span><text:span text:style-name="T4">호</text:span></text:p>
        <text:p text:style-name="P1"><text:span text:style-name="T7">0561</text:span><text:span text:style-name="T9">温</text:span><text:span text:style-name="T4">温 </text:span><text:span text:style-name="T3">wēn </text:span><text:span text:style-name="T4">온</text:span></text:p>
        <text:p text:style-name="P1"><text:soft-page-break/><text:span text:style-name="T7">0562</text:span><text:span text:style-name="T9">除</text:span><text:span text:style-name="T4">除 </text:span><text:span text:style-name="T3">chú </text:span><text:span text:style-name="T4">제</text:span></text:p>
        <text:p text:style-name="P1"><text:span text:style-name="T7">0563</text:span><text:span text:style-name="T9">首</text:span><text:span text:style-name="T4">首 </text:span><text:span text:style-name="T3">shǒu </text:span><text:span text:style-name="T4">수</text:span></text:p>
        <text:p text:style-name="P1"><text:span text:style-name="T7">0564</text:span><text:span text:style-name="T9">参</text:span><text:span text:style-name="T4">参 </text:span><text:span text:style-name="T3">cān </text:span><text:span text:style-name="T4">참</text:span></text:p>
        <text:p text:style-name="P1"><text:span text:style-name="T7">0565</text:span><text:span text:style-name="T9">达</text:span><text:span text:style-name="T4">达 </text:span><text:span text:style-name="T3">dá </text:span><text:span text:style-name="T4">달</text:span></text:p>
        <text:p text:style-name="P1"><text:soft-page-break/><text:span text:style-name="T7">0566</text:span><text:span text:style-name="T9">伟</text:span><text:span text:style-name="T4">伟 </text:span><text:span text:style-name="T3">wěi </text:span><text:span text:style-name="T4">위</text:span></text:p>
        <text:p text:style-name="P1"><text:span text:style-name="T7">0567</text:span><text:span text:style-name="T9">板</text:span><text:span text:style-name="T4">板 </text:span><text:span text:style-name="T3">bǎn </text:span><text:span text:style-name="T4">판</text:span></text:p>
        <text:p text:style-name="P1"><text:span text:style-name="T7">0568</text:span><text:span text:style-name="T9">约</text:span><text:span text:style-name="T4">约 </text:span><text:span text:style-name="T3">yuē </text:span><text:span text:style-name="T4">약</text:span></text:p>
        <text:p text:style-name="P1"><text:span text:style-name="T7">0569</text:span><text:span text:style-name="T9">背</text:span><text:span text:style-name="T4">背 </text:span><text:span text:style-name="T3">bèi </text:span><text:span text:style-name="T4">배</text:span></text:p>
        <text:p text:style-name="P1"><text:soft-page-break/><text:span text:style-name="T7">0570</text:span><text:span text:style-name="T9">育</text:span><text:span text:style-name="T4">育 </text:span><text:span text:style-name="T3">yù </text:span><text:span text:style-name="T4">육</text:span></text:p>
        <text:p text:style-name="P1"><text:span text:style-name="T7">0571</text:span><text:span text:style-name="T9">灯</text:span><text:span text:style-name="T4">灯 </text:span><text:span text:style-name="T3">dēng </text:span><text:span text:style-name="T4">정</text:span></text:p>
        <text:p text:style-name="P1"><text:span text:style-name="T7">0572</text:span><text:span text:style-name="T9">层</text:span><text:span text:style-name="T4">层 </text:span><text:span text:style-name="T3">céng </text:span><text:span text:style-name="T4">층</text:span></text:p>
        <text:p text:style-name="P1"><text:span text:style-name="T7">0573</text:span><text:span text:style-name="T9">钢</text:span><text:span text:style-name="T4">钢 </text:span><text:span text:style-name="T3">gāng </text:span><text:span text:style-name="T4">강</text:span></text:p>
        <text:p text:style-name="P1"><text:soft-page-break/><text:span text:style-name="T7">0574</text:span><text:span text:style-name="T9">微</text:span><text:span text:style-name="T4">微 </text:span><text:span text:style-name="T3">wēi </text:span><text:span text:style-name="T4">미</text:span></text:p>
        <text:p text:style-name="P1"><text:span text:style-name="T7">0575</text:span><text:span text:style-name="T9">左</text:span><text:span text:style-name="T4">左 </text:span><text:span text:style-name="T3">zuǒ </text:span><text:span text:style-name="T4">좌</text:span></text:p>
        <text:p text:style-name="P1"><text:span text:style-name="T7">0576</text:span><text:span text:style-name="T9">密</text:span><text:span text:style-name="T4">密 </text:span><text:span text:style-name="T3">mì </text:span><text:span text:style-name="T4">밀</text:span></text:p>
        <text:p text:style-name="P1"><text:span text:style-name="T7">0577</text:span><text:span text:style-name="T9">愿</text:span><text:span text:style-name="T4">愿 </text:span><text:span text:style-name="T3">yuàn </text:span><text:span text:style-name="T4">원</text:span></text:p>
        <text:p text:style-name="P1"><text:soft-page-break/><text:span text:style-name="T7">0578</text:span><text:span text:style-name="T9">般</text:span><text:span text:style-name="T4">般 </text:span><text:span text:style-name="T3">bān </text:span><text:span text:style-name="T4">반</text:span></text:p>
        <text:p text:style-name="P1"><text:span text:style-name="T7">0579</text:span><text:span text:style-name="T9">图</text:span><text:span text:style-name="T4">图 </text:span><text:span text:style-name="T3">tú </text:span><text:span text:style-name="T4">도</text:span></text:p>
        <text:p text:style-name="P1"><text:span text:style-name="T7">0580</text:span><text:span text:style-name="T9">示</text:span><text:span text:style-name="T4">示 </text:span><text:span text:style-name="T3">shì </text:span><text:span text:style-name="T4">시</text:span></text:p>
        <text:p text:style-name="P1"><text:span text:style-name="T7">0581</text:span><text:span text:style-name="T9">段</text:span><text:span text:style-name="T4">段 </text:span><text:span text:style-name="T3">duàn </text:span><text:span text:style-name="T4">단</text:span></text:p>
        <text:p text:style-name="P1"><text:soft-page-break/><text:span text:style-name="T7">0582</text:span><text:span text:style-name="T9">引</text:span><text:span text:style-name="T4">引 </text:span><text:span text:style-name="T3">yǐn </text:span><text:span text:style-name="T4">인</text:span></text:p>
        <text:p text:style-name="P1"><text:span text:style-name="T7">0583</text:span><text:span text:style-name="T9">势</text:span><text:span text:style-name="T4">势 </text:span><text:span text:style-name="T3">shì </text:span><text:span text:style-name="T4">세</text:span></text:p>
        <text:p text:style-name="P1"><text:span text:style-name="T7">0584</text:span><text:span text:style-name="T9">證</text:span><text:span text:style-name="T4">證 </text:span><text:span text:style-name="T3">zhèng </text:span><text:span text:style-name="T4">증</text:span></text:p>
        <text:p text:style-name="P1"><text:span text:style-name="T7">0585</text:span><text:span text:style-name="T9">夫</text:span><text:span text:style-name="T4">夫 </text:span><text:span text:style-name="T3">fū </text:span><text:span text:style-name="T4">부</text:span></text:p>
        <text:p text:style-name="P1"><text:soft-page-break/><text:span text:style-name="T7">0586</text:span><text:span text:style-name="T9">靠</text:span><text:span text:style-name="T4">靠 </text:span><text:span text:style-name="T3">kào </text:span><text:span text:style-name="T4">고</text:span></text:p>
        <text:p text:style-name="P1"><text:span text:style-name="T7">0587</text:span><text:span text:style-name="T9">冷</text:span><text:span text:style-name="T4">冷 </text:span><text:span text:style-name="T3">lěng </text:span><text:span text:style-name="T4">랭</text:span></text:p>
        <text:p text:style-name="P1"><text:span text:style-name="T7">0588</text:span><text:span text:style-name="T9">易</text:span><text:span text:style-name="T4">易 </text:span><text:span text:style-name="T3">yì </text:span><text:span text:style-name="T4">역</text:span></text:p>
        <text:p text:style-name="P1"><text:span text:style-name="T7">0589</text:span><text:span text:style-name="T9">则</text:span><text:span text:style-name="T4">则 </text:span><text:span text:style-name="T3">zé </text:span><text:span text:style-name="T4">칙</text:span></text:p>
        <text:p text:style-name="P1"><text:soft-page-break/><text:span text:style-name="T7">0590</text:span><text:span text:style-name="T9">阳</text:span><text:span text:style-name="T4">阳 </text:span><text:span text:style-name="T3">yáng </text:span><text:span text:style-name="T4">양</text:span></text:p>
      </text:section>
      <text:p text:style-name="P2"> </text:p>
      <text:section text:style-name="Sect1" text:name="구역13">
        <text:p text:style-name="P1"><text:bookmark text:name="div_page12"/><text:span text:style-name="T7">0591</text:span><text:span text:style-name="T9">卖</text:span><text:span text:style-name="T4">卖 </text:span><text:span text:style-name="T3">mài </text:span><text:span text:style-name="T4">매</text:span></text:p>
        <text:p text:style-name="P1"><text:span text:style-name="T7">0592</text:span><text:span text:style-name="T9">欢</text:span><text:span text:style-name="T4">欢 </text:span><text:span text:style-name="T3">huān </text:span><text:span text:style-name="T4">환</text:span></text:p>
        <text:p text:style-name="P1"><text:span text:style-name="T7">0593</text:span><text:span text:style-name="T9">美</text:span><text:span text:style-name="T4">美 </text:span><text:span text:style-name="T3">měi </text:span><text:span text:style-name="T4">미</text:span></text:p>
        <text:p text:style-name="P1"><text:soft-page-break/><text:span text:style-name="T7">0594</text:span><text:span text:style-name="T9">局</text:span><text:span text:style-name="T4">局 </text:span><text:span text:style-name="T3">jú </text:span><text:span text:style-name="T4">국</text:span></text:p>
        <text:p text:style-name="P1"><text:span text:style-name="T7">0595</text:span><text:span text:style-name="T9">血</text:span><text:span text:style-name="T4">血 </text:span><text:span text:style-name="T3">xiě </text:span><text:span text:style-name="T4">혈</text:span></text:p>
        <text:p text:style-name="P1"><text:span text:style-name="T7">0596</text:span><text:span text:style-name="T9">衝</text:span><text:span text:style-name="T4">衝 </text:span><text:span text:style-name="T3">chōng </text:span><text:span text:style-name="T4">충</text:span></text:p>
        <text:p text:style-name="P1"><text:span text:style-name="T7">0597</text:span><text:span text:style-name="T9">静</text:span><text:span text:style-name="T4">静 </text:span><text:span text:style-name="T3">jìng </text:span><text:span text:style-name="T4">정</text:span></text:p>
        <text:p text:style-name="P1"><text:soft-page-break/><text:span text:style-name="T7">0598</text:span><text:span text:style-name="T9">停</text:span><text:span text:style-name="T4">停 </text:span><text:span text:style-name="T3">tíng </text:span><text:span text:style-name="T4">정</text:span></text:p>
        <text:p text:style-name="P1"><text:span text:style-name="T7">0599</text:span><text:span text:style-name="T9">划</text:span><text:span text:style-name="T4">划 </text:span><text:span text:style-name="T3">huá </text:span><text:span text:style-name="T4">화</text:span></text:p>
        <text:p text:style-name="P1"><text:span text:style-name="T7">0600</text:span><text:span text:style-name="T9">脑</text:span><text:span text:style-name="T4">脑 </text:span><text:span text:style-name="T3">nǎo </text:span><text:span text:style-name="T4">뇌</text:span></text:p>
        <text:p text:style-name="P1"><text:span text:style-name="T7">0601</text:span><text:span text:style-name="T9">权</text:span><text:span text:style-name="T4">权 </text:span><text:span text:style-name="T3">quán </text:span><text:span text:style-name="T4">권</text:span></text:p>
        <text:p text:style-name="P1"><text:soft-page-break/><text:span text:style-name="T7">0602</text:span><text:span text:style-name="T9">修</text:span><text:span text:style-name="T4">修 </text:span><text:span text:style-name="T3">xiū </text:span><text:span text:style-name="T4">수</text:span></text:p>
        <text:p text:style-name="P1"><text:span text:style-name="T7">0603</text:span><text:span text:style-name="T9">虽</text:span><text:span text:style-name="T4">虽 </text:span><text:span text:style-name="T3">suī </text:span><text:span text:style-name="T4">수</text:span></text:p>
        <text:p text:style-name="P1"><text:span text:style-name="T7">0604</text:span><text:span text:style-name="T9">沈</text:span><text:span text:style-name="T4">沈 </text:span><text:span text:style-name="T3">shěn </text:span><text:span text:style-name="T4">침</text:span></text:p>
        <text:p text:style-name="P1"><text:span text:style-name="T7">0605</text:span><text:span text:style-name="T9">球</text:span><text:span text:style-name="T4">球 </text:span><text:span text:style-name="T3">qiú </text:span><text:span text:style-name="T4">구</text:span></text:p>
        <text:p text:style-name="P1"><text:soft-page-break/><text:span text:style-name="T7">0606</text:span><text:span text:style-name="T9">伙</text:span><text:span text:style-name="T4">伙 </text:span><text:span text:style-name="T3">huǒ </text:span><text:span text:style-name="T4">화</text:span></text:p>
        <text:p text:style-name="P1"><text:span text:style-name="T7">0607</text:span><text:span text:style-name="T9">木</text:span><text:span text:style-name="T4">木 </text:span><text:span text:style-name="T3">mù </text:span><text:span text:style-name="T4">목</text:span></text:p>
        <text:p text:style-name="P1"><text:span text:style-name="T7">0608</text:span><text:span text:style-name="T9">喜</text:span><text:span text:style-name="T4">喜 </text:span><text:span text:style-name="T3">xǐ </text:span><text:span text:style-name="T4">희</text:span></text:p>
        <text:p text:style-name="P1"><text:span text:style-name="T7">0609</text:span><text:span text:style-name="T9">忽</text:span><text:span text:style-name="T4">忽 </text:span><text:span text:style-name="T3">hū </text:span><text:span text:style-name="T4">홀</text:span></text:p>
        <text:p text:style-name="P1"><text:soft-page-break/><text:span text:style-name="T7">0610</text:span><text:span text:style-name="T9">即</text:span><text:span text:style-name="T4">即 </text:span><text:span text:style-name="T3">jí </text:span><text:span text:style-name="T4">즉</text:span></text:p>
        <text:p text:style-name="P1"><text:span text:style-name="T7">0611</text:span><text:span text:style-name="T9">跳</text:span><text:span text:style-name="T4">跳 </text:span><text:span text:style-name="T3">tiào </text:span><text:span text:style-name="T4">도</text:span></text:p>
        <text:p text:style-name="P1"><text:span text:style-name="T7">0612</text:span><text:span text:style-name="T9">视</text:span><text:span text:style-name="T4">视 </text:span><text:span text:style-name="T3">shì </text:span><text:span text:style-name="T4">시</text:span></text:p>
        <text:p text:style-name="P1"><text:span text:style-name="T7">0613</text:span><text:span text:style-name="T9">误</text:span><text:span text:style-name="T4">误 </text:span><text:span text:style-name="T3">wù </text:span><text:span text:style-name="T4">오</text:span></text:p>
        <text:p text:style-name="P1"><text:soft-page-break/><text:span text:style-name="T7">0614</text:span><text:span text:style-name="T9">父</text:span><text:span text:style-name="T4">父 </text:span><text:span text:style-name="T3">fù </text:span><text:span text:style-name="T4">부</text:span></text:p>
        <text:p text:style-name="P1"><text:span text:style-name="T7">0615</text:span><text:span text:style-name="T9">显</text:span><text:span text:style-name="T4">显 </text:span><text:span text:style-name="T3">xiǎn </text:span><text:span text:style-name="T4">현</text:span></text:p>
        <text:p text:style-name="P1"><text:span text:style-name="T7">0616</text:span><text:span text:style-name="T9">留</text:span><text:span text:style-name="T4">留 </text:span><text:span text:style-name="T3">liú </text:span><text:span text:style-name="T4">류</text:span></text:p>
        <text:p text:style-name="P1"><text:span text:style-name="T7">0617</text:span><text:span text:style-name="T9">岁</text:span><text:span text:style-name="T4">岁 </text:span><text:span text:style-name="T3">suì </text:span><text:span text:style-name="T4">세</text:span></text:p>
        <text:p text:style-name="P1"><text:soft-page-break/><text:span text:style-name="T7">0618</text:span><text:span text:style-name="T9">古</text:span><text:span text:style-name="T4">古 </text:span><text:span text:style-name="T3">gǔ </text:span><text:span text:style-name="T4">고</text:span></text:p>
        <text:p text:style-name="P1"><text:span text:style-name="T7">0619</text:span><text:span text:style-name="T9">惊</text:span><text:span text:style-name="T4">惊 </text:span><text:span text:style-name="T3">jīng </text:span><text:span text:style-name="T4">량</text:span></text:p>
        <text:p text:style-name="P1"><text:span text:style-name="T7">0620</text:span><text:span text:style-name="T9">念</text:span><text:span text:style-name="T4">念 </text:span><text:span text:style-name="T3">niàn </text:span><text:span text:style-name="T4">념</text:span></text:p>
        <text:p text:style-name="P1"><text:span text:style-name="T7">0621</text:span><text:span text:style-name="T9">久</text:span><text:span text:style-name="T4">久 </text:span><text:span text:style-name="T3">jiǔ </text:span><text:span text:style-name="T4">구</text:span></text:p>
        <text:p text:style-name="P1"><text:soft-page-break/><text:span text:style-name="T7">0622</text:span><text:span text:style-name="T9">旧</text:span><text:span text:style-name="T4">旧 </text:span><text:span text:style-name="T3">jiù </text:span><text:span text:style-name="T4">구</text:span></text:p>
        <text:p text:style-name="P1"><text:span text:style-name="T7">0623</text:span><text:span text:style-name="T9">纸</text:span><text:span text:style-name="T4">纸 </text:span><text:span text:style-name="T3">zhǐ </text:span><text:span text:style-name="T4">지</text:span></text:p>
        <text:p text:style-name="P1"><text:span text:style-name="T7">0624</text:span><text:span text:style-name="T9">养</text:span><text:span text:style-name="T4">养 </text:span><text:span text:style-name="T3">yǎng </text:span><text:span text:style-name="T4">양</text:span></text:p>
        <text:p text:style-name="P1"><text:span text:style-name="T7">0625</text:span><text:span text:style-name="T9">护</text:span><text:span text:style-name="T4">护 </text:span><text:span text:style-name="T3">hù </text:span><text:span text:style-name="T4">호</text:span></text:p>
        <text:p text:style-name="P1"><text:soft-page-break/><text:span text:style-name="T7">0626</text:span><text:span text:style-name="T9">呼</text:span><text:span text:style-name="T4">呼 </text:span><text:span text:style-name="T3">hū </text:span><text:span text:style-name="T4">호</text:span></text:p>
        <text:p text:style-name="P1"><text:span text:style-name="T7">0627</text:span><text:span text:style-name="T9">雪</text:span><text:span text:style-name="T4">雪 </text:span><text:span text:style-name="T3">xuě </text:span><text:span text:style-name="T4">설</text:span></text:p>
        <text:p text:style-name="P1"><text:span text:style-name="T7">0628</text:span><text:span text:style-name="T9">朋</text:span><text:span text:style-name="T4">朋 </text:span><text:span text:style-name="T3">péng </text:span><text:span text:style-name="T4">붕</text:span></text:p>
        <text:p text:style-name="P1"><text:span text:style-name="T7">0629</text:span><text:span text:style-name="T9">药</text:span><text:span text:style-name="T4">药 </text:span><text:span text:style-name="T3">yào </text:span><text:span text:style-name="T4">약</text:span></text:p>
        <text:p text:style-name="P1"><text:soft-page-break/><text:span text:style-name="T7">0630</text:span><text:span text:style-name="T9">存</text:span><text:span text:style-name="T4">存 </text:span><text:span text:style-name="T3">cún </text:span><text:span text:style-name="T4">존</text:span></text:p>
        <text:p text:style-name="P1"><text:span text:style-name="T7">0631</text:span><text:span text:style-name="T9">突</text:span><text:span text:style-name="T4">突 </text:span><text:span text:style-name="T3">tū </text:span><text:span text:style-name="T4">돌</text:span></text:p>
        <text:p text:style-name="P1"><text:span text:style-name="T7">0632</text:span><text:span text:style-name="T9">助</text:span><text:span text:style-name="T4">助 </text:span><text:span text:style-name="T3">zhù </text:span><text:span text:style-name="T4">조</text:span></text:p>
        <text:p text:style-name="P1"><text:span text:style-name="T7">0633</text:span><text:span text:style-name="T9">令</text:span><text:span text:style-name="T4">令 </text:span><text:span text:style-name="T3">lìng </text:span><text:span text:style-name="T4">령</text:span></text:p>
        <text:p text:style-name="P1"><text:soft-page-break/><text:span text:style-name="T7">0634</text:span><text:span text:style-name="T9">乡</text:span><text:span text:style-name="T4">乡 </text:span><text:span text:style-name="T3">xiāng </text:span><text:span text:style-name="T4">향</text:span></text:p>
        <text:p text:style-name="P1"><text:span text:style-name="T7">0635</text:span><text:span text:style-name="T9">顶</text:span><text:span text:style-name="T4">顶 </text:span><text:span text:style-name="T3">dǐng </text:span><text:span text:style-name="T4">정</text:span></text:p>
        <text:p text:style-name="P1"><text:span text:style-name="T7">0636</text:span><text:span text:style-name="T9">校</text:span><text:span text:style-name="T4">校 </text:span><text:span text:style-name="T3">xiào </text:span><text:span text:style-name="T4">교</text:span></text:p>
      </text:section>
      <text:p text:style-name="P2"> </text:p>
      <text:section text:style-name="Sect1" text:name="구역14">
        <text:p text:style-name="P1"><text:bookmark text:name="div_page13"/><text:span text:style-name="T7">0637</text:span><text:span text:style-name="T9">续</text:span><text:span text:style-name="T4">续 </text:span><text:span text:style-name="T3">xù </text:span><text:span text:style-name="T4">속</text:span></text:p>
        <text:p text:style-name="P1"><text:soft-page-break/><text:span text:style-name="T7">0638</text:span><text:span text:style-name="T9">黄</text:span><text:span text:style-name="T4">黄 </text:span><text:span text:style-name="T3">huáng </text:span><text:span text:style-name="T4">황</text:span></text:p>
        <text:p text:style-name="P1"><text:span text:style-name="T7">0639</text:span><text:span text:style-name="T9">敢</text:span><text:span text:style-name="T4">敢 </text:span><text:span text:style-name="T3">gǎn </text:span><text:span text:style-name="T4">감</text:span></text:p>
        <text:p text:style-name="P1"><text:span text:style-name="T7">0640</text:span><text:span text:style-name="T9">掉</text:span><text:span text:style-name="T4">掉 </text:span><text:span text:style-name="T3">diào </text:span><text:span text:style-name="T4">도</text:span></text:p>
        <text:p text:style-name="P1"><text:span text:style-name="T7">0641</text:span><text:span text:style-name="T9">创</text:span><text:span text:style-name="T4">创 </text:span><text:span text:style-name="T3">chuàng </text:span><text:span text:style-name="T4">창</text:span></text:p>
        <text:p text:style-name="P1"><text:soft-page-break/><text:span text:style-name="T7">0642</text:span><text:span text:style-name="T9">右</text:span><text:span text:style-name="T4">右 </text:span><text:span text:style-name="T3">yòu </text:span><text:span text:style-name="T4">우</text:span></text:p>
        <text:p text:style-name="P1"><text:span text:style-name="T7">0643</text:span><text:span text:style-name="T9">激</text:span><text:span text:style-name="T4">激 </text:span><text:span text:style-name="T3">jī </text:span><text:span text:style-name="T4">격</text:span></text:p>
        <text:p text:style-name="P1"><text:span text:style-name="T7">0644</text:span><text:span text:style-name="T9">姑</text:span><text:span text:style-name="T4">姑 </text:span><text:span text:style-name="T3">gū </text:span><text:span text:style-name="T4">고</text:span></text:p>
        <text:p text:style-name="P1"><text:span text:style-name="T7">0645</text:span><text:span text:style-name="T9">旁</text:span><text:span text:style-name="T4">旁 </text:span><text:span text:style-name="T3">páng </text:span><text:span text:style-name="T4">방</text:span></text:p>
        <text:p text:style-name="P1"><text:soft-page-break/><text:span text:style-name="T7">0646</text:span><text:span text:style-name="T9">医</text:span><text:span text:style-name="T4">医 </text:span><text:span text:style-name="T3">yī </text:span><text:span text:style-name="T4">의</text:span></text:p>
        <text:p text:style-name="P1"><text:span text:style-name="T7">0647</text:span><text:span text:style-name="T9">价</text:span><text:span text:style-name="T4">价 </text:span><text:span text:style-name="T3">jià </text:span><text:span text:style-name="T4">가</text:span></text:p>
        <text:p text:style-name="P1"><text:span text:style-name="T7">0648</text:span><text:span text:style-name="T9">纪</text:span><text:span text:style-name="T4">纪 </text:span><text:span text:style-name="T3">jì </text:span><text:span text:style-name="T4">기</text:span></text:p>
        <text:p text:style-name="P1"><text:span text:style-name="T7">0649</text:span><text:span text:style-name="T9">沙</text:span><text:span text:style-name="T4">沙 </text:span><text:span text:style-name="T3">shā </text:span><text:span text:style-name="T4">사</text:span></text:p>
        <text:p text:style-name="P1"><text:soft-page-break/><text:span text:style-name="T7">0650</text:span><text:span text:style-name="T9">角</text:span><text:span text:style-name="T4">角 </text:span><text:span text:style-name="T3">jiǎo </text:span><text:span text:style-name="T4">각</text:span></text:p>
        <text:p text:style-name="P1"><text:span text:style-name="T7">0651</text:span><text:span text:style-name="T9">章</text:span><text:span text:style-name="T4">章 </text:span><text:span text:style-name="T3">zhāng </text:span><text:span text:style-name="T4">장</text:span></text:p>
        <text:p text:style-name="P1"><text:span text:style-name="T7">0652</text:span><text:span text:style-name="T9">弟</text:span><text:span text:style-name="T4">弟 </text:span><text:span text:style-name="T3">dì </text:span><text:span text:style-name="T4">제</text:span></text:p>
        <text:p text:style-name="P1"><text:span text:style-name="T7">0653</text:span><text:span text:style-name="T9">材</text:span><text:span text:style-name="T4">材 </text:span><text:span text:style-name="T3">cái </text:span><text:span text:style-name="T4">재</text:span></text:p>
        <text:p text:style-name="P1"><text:soft-page-break/><text:span text:style-name="T7">0654</text:span><text:span text:style-name="T9">注</text:span><text:span text:style-name="T4">注 </text:span><text:span text:style-name="T3">zhù </text:span><text:span text:style-name="T4">주</text:span></text:p>
        <text:p text:style-name="P1"><text:span text:style-name="T7">0655</text:span><text:span text:style-name="T9">言</text:span><text:span text:style-name="T4">言 </text:span><text:span text:style-name="T3">yán </text:span><text:span text:style-name="T4">언</text:span></text:p>
        <text:p text:style-name="P1"><text:span text:style-name="T7">0656</text:span><text:span text:style-name="T9">简</text:span><text:span text:style-name="T4">简 </text:span><text:span text:style-name="T3">jiǎn </text:span><text:span text:style-name="T4">간</text:span></text:p>
        <text:p text:style-name="P1"><text:span text:style-name="T7">0657</text:span><text:span text:style-name="T9">慢</text:span><text:span text:style-name="T4">慢 </text:span><text:span text:style-name="T3">màn </text:span><text:span text:style-name="T4">만</text:span></text:p>
        <text:p text:style-name="P1"><text:soft-page-break/><text:span text:style-name="T7">0658</text:span><text:span text:style-name="T9">采</text:span><text:span text:style-name="T4">采 </text:span><text:span text:style-name="T3">cǎi </text:span><text:span text:style-name="T4">채</text:span></text:p>
        <text:p text:style-name="P1"><text:span text:style-name="T7">0659</text:span><text:span text:style-name="T9">查</text:span><text:span text:style-name="T4">查 </text:span><text:span text:style-name="T3">chá </text:span><text:span text:style-name="T4">사</text:span></text:p>
        <text:p text:style-name="P1"><text:span text:style-name="T7">0660</text:span><text:span text:style-name="T9">另</text:span><text:span text:style-name="T4">另 </text:span><text:span text:style-name="T3">lìng </text:span><text:span text:style-name="T4">령</text:span></text:p>
        <text:p text:style-name="P1"><text:span text:style-name="T7">0661</text:span><text:span text:style-name="T9">防</text:span><text:span text:style-name="T4">防 </text:span><text:span text:style-name="T3">fáng </text:span><text:span text:style-name="T4">방</text:span></text:p>
        <text:p text:style-name="P1"><text:soft-page-break/><text:span text:style-name="T7">0662</text:span><text:span text:style-name="T9">评</text:span><text:span text:style-name="T4">评 </text:span><text:span text:style-name="T3">píng </text:span><text:span text:style-name="T4">평</text:span></text:p>
        <text:p text:style-name="P1"><text:span text:style-name="T7">0663</text:span><text:span text:style-name="T9">按</text:span><text:span text:style-name="T4">按 </text:span><text:span text:style-name="T3">àn </text:span><text:span text:style-name="T4">안</text:span></text:p>
        <text:p text:style-name="P1"><text:span text:style-name="T7">0664</text:span><text:span text:style-name="T9">略</text:span><text:span text:style-name="T4">略 </text:span><text:span text:style-name="T3">lüè </text:span><text:span text:style-name="T4">략</text:span></text:p>
        <text:p text:style-name="P1"><text:span text:style-name="T7">0665</text:span><text:span text:style-name="T9">喊</text:span><text:span text:style-name="T4">喊 </text:span><text:span text:style-name="T3">hǎn </text:span><text:span text:style-name="T4">함</text:span></text:p>
        <text:p text:style-name="P1"><text:soft-page-break/><text:span text:style-name="T7">0666</text:span><text:span text:style-name="T9">枪</text:span><text:span text:style-name="T4">枪 </text:span><text:span text:style-name="T3">qiāng </text:span><text:span text:style-name="T4">창</text:span></text:p>
        <text:p text:style-name="P1"><text:span text:style-name="T7">0667</text:span><text:span text:style-name="T9">伤</text:span><text:span text:style-name="T4">伤 </text:span><text:span text:style-name="T3">shāng </text:span><text:span text:style-name="T4">상</text:span></text:p>
        <text:p text:style-name="P1"><text:span text:style-name="T7">0668</text:span><text:span text:style-name="T9">排</text:span><text:span text:style-name="T4">排 </text:span><text:span text:style-name="T3">pái </text:span><text:span text:style-name="T4">배</text:span></text:p>
        <text:p text:style-name="P1"><text:span text:style-name="T7">0669</text:span><text:span text:style-name="T9">室</text:span><text:span text:style-name="T4">室 </text:span><text:span text:style-name="T3">shì </text:span><text:span text:style-name="T4">실</text:span></text:p>
        <text:p text:style-name="P1"><text:soft-page-break/><text:span text:style-name="T7">0670</text:span><text:span text:style-name="T9">渐</text:span><text:span text:style-name="T4">渐 </text:span><text:span text:style-name="T3">jiàn </text:span><text:span text:style-name="T4">점</text:span></text:p>
        <text:p text:style-name="P1"><text:span text:style-name="T7">0671</text:span><text:span text:style-name="T9">故</text:span><text:span text:style-name="T4">故 </text:span><text:span text:style-name="T3">gù </text:span><text:span text:style-name="T4">고</text:span></text:p>
        <text:p text:style-name="P1"><text:span text:style-name="T7">0672</text:span><text:span text:style-name="T9">省</text:span><text:span text:style-name="T4">省 </text:span><text:span text:style-name="T3">shěng </text:span><text:span text:style-name="T4">성</text:span></text:p>
        <text:p text:style-name="P1"><text:span text:style-name="T7">0673</text:span><text:span text:style-name="T9">烟</text:span><text:span text:style-name="T4">烟 </text:span><text:span text:style-name="T3">yān </text:span><text:span text:style-name="T4">연</text:span></text:p>
        <text:p text:style-name="P1"><text:soft-page-break/><text:span text:style-name="T7">0674</text:span><text:span text:style-name="T9">棉</text:span><text:span text:style-name="T4">棉 </text:span><text:span text:style-name="T3">mián </text:span><text:span text:style-name="T4">면</text:span></text:p>
        <text:p text:style-name="P1"><text:span text:style-name="T7">0675</text:span><text:span text:style-name="T9">乱</text:span><text:span text:style-name="T4">乱 </text:span><text:span text:style-name="T3">luàn </text:span><text:span text:style-name="T4">란</text:span></text:p>
        <text:p text:style-name="P1"><text:span text:style-name="T7">0676</text:span><text:span text:style-name="T9">游</text:span><text:span text:style-name="T4">游 </text:span><text:span text:style-name="T3">yóu </text:span><text:span text:style-name="T4">유</text:span></text:p>
        <text:p text:style-name="P1"><text:span text:style-name="T7">0677</text:span><text:span text:style-name="T9">怪</text:span><text:span text:style-name="T4">怪 </text:span><text:span text:style-name="T3">guài </text:span><text:span text:style-name="T4">괴</text:span></text:p>
        <text:p text:style-name="P1"><text:soft-page-break/><text:span text:style-name="T7">0678</text:span><text:span text:style-name="T9">府</text:span><text:span text:style-name="T4">府 </text:span><text:span text:style-name="T3">fǔ </text:span><text:span text:style-name="T4">부</text:span></text:p>
        <text:p text:style-name="P1"><text:span text:style-name="T7">0679</text:span><text:span text:style-name="T9">唱</text:span><text:span text:style-name="T4">唱 </text:span><text:span text:style-name="T3">chàng </text:span><text:span text:style-name="T4">창</text:span></text:p>
        <text:p text:style-name="P1"><text:span text:style-name="T7">0680</text:span><text:span text:style-name="T9">初</text:span><text:span text:style-name="T4">初 </text:span><text:span text:style-name="T3">chū </text:span><text:span text:style-name="T4">초</text:span></text:p>
        <text:p text:style-name="P1"><text:span text:style-name="T7">0681</text:span><text:span text:style-name="T9">功</text:span><text:span text:style-name="T4">功 </text:span><text:span text:style-name="T3">gōng </text:span><text:span text:style-name="T4">공</text:span></text:p>
        <text:p text:style-name="P1"><text:soft-page-break/><text:span text:style-name="T7">0682</text:span><text:span text:style-name="T9">床</text:span><text:span text:style-name="T4">床 </text:span><text:span text:style-name="T3">chuáng </text:span><text:span text:style-name="T4">상</text:span></text:p>
        <text:p text:style-name="P1"><text:span text:style-name="T7">0683</text:span><text:span text:style-name="T9">律</text:span><text:span text:style-name="T4">律 </text:span><text:span text:style-name="T3">lǜ </text:span><text:span text:style-name="T4">률</text:span></text:p>
        <text:p text:style-name="P1"><text:span text:style-name="T7">0684</text:span><text:span text:style-name="T9">烧</text:span><text:span text:style-name="T4">烧 </text:span><text:span text:style-name="T3">shāo </text:span><text:span text:style-name="T4">소</text:span></text:p>
      </text:section>
      <text:p text:style-name="P2"> </text:p>
      <text:section text:style-name="Sect1" text:name="구역15">
        <text:p text:style-name="P1"><text:bookmark text:name="div_page14"/><text:span text:style-name="T7">0685</text:span><text:span text:style-name="T9">烈</text:span><text:span text:style-name="T4">烈 </text:span><text:span text:style-name="T3">liè </text:span><text:span text:style-name="T4">렬</text:span></text:p>
        <text:p text:style-name="P1"><text:soft-page-break/><text:span text:style-name="T7">0686</text:span><text:span text:style-name="T9">读</text:span><text:span text:style-name="T4">读 </text:span><text:span text:style-name="T3">dú </text:span><text:span text:style-name="T4">독</text:span></text:p>
        <text:p text:style-name="P1"><text:span text:style-name="T7">0687</text:span><text:span text:style-name="T9">洋</text:span><text:span text:style-name="T4">洋 </text:span><text:span text:style-name="T3">yáng </text:span><text:span text:style-name="T4">양</text:span></text:p>
        <text:p text:style-name="P1"><text:span text:style-name="T7">0688</text:span><text:span text:style-name="T9">盡</text:span><text:span text:style-name="T4">盡 </text:span><text:span text:style-name="T3">jìn </text:span><text:span text:style-name="T4">진</text:span></text:p>
        <text:p text:style-name="P1"><text:span text:style-name="T7">0689</text:span><text:span text:style-name="T9">封</text:span><text:span text:style-name="T4">封 </text:span><text:span text:style-name="T3">fēng </text:span><text:span text:style-name="T4">봉</text:span></text:p>
        <text:p text:style-name="P1"><text:soft-page-break/><text:span text:style-name="T7">0690</text:span><text:span text:style-name="T9">周</text:span><text:span text:style-name="T4">周 </text:span><text:span text:style-name="T3">zhōu </text:span><text:span text:style-name="T4">주</text:span></text:p>
        <text:p text:style-name="P1"><text:span text:style-name="T7">0691</text:span><text:span text:style-name="T9">县</text:span><text:span text:style-name="T4">县 </text:span><text:span text:style-name="T3">xiàn </text:span><text:span text:style-name="T4">현</text:span></text:p>
        <text:p text:style-name="P1"><text:span text:style-name="T7">0692</text:span><text:span text:style-name="T9">源</text:span><text:span text:style-name="T4">源 </text:span><text:span text:style-name="T3">yuán </text:span><text:span text:style-name="T4">원</text:span></text:p>
        <text:p text:style-name="P1"><text:span text:style-name="T7">0693</text:span><text:span text:style-name="T9">姐</text:span><text:span text:style-name="T4">姐 </text:span><text:span text:style-name="T3">jiě </text:span><text:span text:style-name="T4">저</text:span></text:p>
        <text:p text:style-name="P1"><text:soft-page-break/><text:span text:style-name="T7">0694</text:span><text:span text:style-name="T9">座</text:span><text:span text:style-name="T4">座 </text:span><text:span text:style-name="T3">zuò </text:span><text:span text:style-name="T4">좌</text:span></text:p>
        <text:p text:style-name="P1"><text:span text:style-name="T7">0695</text:span><text:span text:style-name="T9">熟</text:span><text:span text:style-name="T4">熟 </text:span><text:span text:style-name="T3">shú </text:span><text:span text:style-name="T4">숙</text:span></text:p>
        <text:p text:style-name="P1"><text:span text:style-name="T7">0696</text:span><text:span text:style-name="T9">担</text:span><text:span text:style-name="T4">担 </text:span><text:span text:style-name="T3">dān </text:span><text:span text:style-name="T4">담</text:span></text:p>
        <text:p text:style-name="P1"><text:span text:style-name="T7">0697</text:span><text:span text:style-name="T9">痛</text:span><text:span text:style-name="T4">痛 </text:span><text:span text:style-name="T3">tòng </text:span><text:span text:style-name="T4">통</text:span></text:p>
        <text:p text:style-name="P1"><text:soft-page-break/><text:span text:style-name="T7">0698</text:span><text:span text:style-name="T9">弹</text:span><text:span text:style-name="T4">弹 </text:span><text:span text:style-name="T3">dàn </text:span><text:span text:style-name="T4">탄</text:span></text:p>
        <text:p text:style-name="P1"><text:span text:style-name="T7">0699</text:span><text:span text:style-name="T9">锺</text:span><text:span text:style-name="T4">锺 </text:span><text:span text:style-name="T3">zhōng </text:span><text:span text:style-name="T4">종</text:span></text:p>
        <text:p text:style-name="P1"><text:span text:style-name="T7">0700</text:span><text:span text:style-name="T9">杂</text:span><text:span text:style-name="T4">杂 </text:span><text:span text:style-name="T3">zá </text:span><text:span text:style-name="T4">잡</text:span></text:p>
        <text:p text:style-name="P1"><text:span text:style-name="T7">0701</text:span><text:span text:style-name="T9">试</text:span><text:span text:style-name="T4">试 </text:span><text:span text:style-name="T3">shì </text:span><text:span text:style-name="T4">시</text:span></text:p>
        <text:p text:style-name="P1"><text:soft-page-break/><text:span text:style-name="T7">0702</text:span><text:span text:style-name="T9">继</text:span><text:span text:style-name="T4">继 </text:span><text:span text:style-name="T3">jì </text:span><text:span text:style-name="T4">계</text:span></text:p>
        <text:p text:style-name="P1"><text:span text:style-name="T7">0703</text:span><text:span text:style-name="T9">班</text:span><text:span text:style-name="T4">班 </text:span><text:span text:style-name="T3">bān </text:span><text:span text:style-name="T4">반</text:span></text:p>
        <text:p text:style-name="P1"><text:span text:style-name="T7">0704</text:span><text:span text:style-name="T9">搞</text:span><text:span text:style-name="T4">搞 </text:span><text:span text:style-name="T3">gǎo </text:span><text:span text:style-name="T4">고</text:span></text:p>
        <text:p text:style-name="P1"><text:span text:style-name="T7">0705</text:span><text:span text:style-name="T9">翻</text:span><text:span text:style-name="T4">翻 </text:span><text:span text:style-name="T3">fān </text:span><text:span text:style-name="T4">번</text:span></text:p>
        <text:p text:style-name="P1"><text:soft-page-break/><text:span text:style-name="T7">0706</text:span><text:span text:style-name="T9">语</text:span><text:span text:style-name="T4">语 </text:span><text:span text:style-name="T3">yǔ </text:span><text:span text:style-name="T4">어</text:span></text:p>
        <text:p text:style-name="P1"><text:span text:style-name="T7">0707</text:span><text:span text:style-name="T9">菜</text:span><text:span text:style-name="T4">菜 </text:span><text:span text:style-name="T3">cài </text:span><text:span text:style-name="T4">채</text:span></text:p>
        <text:p text:style-name="P1"><text:span text:style-name="T7">0708</text:span><text:span text:style-name="T9">终</text:span><text:span text:style-name="T4">终 </text:span><text:span text:style-name="T3">zhōng </text:span><text:span text:style-name="T4">종</text:span></text:p>
        <text:p text:style-name="P1"><text:span text:style-name="T7">0709</text:span><text:span text:style-name="T9">充</text:span><text:span text:style-name="T4">充 </text:span><text:span text:style-name="T3">chōng </text:span><text:span text:style-name="T4">충</text:span></text:p>
        <text:p text:style-name="P1"><text:soft-page-break/><text:span text:style-name="T7">0710</text:span><text:span text:style-name="T9">困</text:span><text:span text:style-name="T4">困 </text:span><text:span text:style-name="T3">kùn </text:span><text:span text:style-name="T4">곤</text:span></text:p>
        <text:p text:style-name="P1"><text:span text:style-name="T7">0711</text:span><text:span text:style-name="T9">摇</text:span><text:span text:style-name="T4">摇 </text:span><text:span text:style-name="T3">yáo </text:span><text:span text:style-name="T4">요</text:span></text:p>
        <text:p text:style-name="P1"><text:span text:style-name="T7">0712</text:span><text:span text:style-name="T9">奶</text:span><text:span text:style-name="T4">奶 </text:span><text:span text:style-name="T3">nǎi </text:span><text:span text:style-name="T4">내</text:span></text:p>
        <text:p text:style-name="P1"><text:span text:style-name="T7">0713</text:span><text:span text:style-name="T9">乐</text:span><text:span text:style-name="T4">乐 </text:span><text:span text:style-name="T3">lè </text:span><text:span text:style-name="T4">악</text:span></text:p>
        <text:p text:style-name="P1"><text:soft-page-break/><text:span text:style-name="T7">0714</text:span><text:span text:style-name="T9">奇</text:span><text:span text:style-name="T4">奇 </text:span><text:span text:style-name="T3">qí </text:span><text:span text:style-name="T4">기</text:span></text:p>
        <text:p text:style-name="P1"><text:span text:style-name="T7">0715</text:span><text:span text:style-name="T9">态</text:span><text:span text:style-name="T4">态 </text:span><text:span text:style-name="T3">tài </text:span><text:span text:style-name="T4">태</text:span></text:p>
        <text:p text:style-name="P1"><text:span text:style-name="T7">0716</text:span><text:span text:style-name="T9">野</text:span><text:span text:style-name="T4">野 </text:span><text:span text:style-name="T3">yě </text:span><text:span text:style-name="T4">야</text:span></text:p>
        <text:p text:style-name="P1"><text:span text:style-name="T7">0717</text:span><text:span text:style-name="T9">责</text:span><text:span text:style-name="T4">责 </text:span><text:span text:style-name="T3">zé </text:span><text:span text:style-name="T4">책</text:span></text:p>
        <text:p text:style-name="P1"><text:soft-page-break/><text:span text:style-name="T7">0718</text:span><text:span text:style-name="T9">止</text:span><text:span text:style-name="T4">止 </text:span><text:span text:style-name="T3">zhǐ </text:span><text:span text:style-name="T4">지</text:span></text:p>
        <text:p text:style-name="P1"><text:span text:style-name="T7">0719</text:span><text:span text:style-name="T9">选</text:span><text:span text:style-name="T4">选 </text:span><text:span text:style-name="T3">xuǎn </text:span><text:span text:style-name="T4">선</text:span></text:p>
        <text:p text:style-name="P1"><text:span text:style-name="T7">0720</text:span><text:span text:style-name="T9">喝</text:span><text:span text:style-name="T4">喝 </text:span><text:span text:style-name="T3">hē </text:span><text:span text:style-name="T4">갈</text:span></text:p>
        <text:p text:style-name="P1"><text:span text:style-name="T7">0721</text:span><text:span text:style-name="T9">林</text:span><text:span text:style-name="T4">林 </text:span><text:span text:style-name="T3">lín </text:span><text:span text:style-name="T4">림</text:span></text:p>
        <text:p text:style-name="P1"><text:soft-page-break/><text:span text:style-name="T7">0722</text:span><text:span text:style-name="T9">差</text:span><text:span text:style-name="T4">差 </text:span><text:span text:style-name="T3">chā </text:span><text:span text:style-name="T4">차</text:span></text:p>
        <text:p text:style-name="P1"><text:span text:style-name="T7">0723</text:span><text:span text:style-name="T9">负</text:span><text:span text:style-name="T4">负 </text:span><text:span text:style-name="T3">fù </text:span><text:span text:style-name="T4">부</text:span></text:p>
        <text:p text:style-name="P1"><text:span text:style-name="T7">0724</text:span><text:span text:style-name="T9">龋</text:span><text:span text:style-name="T4">龋 </text:span><text:span text:style-name="T3">qǔ </text:span><text:span text:style-name="T4">우</text:span></text:p>
        <text:p text:style-name="P1"><text:span text:style-name="T7">0725</text:span><text:span text:style-name="T9">歌</text:span><text:span text:style-name="T4">歌 </text:span><text:span text:style-name="T3">gē </text:span><text:span text:style-name="T4">가</text:span></text:p>
        <text:p text:style-name="P1"><text:soft-page-break/><text:span text:style-name="T7">0726</text:span><text:span text:style-name="T9">抓</text:span><text:span text:style-name="T4">抓 </text:span><text:span text:style-name="T3">zhuā </text:span><text:span text:style-name="T4">조</text:span></text:p>
        <text:p text:style-name="P1"><text:span text:style-name="T7">0727</text:span><text:span text:style-name="T9">田</text:span><text:span text:style-name="T4">田 </text:span><text:span text:style-name="T3">tián </text:span><text:span text:style-name="T4">전</text:span></text:p>
      </text:section>
      <text:p text:style-name="P2"> </text:p>
      <text:section text:style-name="Sect1" text:name="구역16">
        <text:p text:style-name="P1"><text:bookmark text:name="div_page15"/><text:span text:style-name="T7">0728</text:span><text:span text:style-name="T9">称</text:span><text:span text:style-name="T4">称 </text:span><text:span text:style-name="T3">chēng </text:span><text:span text:style-name="T4">칭</text:span></text:p>
        <text:p text:style-name="P1"><text:span text:style-name="T7">0729</text:span><text:span text:style-name="T9">双</text:span><text:span text:style-name="T4">双 </text:span><text:span text:style-name="T3">shuāng </text:span><text:span text:style-name="T4">쌍</text:span></text:p>
        <text:p text:style-name="P1"><text:soft-page-break/><text:span text:style-name="T7">0730</text:span><text:span text:style-name="T9">竟</text:span><text:span text:style-name="T4">竟 </text:span><text:span text:style-name="T3">jìng </text:span><text:span text:style-name="T4">경</text:span></text:p>
        <text:p text:style-name="P1"><text:span text:style-name="T7">0731</text:span><text:span text:style-name="T9">仅</text:span><text:span text:style-name="T4">仅 </text:span><text:span text:style-name="T3">jǐn </text:span><text:span text:style-name="T4">부</text:span></text:p>
        <text:p text:style-name="P1"><text:span text:style-name="T7">0732</text:span><text:span text:style-name="T9">待</text:span><text:span text:style-name="T4">待 </text:span><text:span text:style-name="T3">dài </text:span><text:span text:style-name="T4">대</text:span></text:p>
        <text:p text:style-name="P1"><text:span text:style-name="T7">0733</text:span><text:span text:style-name="T9">属</text:span><text:span text:style-name="T4">属 </text:span><text:span text:style-name="T3">shǔ </text:span><text:span text:style-name="T4">속</text:span></text:p>
        <text:p text:style-name="P1"><text:soft-page-break/><text:span text:style-name="T7">0734</text:span><text:span text:style-name="T9">致</text:span><text:span text:style-name="T4">致 </text:span><text:span text:style-name="T3">zhì </text:span><text:span text:style-name="T4">치</text:span></text:p>
        <text:p text:style-name="P1"><text:span text:style-name="T7">0735</text:span><text:span text:style-name="T9">吸</text:span><text:span text:style-name="T4">吸 </text:span><text:span text:style-name="T3">xī </text:span><text:span text:style-name="T4">흡</text:span></text:p>
        <text:p text:style-name="P1"><text:span text:style-name="T7">0736</text:span><text:span text:style-name="T9">春</text:span><text:span text:style-name="T4">春 </text:span><text:span text:style-name="T3">chūn </text:span><text:span text:style-name="T4">춘</text:span></text:p>
        <text:p text:style-name="P1"><text:span text:style-name="T7">0737</text:span><text:span text:style-name="T9">窓</text:span><text:span text:style-name="T4">窓 </text:span><text:span text:style-name="T3">chuān </text:span><text:span text:style-name="T4">창</text:span></text:p>
        <text:p text:style-name="P1"><text:soft-page-break/><text:span text:style-name="T7">0738</text:span><text:span text:style-name="T9">哭</text:span><text:span text:style-name="T4">哭 </text:span><text:span text:style-name="T3">kū </text:span><text:span text:style-name="T4">곡</text:span></text:p>
        <text:p text:style-name="P1"><text:span text:style-name="T7">0739</text:span><text:span text:style-name="T9">格</text:span><text:span text:style-name="T4">格 </text:span><text:span text:style-name="T3">gé </text:span><text:span text:style-name="T4">격</text:span></text:p>
        <text:p text:style-name="P1"><text:span text:style-name="T7">0740</text:span><text:span text:style-name="T9">础</text:span><text:span text:style-name="T4">础 </text:span><text:span text:style-name="T3">chǔ </text:span><text:span text:style-name="T4">초</text:span></text:p>
        <text:p text:style-name="P1"><text:span text:style-name="T7">0741</text:span><text:span text:style-name="T9">营</text:span><text:span text:style-name="T4">营 </text:span><text:span text:style-name="T3">yíng </text:span><text:span text:style-name="T4">영</text:span></text:p>
        <text:p text:style-name="P1"><text:soft-page-break/><text:span text:style-name="T7">0742</text:span><text:span text:style-name="T9">央</text:span><text:span text:style-name="T4">央 </text:span><text:span text:style-name="T3">yāng </text:span><text:span text:style-name="T4">앙</text:span></text:p>
        <text:p text:style-name="P1"><text:span text:style-name="T7">0743</text:span><text:span text:style-name="T9">暗</text:span><text:span text:style-name="T4">暗 </text:span><text:span text:style-name="T3">àn </text:span><text:span text:style-name="T4">암</text:span></text:p>
        <text:p text:style-name="P1"><text:span text:style-name="T7">0744</text:span><text:span text:style-name="T9">模</text:span><text:span text:style-name="T4">模 </text:span><text:span text:style-name="T3">mó </text:span><text:span text:style-name="T4">모</text:span></text:p>
        <text:p text:style-name="P1"><text:span text:style-name="T7">0745</text:span><text:span text:style-name="T9">换</text:span><text:span text:style-name="T4">换 </text:span><text:span text:style-name="T3">huàn </text:span><text:span text:style-name="T4">환</text:span></text:p>
        <text:p text:style-name="P1"><text:soft-page-break/><text:span text:style-name="T7">0746</text:span><text:span text:style-name="T9">标</text:span><text:span text:style-name="T4">标 </text:span><text:span text:style-name="T3">biāo </text:span><text:span text:style-name="T4">표</text:span></text:p>
        <text:p text:style-name="P1"><text:span text:style-name="T7">0747</text:span><text:span text:style-name="T9">曾</text:span><text:span text:style-name="T4">曾 </text:span><text:span text:style-name="T3">céng </text:span><text:span text:style-name="T4">증</text:span></text:p>
        <text:p text:style-name="P1"><text:span text:style-name="T7">0748</text:span><text:span text:style-name="T9">挥</text:span><text:span text:style-name="T4">挥 </text:span><text:span text:style-name="T3">huī </text:span><text:span text:style-name="T4">휘</text:span></text:p>
        <text:p text:style-name="P1"><text:span text:style-name="T7">0749</text:span><text:span text:style-name="T9">维</text:span><text:span text:style-name="T4">维 </text:span><text:span text:style-name="T3">wéi </text:span><text:span text:style-name="T4">유</text:span></text:p>
        <text:p text:style-name="P1"><text:soft-page-break/><text:span text:style-name="T7">0750</text:span><text:span text:style-name="T9">攻</text:span><text:span text:style-name="T4">攻 </text:span><text:span text:style-name="T3">gōng </text:span><text:span text:style-name="T4">공</text:span></text:p>
        <text:p text:style-name="P1"><text:span text:style-name="T7">0751</text:span><text:span text:style-name="T9">祖</text:span><text:span text:style-name="T4">祖 </text:span><text:span text:style-name="T3">zǔ </text:span><text:span text:style-name="T4">조</text:span></text:p>
        <text:p text:style-name="P1"><text:span text:style-name="T7">0752</text:span><text:span text:style-name="T9">射</text:span><text:span text:style-name="T4">射 </text:span><text:span text:style-name="T3">shè </text:span><text:span text:style-name="T4">사</text:span></text:p>
        <text:p text:style-name="P1"><text:span text:style-name="T7">0753</text:span><text:span text:style-name="T9">缺</text:span><text:span text:style-name="T4">缺 </text:span><text:span text:style-name="T3">quē</text:span><text:span text:style-name="T1">              </text:span><text:span text:style-name="T4">결</text:span></text:p>
        <text:p text:style-name="P1"><text:soft-page-break/><text:span text:style-name="T7">0754</text:span><text:span text:style-name="T9">叔</text:span><text:span text:style-name="T4">叔 </text:span><text:span text:style-name="T3">shū </text:span><text:span text:style-name="T4">숙</text:span></text:p>
        <text:p text:style-name="P1"><text:span text:style-name="T7">0755</text:span><text:span text:style-name="T9">妇</text:span><text:span text:style-name="T4">妇 </text:span><text:span text:style-name="T3">fù </text:span><text:span text:style-name="T4">부</text:span></text:p>
        <text:p text:style-name="P1"><text:span text:style-name="T7">0756</text:span><text:span text:style-name="T9">费</text:span><text:span text:style-name="T4">费 </text:span><text:span text:style-name="T3">fèi </text:span><text:span text:style-name="T4">비</text:span></text:p>
        <text:p text:style-name="P1"><text:span text:style-name="T7">0757</text:span><text:span text:style-name="T9">适</text:span><text:span text:style-name="T4">适 </text:span><text:span text:style-name="T3">shì </text:span><text:span text:style-name="T4">괄</text:span></text:p>
        <text:p text:style-name="P1"><text:soft-page-break/><text:span text:style-name="T7">0758</text:span><text:span text:style-name="T9">足</text:span><text:span text:style-name="T4">足 </text:span><text:span text:style-name="T3">zú </text:span><text:span text:style-name="T4">족</text:span></text:p>
        <text:p text:style-name="P1"><text:span text:style-name="T7">0759</text:span><text:span text:style-name="T9">绝</text:span><text:span text:style-name="T4">绝 </text:span><text:span text:style-name="T3">jué </text:span><text:span text:style-name="T4">절</text:span></text:p>
        <text:p text:style-name="P1"><text:span text:style-name="T7">0760</text:span><text:span text:style-name="T9">武</text:span><text:span text:style-name="T4">武 </text:span><text:span text:style-name="T3">wǔ </text:span><text:span text:style-name="T4">무</text:span></text:p>
        <text:p text:style-name="P1"><text:span text:style-name="T7">0761</text:span><text:span text:style-name="T9">益</text:span><text:span text:style-name="T4">益 </text:span><text:span text:style-name="T3">yì </text:span><text:span text:style-name="T4">익</text:span></text:p>
        <text:p text:style-name="P1"><text:soft-page-break/><text:span text:style-name="T7">0762</text:span><text:span text:style-name="T9">课</text:span><text:span text:style-name="T4">课 </text:span><text:span text:style-name="T3">kè </text:span><text:span text:style-name="T4">과</text:span></text:p>
        <text:p text:style-name="P1"><text:span text:style-name="T7">0763</text:span><text:span text:style-name="T9">顾</text:span><text:span text:style-name="T4">顾 </text:span><text:span text:style-name="T3">gù </text:span><text:span text:style-name="T4">고</text:span></text:p>
        <text:p text:style-name="P1"><text:span text:style-name="T7">0764</text:span><text:span text:style-name="T9">骨</text:span><text:span text:style-name="T4">骨 </text:span><text:span text:style-name="T3">gǔ </text:span><text:span text:style-name="T4">골</text:span></text:p>
        <text:p text:style-name="P1"><text:span text:style-name="T7">0765</text:span><text:span text:style-name="T9">卫</text:span><text:span text:style-name="T4">卫 </text:span><text:span text:style-name="T3">wèi </text:span><text:span text:style-name="T4">위</text:span></text:p>
        <text:p text:style-name="P1"><text:soft-page-break/><text:span text:style-name="T7">0766</text:span><text:span text:style-name="T9">素</text:span><text:span text:style-name="T4">素 </text:span><text:span text:style-name="T3">sù </text:span><text:span text:style-name="T4">소</text:span></text:p>
        <text:p text:style-name="P1"><text:span text:style-name="T7">0767</text:span><text:span text:style-name="T9">考</text:span><text:span text:style-name="T4">考 </text:span><text:span text:style-name="T3">kǎo </text:span><text:span text:style-name="T4">고</text:span></text:p>
        <text:p text:style-name="P1"><text:span text:style-name="T7">0768</text:span><text:span text:style-name="T9">检</text:span><text:span text:style-name="T4">检 </text:span><text:span text:style-name="T3">jiǎn </text:span><text:span text:style-name="T4">검</text:span></text:p>
        <text:p text:style-name="P1"><text:span text:style-name="T7">0769</text:span><text:span text:style-name="T9">懂</text:span><text:span text:style-name="T4">懂 </text:span><text:span text:style-name="T3">dǒng </text:span><text:span text:style-name="T4">동</text:span></text:p>
        <text:p text:style-name="P1"><text:soft-page-break/><text:span text:style-name="T7">0770</text:span><text:span text:style-name="T9">仍</text:span><text:span text:style-name="T4">仍 </text:span><text:span text:style-name="T3">réng </text:span><text:span text:style-name="T4">잉</text:span></text:p>
        <text:p text:style-name="P1"><text:span text:style-name="T7">0771</text:span><text:span text:style-name="T9">针</text:span><text:span text:style-name="T4">针 </text:span><text:span text:style-name="T3">zhēn </text:span><text:span text:style-name="T4">침</text:span></text:p>
        <text:p text:style-name="P1"><text:span text:style-name="T7">0772</text:span><text:span text:style-name="T9">替</text:span><text:span text:style-name="T4">替 </text:span><text:span text:style-name="T3">tì </text:span><text:span text:style-name="T4">체</text:span></text:p>
        <text:p text:style-name="P1"><text:span text:style-name="T7">0773</text:span><text:span text:style-name="T9">货</text:span><text:span text:style-name="T4">货 </text:span><text:span text:style-name="T3">huò </text:span><text:span text:style-name="T4">화</text:span></text:p>
      </text:section>
      <text:p text:style-name="P2"> </text:p>
      <text:section text:style-name="Sect1" text:name="구역17">
        <text:p text:style-name="P1"><text:bookmark text:name="div_page16"/><text:soft-page-break/><text:span text:style-name="T7">0774</text:span><text:span text:style-name="T9">官</text:span><text:span text:style-name="T4">官 </text:span><text:span text:style-name="T3">guān </text:span><text:span text:style-name="T4">관</text:span></text:p>
        <text:p text:style-name="P1"><text:span text:style-name="T7">0775</text:span><text:span text:style-name="T9">笔</text:span><text:span text:style-name="T4">笔 </text:span><text:span text:style-name="T3">bǐ </text:span><text:span text:style-name="T4">필</text:span></text:p>
        <text:p text:style-name="P1"><text:span text:style-name="T7">0776</text:span><text:span text:style-name="T9">元</text:span><text:span text:style-name="T4">元 </text:span><text:span text:style-name="T3">yuán </text:span><text:span text:style-name="T4">원</text:span></text:p>
        <text:p text:style-name="P1"><text:span text:style-name="T7">0777</text:span><text:span text:style-name="T9">叶</text:span><text:span text:style-name="T4">叶 </text:span><text:span text:style-name="T3">yè </text:span><text:span text:style-name="T4">엽</text:span></text:p>
        <text:p text:style-name="P1"><text:soft-page-break/><text:span text:style-name="T7">0778</text:span><text:span text:style-name="T9">演</text:span><text:span text:style-name="T4">演 </text:span><text:span text:style-name="T3">yǎn </text:span><text:span text:style-name="T4">연</text:span></text:p>
        <text:p text:style-name="P1"><text:span text:style-name="T7">0779</text:span><text:span text:style-name="T9">牛</text:span><text:span text:style-name="T4">牛 </text:span><text:span text:style-name="T3">niú </text:span><text:span text:style-name="T4">우</text:span></text:p>
        <text:p text:style-name="P1"><text:span text:style-name="T7">0780</text:span><text:span text:style-name="T9">短</text:span><text:span text:style-name="T4">短 </text:span><text:span text:style-name="T3">duǎn </text:span><text:span text:style-name="T4">단</text:span></text:p>
        <text:p text:style-name="P1"><text:span text:style-name="T7">0781</text:span><text:span text:style-name="T9">依</text:span><text:span text:style-name="T4">依 </text:span><text:span text:style-name="T3">yī </text:span><text:span text:style-name="T4">의</text:span></text:p>
        <text:p text:style-name="P1"><text:soft-page-break/><text:span text:style-name="T7">0782</text:span><text:span text:style-name="T9">弄</text:span><text:span text:style-name="T4">弄 </text:span><text:span text:style-name="T3">nòng </text:span><text:span text:style-name="T4">롱</text:span></text:p>
        <text:p text:style-name="P1"><text:span text:style-name="T7">0783</text:span><text:span text:style-name="T9">庄</text:span><text:span text:style-name="T4">庄 </text:span><text:span text:style-name="T3">zhuāng </text:span><text:span text:style-name="T4">장</text:span></text:p>
        <text:p text:style-name="P1"><text:span text:style-name="T7">0784</text:span><text:span text:style-name="T9">察</text:span><text:span text:style-name="T4">察 </text:span><text:span text:style-name="T3">chá </text:span><text:span text:style-name="T4">찰</text:span></text:p>
        <text:p text:style-name="P1"><text:span text:style-name="T7">0785</text:span><text:span text:style-name="T9">占</text:span><text:span text:style-name="T4">占 </text:span><text:span text:style-name="T3">zhàn </text:span><text:span text:style-name="T4">점</text:span></text:p>
        <text:p text:style-name="P1"><text:soft-page-break/><text:span text:style-name="T7">0786</text:span><text:span text:style-name="T9">灭</text:span><text:span text:style-name="T4">灭 </text:span><text:span text:style-name="T3">miè </text:span><text:span text:style-name="T4">멸</text:span></text:p>
        <text:p text:style-name="P1"><text:span text:style-name="T7">0787</text:span><text:span text:style-name="T9">型</text:span><text:span text:style-name="T4">型 </text:span><text:span text:style-name="T3">xíng </text:span><text:span text:style-name="T4">형</text:span></text:p>
        <text:p text:style-name="P1"><text:span text:style-name="T7">0788</text:span><text:span text:style-name="T9">巨</text:span><text:span text:style-name="T4">巨 </text:span><text:span text:style-name="T3">jù </text:span><text:span text:style-name="T4">거</text:span></text:p>
        <text:p text:style-name="P1"><text:span text:style-name="T7">0789</text:span><text:span text:style-name="T9">刀</text:span><text:span text:style-name="T4">刀 </text:span><text:span text:style-name="T3">dāo </text:span><text:span text:style-name="T4">도</text:span></text:p>
        <text:p text:style-name="P1"><text:soft-page-break/><text:span text:style-name="T7">0790</text:span><text:span text:style-name="T9">固</text:span><text:span text:style-name="T4">固 </text:span><text:span text:style-name="T3">gù </text:span><text:span text:style-name="T4">고</text:span></text:p>
        <text:p text:style-name="P1"><text:span text:style-name="T7">0791</text:span><text:span text:style-name="T9">值</text:span><text:span text:style-name="T4">值 </text:span><text:span text:style-name="T3">zhí </text:span><text:span text:style-name="T4">치</text:span></text:p>
        <text:p text:style-name="P1"><text:span text:style-name="T7">0792</text:span><text:span text:style-name="T9">泥</text:span><text:span text:style-name="T4">泥 </text:span><text:span text:style-name="T3">ní </text:span><text:span text:style-name="T4">니</text:span></text:p>
        <text:p text:style-name="P1"><text:span text:style-name="T7">0793</text:span><text:span text:style-name="T9">透</text:span><text:span text:style-name="T4">透 </text:span><text:span text:style-name="T3">tòu </text:span><text:span text:style-name="T4">투</text:span></text:p>
        <text:p text:style-name="P1"><text:soft-page-break/><text:span text:style-name="T7">0794</text:span><text:span text:style-name="T9">效</text:span><text:span text:style-name="T4">效 </text:span><text:span text:style-name="T3">xiào </text:span><text:span text:style-name="T4">효</text:span></text:p>
        <text:p text:style-name="P1"><text:span text:style-name="T7">0795</text:span><text:span text:style-name="T9">朝</text:span><text:span text:style-name="T4">朝 </text:span><text:span text:style-name="T3">zhāo </text:span><text:span text:style-name="T4">조</text:span></text:p>
        <text:p text:style-name="P1"><text:span text:style-name="T7">0796</text:span><text:span text:style-name="T9">侵</text:span><text:span text:style-name="T4">侵 </text:span><text:span text:style-name="T3">qīn </text:span><text:span text:style-name="T4">침</text:span></text:p>
        <text:p text:style-name="P1"><text:span text:style-name="T7">0797</text:span><text:span text:style-name="T9">岸</text:span><text:span text:style-name="T4">岸 </text:span><text:span text:style-name="T3">àn </text:span><text:span text:style-name="T4">안</text:span></text:p>
        <text:p text:style-name="P1"><text:soft-page-break/><text:span text:style-name="T7">0798</text:span><text:span text:style-name="T9">环</text:span><text:span text:style-name="T4">环 </text:span><text:span text:style-name="T3">huán </text:span><text:span text:style-name="T4">환</text:span></text:p>
        <text:p text:style-name="P1"><text:span text:style-name="T7">0799</text:span><text:span text:style-name="T9">供</text:span><text:span text:style-name="T4">供 </text:span><text:span text:style-name="T3">gōng </text:span><text:span text:style-name="T4">공</text:span></text:p>
        <text:p text:style-name="P1"><text:span text:style-name="T7">0800</text:span><text:span text:style-name="T9">富</text:span><text:span text:style-name="T4">富 </text:span><text:span text:style-name="T3">fù </text:span><text:span text:style-name="T4">부</text:span></text:p>
        <text:p text:style-name="P1"><text:span text:style-name="T7">0801</text:span><text:span text:style-name="T9">危</text:span><text:span text:style-name="T4">危 </text:span><text:span text:style-name="T3">wēi </text:span><text:span text:style-name="T4">위</text:span></text:p>
        <text:p text:style-name="P1"><text:soft-page-break/><text:span text:style-name="T7">0802</text:span><text:span text:style-name="T9">副</text:span><text:span text:style-name="T4">副 </text:span><text:span text:style-name="T3">fù </text:span><text:span text:style-name="T4">부</text:span></text:p>
        <text:p text:style-name="P1"><text:span text:style-name="T7">0803</text:span><text:span text:style-name="T9">投</text:span><text:span text:style-name="T4">投 </text:span><text:span text:style-name="T3">tóu </text:span><text:span text:style-name="T4">투</text:span></text:p>
        <text:p text:style-name="P1"><text:span text:style-name="T7">0804</text:span><text:span text:style-name="T9">未</text:span><text:span text:style-name="T4">未 </text:span><text:span text:style-name="T3">wèi </text:span><text:span text:style-name="T4">미</text:span></text:p>
        <text:p text:style-name="P1"><text:span text:style-name="T7">0805</text:span><text:span text:style-name="T9">散</text:span><text:span text:style-name="T4">散 </text:span><text:span text:style-name="T3">sàn </text:span><text:span text:style-name="T4">산</text:span></text:p>
        <text:p text:style-name="P1"><text:soft-page-break/><text:span text:style-name="T7">0806</text:span><text:span text:style-name="T9">架</text:span><text:span text:style-name="T4">架 </text:span><text:span text:style-name="T3">jià </text:span><text:span text:style-name="T4">가</text:span></text:p>
        <text:p text:style-name="P1"><text:span text:style-name="T7">0807</text:span><text:span text:style-name="T9">街</text:span><text:span text:style-name="T4">街 </text:span><text:span text:style-name="T3">jiē </text:span><text:span text:style-name="T4">가</text:span></text:p>
        <text:p text:style-name="P1"><text:span text:style-name="T7">0808</text:span><text:span text:style-name="T9">劲</text:span><text:span text:style-name="T4">劲 </text:span><text:span text:style-name="T3">jìn </text:span><text:span text:style-name="T4">경</text:span></text:p>
        <text:p text:style-name="P1"><text:span text:style-name="T7">0809</text:span><text:span text:style-name="T9">降</text:span><text:span text:style-name="T4">降 </text:span><text:span text:style-name="T3">jiàng </text:span><text:span text:style-name="T4">강</text:span></text:p>
        <text:p text:style-name="P1"><text:soft-page-break/><text:span text:style-name="T7">0810</text:span><text:span text:style-name="T9">忘</text:span><text:span text:style-name="T4">忘 </text:span><text:span text:style-name="T3">wàng </text:span><text:span text:style-name="T4">망</text:span></text:p>
        <text:p text:style-name="P1"><text:span text:style-name="T7">0811</text:span><text:span text:style-name="T9">景</text:span><text:span text:style-name="T4">景 </text:span><text:span text:style-name="T3">jǐng </text:span><text:span text:style-name="T4">경</text:span></text:p>
        <text:p text:style-name="P1"><text:span text:style-name="T7">0812</text:span><text:span text:style-name="T9">印</text:span><text:span text:style-name="T4">印 </text:span><text:span text:style-name="T3">yìn </text:span><text:span text:style-name="T4">인</text:span></text:p>
        <text:p text:style-name="P1"><text:span text:style-name="T7">0813</text:span><text:span text:style-name="T9">迫</text:span><text:span text:style-name="T4">迫 </text:span><text:span text:style-name="T3">pò </text:span><text:span text:style-name="T4">박</text:span></text:p>
        <text:p text:style-name="P1"><text:soft-page-break/><text:span text:style-name="T7">0814</text:span><text:span text:style-name="T9">配</text:span><text:span text:style-name="T4">配 </text:span><text:span text:style-name="T3">pèi </text:span><text:span text:style-name="T4">배</text:span></text:p>
        <text:p text:style-name="P1"><text:span text:style-name="T7">0815</text:span><text:span text:style-name="T9">握</text:span><text:span text:style-name="T4">握 </text:span><text:span text:style-name="T3">wò </text:span><text:span text:style-name="T4">악</text:span></text:p>
        <text:p text:style-name="P1"><text:span text:style-name="T7">0816</text:span><text:span text:style-name="T9">司</text:span><text:span text:style-name="T4">司 </text:span><text:span text:style-name="T3">sī </text:span><text:span text:style-name="T4">사</text:span></text:p>
        <text:p text:style-name="P1"><text:span text:style-name="T7">0817</text:span><text:span text:style-name="T9">店</text:span><text:span text:style-name="T4">店 </text:span><text:span text:style-name="T3">diàn </text:span><text:span text:style-name="T4">점</text:span></text:p>
        <text:p text:style-name="P1"><text:soft-page-break/><text:span text:style-name="T7">0818</text:span><text:span text:style-name="T9">希</text:span><text:span text:style-name="T4">希 </text:span><text:span text:style-name="T3">xī </text:span><text:span text:style-name="T4">희</text:span></text:p>
        <text:p text:style-name="P1"><text:span text:style-name="T7">0819</text:span><text:span text:style-name="T9">宝</text:span><text:span text:style-name="T4">宝 </text:span><text:span text:style-name="T3">bǎo </text:span><text:span text:style-name="T4">보</text:span></text:p>
      </text:section>
      <text:p text:style-name="P2"> </text:p>
      <text:section text:style-name="Sect1" text:name="구역18">
        <text:p text:style-name="P1"><text:bookmark text:name="div_page17"/><text:span text:style-name="T7">0820</text:span><text:span text:style-name="T9">嫂</text:span><text:span text:style-name="T4">嫂 </text:span><text:span text:style-name="T3">sǎo </text:span><text:span text:style-name="T4">수</text:span></text:p>
        <text:p text:style-name="P1"><text:span text:style-name="T7">0821</text:span><text:span text:style-name="T9">矿</text:span><text:span text:style-name="T4">矿 </text:span><text:span text:style-name="T3">kuàng </text:span><text:span text:style-name="T4">광</text:span></text:p>
        <text:p text:style-name="P1"><text:soft-page-break/><text:span text:style-name="T7">0822</text:span><text:span text:style-name="T9">味</text:span><text:span text:style-name="T4">味 </text:span><text:span text:style-name="T3">wèi </text:span><text:span text:style-name="T4">미</text:span></text:p>
        <text:p text:style-name="P1"><text:span text:style-name="T7">0823</text:span><text:span text:style-name="T9">普</text:span><text:span text:style-name="T4">普 </text:span><text:span text:style-name="T3">pǔ </text:span><text:span text:style-name="T4">보</text:span></text:p>
        <text:p text:style-name="P1"><text:span text:style-name="T7">0824</text:span><text:span text:style-name="T9">爬</text:span><text:span text:style-name="T4">爬 </text:span><text:span text:style-name="T3">pá </text:span><text:span text:style-name="T4">파</text:span></text:p>
        <text:p text:style-name="P1"><text:span text:style-name="T7">0825</text:span><text:span text:style-name="T9">状</text:span><text:span text:style-name="T4">状 </text:span><text:span text:style-name="T3">zhuàng </text:span><text:span text:style-name="T4">상</text:span></text:p>
        <text:p text:style-name="P1"><text:soft-page-break/><text:span text:style-name="T7">0826</text:span><text:span text:style-name="T9">余</text:span><text:span text:style-name="T4">余 </text:span><text:span text:style-name="T3">yú </text:span><text:span text:style-name="T4">여</text:span></text:p>
        <text:p text:style-name="P1"><text:span text:style-name="T7">0827</text:span><text:span text:style-name="T9">掌</text:span><text:span text:style-name="T4">掌 </text:span><text:span text:style-name="T3">zhǎng </text:span><text:span text:style-name="T4">장</text:span></text:p>
        <text:p text:style-name="P1"><text:span text:style-name="T7">0828</text:span><text:span text:style-name="T9">構</text:span><text:span text:style-name="T4">構 </text:span><text:span text:style-name="T3">gòu </text:span><text:span text:style-name="T4">구</text:span></text:p>
        <text:p text:style-name="P1"><text:span text:style-name="T7">0829</text:span><text:span text:style-name="T9">鼓</text:span><text:span text:style-name="T4">鼓 </text:span><text:span text:style-name="T3">gǔ </text:span><text:span text:style-name="T4">고</text:span></text:p>
        <text:p text:style-name="P1"><text:soft-page-break/><text:span text:style-name="T7">0830</text:span><text:span text:style-name="T9">顺</text:span><text:span text:style-name="T4">顺 </text:span><text:span text:style-name="T3">shùn </text:span><text:span text:style-name="T4">순</text:span></text:p>
        <text:p text:style-name="P1"><text:span text:style-name="T7">0831</text:span><text:span text:style-name="T9">仮</text:span><text:span text:style-name="T4">仮 </text:span><text:span text:style-name="T3">jiǎ </text:span><text:span text:style-name="T4">가</text:span></text:p>
        <text:p text:style-name="P1"><text:span text:style-name="T7">0832</text:span><text:span text:style-name="T9">境</text:span><text:span text:style-name="T4">境 </text:span><text:span text:style-name="T3">jìng </text:span><text:span text:style-name="T4">경</text:span></text:p>
        <text:p text:style-name="P1"><text:span text:style-name="T7">0833</text:span><text:span text:style-name="T9">粮</text:span><text:span text:style-name="T4">粮 </text:span><text:span text:style-name="T3">liáng </text:span><text:span text:style-name="T4">량</text:span></text:p>
        <text:p text:style-name="P1"><text:soft-page-break/><text:span text:style-name="T7">0834</text:span><text:span text:style-name="T9">优</text:span><text:span text:style-name="T4">优 </text:span><text:span text:style-name="T3">yōu </text:span><text:span text:style-name="T4">우</text:span></text:p>
        <text:p text:style-name="P1"><text:span text:style-name="T7">0835</text:span><text:span text:style-name="T9">减</text:span><text:span text:style-name="T4">减 </text:span><text:span text:style-name="T3">jiǎn </text:span><text:span text:style-name="T4">감</text:span></text:p>
        <text:p text:style-name="P1"><text:span text:style-name="T7">0836</text:span><text:span text:style-name="T9">伸</text:span><text:span text:style-name="T4">伸 </text:span><text:span text:style-name="T3">shēn </text:span><text:span text:style-name="T4">신</text:span></text:p>
        <text:p text:style-name="P1"><text:span text:style-name="T7">0837</text:span><text:span text:style-name="T9">退</text:span><text:span text:style-name="T4">退 </text:span><text:span text:style-name="T3">tuì </text:span><text:span text:style-name="T4">퇴</text:span></text:p>
        <text:p text:style-name="P1"><text:soft-page-break/><text:span text:style-name="T7">0838</text:span><text:span text:style-name="T9">抱</text:span><text:span text:style-name="T4">抱 </text:span><text:span text:style-name="T3">bào </text:span><text:span text:style-name="T4">포</text:span></text:p>
        <text:p text:style-name="P1"><text:span text:style-name="T7">0839</text:span><text:span text:style-name="T9">永</text:span><text:span text:style-name="T4">永 </text:span><text:span text:style-name="T3">yǒng </text:span><text:span text:style-name="T4">영</text:span></text:p>
        <text:p text:style-name="P1"><text:span text:style-name="T7">0840</text:span><text:span text:style-name="T9">杀</text:span><text:span text:style-name="T4">杀 </text:span><text:span text:style-name="T3">shā </text:span><text:span text:style-name="T4">살</text:span></text:p>
        <text:p text:style-name="P1"><text:span text:style-name="T7">0841</text:span><text:span text:style-name="T9">宣</text:span><text:span text:style-name="T4">宣 </text:span><text:span text:style-name="T3">xuān </text:span><text:span text:style-name="T4">선</text:span></text:p>
        <text:p text:style-name="P1"><text:soft-page-break/><text:span text:style-name="T7">0842</text:span><text:span text:style-name="T9">含</text:span><text:span text:style-name="T4">含 </text:span><text:span text:style-name="T3">hán </text:span><text:span text:style-name="T4">함</text:span></text:p>
        <text:p text:style-name="P1"><text:span text:style-name="T7">0843</text:span><text:span text:style-name="T9">镜</text:span><text:span text:style-name="T4">镜 </text:span><text:span text:style-name="T3">jìng </text:span><text:span text:style-name="T4">경</text:span></text:p>
        <text:p text:style-name="P1"><text:span text:style-name="T7">0844</text:span><text:span text:style-name="T9">怀</text:span><text:span text:style-name="T4">怀 </text:span><text:span text:style-name="T3">huái </text:span><text:span text:style-name="T4">회</text:span></text:p>
        <text:p text:style-name="P1"><text:span text:style-name="T7">0845</text:span><text:span text:style-name="T9">奋</text:span><text:span text:style-name="T4">奋 </text:span><text:span text:style-name="T3">fèn </text:span><text:span text:style-name="T4">분</text:span></text:p>
        <text:p text:style-name="P1"><text:soft-page-break/><text:span text:style-name="T7">0846</text:span><text:span text:style-name="T9">既</text:span><text:span text:style-name="T4">既 </text:span><text:span text:style-name="T3">jì </text:span><text:span text:style-name="T4">기</text:span></text:p>
        <text:p text:style-name="P1"><text:span text:style-name="T7">0847</text:span><text:span text:style-name="T9">斤</text:span><text:span text:style-name="T4">斤 </text:span><text:span text:style-name="T3">jīn </text:span><text:span text:style-name="T4">근</text:span></text:p>
        <text:p text:style-name="P1"><text:span text:style-name="T7">0848</text:span><text:span text:style-name="T9">抬</text:span><text:span text:style-name="T4">抬 </text:span><text:span text:style-name="T3">tái </text:span><text:span text:style-name="T4">태</text:span></text:p>
        <text:p text:style-name="P1"><text:span text:style-name="T7">0849</text:span><text:span text:style-name="T9">践</text:span><text:span text:style-name="T4">践 </text:span><text:span text:style-name="T3">jiàn </text:span><text:span text:style-name="T4">천</text:span></text:p>
        <text:p text:style-name="P1"><text:soft-page-break/><text:span text:style-name="T7">0850</text:span><text:span text:style-name="T9">盘</text:span><text:span text:style-name="T4">盘 </text:span><text:span text:style-name="T3">pán </text:span><text:span text:style-name="T4">반</text:span></text:p>
        <text:p text:style-name="P1"><text:span text:style-name="T7">0851</text:span><text:span text:style-name="T9">绿</text:span><text:span text:style-name="T4">绿 </text:span><text:span text:style-name="T3">lǜ </text:span><text:span text:style-name="T4">록</text:span></text:p>
        <text:p text:style-name="P1"><text:span text:style-name="T7">0852</text:span><text:span text:style-name="T9">腿</text:span><text:span text:style-name="T4">腿 </text:span><text:span text:style-name="T3">tuǐ </text:span><text:span text:style-name="T4">퇴</text:span></text:p>
        <text:p text:style-name="P1"><text:span text:style-name="T7">0853</text:span><text:span text:style-name="T9">江</text:span><text:span text:style-name="T4">江 </text:span><text:span text:style-name="T3">jiāng </text:span><text:span text:style-name="T4">강</text:span></text:p>
        <text:p text:style-name="P1"><text:soft-page-break/><text:span text:style-name="T7">0854</text:span><text:span text:style-name="T9">端</text:span><text:span text:style-name="T4">端 </text:span><text:span text:style-name="T3">duān </text:span><text:span text:style-name="T4">단</text:span></text:p>
        <text:p text:style-name="P1"><text:span text:style-name="T7">0855</text:span><text:span text:style-name="T9">映</text:span><text:span text:style-name="T4">映 </text:span><text:span text:style-name="T3">yìng </text:span><text:span text:style-name="T4">영</text:span></text:p>
        <text:p text:style-name="P1"><text:span text:style-name="T7">0856</text:span><text:span text:style-name="T9">银</text:span><text:span text:style-name="T4">银 </text:span><text:span text:style-name="T3">yín </text:span><text:span text:style-name="T4">은</text:span></text:p>
        <text:p text:style-name="P1"><text:span text:style-name="T7">0857</text:span><text:span text:style-name="T9">列</text:span><text:span text:style-name="T4">列 </text:span><text:span text:style-name="T3">liè </text:span><text:span text:style-name="T4">렬</text:span></text:p>
        <text:p text:style-name="P1"><text:soft-page-break/><text:span text:style-name="T7">0858</text:span><text:span text:style-name="T9">酒</text:span><text:span text:style-name="T4">酒 </text:span><text:span text:style-name="T3">jiǔ </text:span><text:span text:style-name="T4">주</text:span></text:p>
        <text:p text:style-name="P1"><text:span text:style-name="T7">0859</text:span><text:span text:style-name="T9">置</text:span><text:span text:style-name="T4">置 </text:span><text:span text:style-name="T3">zhì </text:span><text:span text:style-name="T4">치</text:span></text:p>
        <text:p text:style-name="P1"><text:span text:style-name="T7">0860</text:span><text:span text:style-name="T9">洗</text:span><text:span text:style-name="T4">洗 </text:span><text:span text:style-name="T3">xǐ </text:span><text:span text:style-name="T4">세</text:span></text:p>
        <text:p text:style-name="P1"><text:span text:style-name="T7">0861</text:span><text:span text:style-name="T9">谢</text:span><text:span text:style-name="T4">谢 </text:span><text:span text:style-name="T3">xiè </text:span><text:span text:style-name="T4">사</text:span></text:p>
        <text:p text:style-name="P1"><text:soft-page-break/><text:span text:style-name="T7">0862</text:span><text:span text:style-name="T9">甚</text:span><text:span text:style-name="T4">甚 </text:span><text:span text:style-name="T3">shén </text:span><text:span text:style-name="T4">심</text:span></text:p>
        <text:p text:style-name="P1"><text:span text:style-name="T7">0863</text:span><text:span text:style-name="T9">王</text:span><text:span text:style-name="T4">王 </text:span><text:span text:style-name="T3">wáng </text:span><text:span text:style-name="T4">왕</text:span></text:p>
        <text:p text:style-name="P1"><text:span text:style-name="T7">0864</text:span><text:span text:style-name="T9">洞</text:span><text:span text:style-name="T4">洞 </text:span><text:span text:style-name="T3">dòng </text:span><text:span text:style-name="T4">동</text:span></text:p>
        <text:p text:style-name="P1"><text:span text:style-name="T7">0865</text:span><text:span text:style-name="T9">独</text:span><text:span text:style-name="T4">独 </text:span><text:span text:style-name="T3">dú </text:span><text:span text:style-name="T4">독</text:span></text:p>
      </text:section>
      <text:p text:style-name="P2"> </text:p>
      <text:section text:style-name="Sect1" text:name="구역19">
        <text:p text:style-name="P1"><text:bookmark text:name="div_page18"/><text:soft-page-break/><text:span text:style-name="T7">0866</text:span><text:span text:style-name="T9">肉</text:span><text:span text:style-name="T4">肉 </text:span><text:span text:style-name="T3">ròu </text:span><text:span text:style-name="T4">육</text:span></text:p>
        <text:p text:style-name="P1"><text:span text:style-name="T7">0867</text:span><text:span text:style-name="T9">冬</text:span><text:span text:style-name="T4">冬 </text:span><text:span text:style-name="T3">dōng </text:span><text:span text:style-name="T4">동</text:span></text:p>
        <text:p text:style-name="P1"><text:span text:style-name="T7">0868</text:span><text:span text:style-name="T9">讨</text:span><text:span text:style-name="T4">讨 </text:span><text:span text:style-name="T3">tǎo </text:span><text:span text:style-name="T4">토</text:span></text:p>
        <text:p text:style-name="P1"><text:span text:style-name="T7">0869</text:span><text:span text:style-name="T9">桌</text:span><text:span text:style-name="T4">桌 </text:span><text:span text:style-name="T3">zhuō </text:span><text:span text:style-name="T4">탁</text:span></text:p>
        <text:p text:style-name="P1"><text:soft-page-break/><text:span text:style-name="T7">0870</text:span><text:span text:style-name="T9">追</text:span><text:span text:style-name="T4">追 </text:span><text:span text:style-name="T3">zhuī </text:span><text:span text:style-name="T4">추</text:span></text:p>
        <text:p text:style-name="P1"><text:span text:style-name="T7">0871</text:span><text:span text:style-name="T9">浪</text:span><text:span text:style-name="T4">浪 </text:span><text:span text:style-name="T3">làng </text:span><text:span text:style-name="T4">랑</text:span></text:p>
        <text:p text:style-name="P1"><text:span text:style-name="T7">0872</text:span><text:span text:style-name="T9">巴</text:span><text:span text:style-name="T4">巴 </text:span><text:span text:style-name="T3">bā </text:span><text:span text:style-name="T4">파</text:span></text:p>
        <text:p text:style-name="P1"><text:span text:style-name="T7">0873</text:span><text:span text:style-name="T9">案</text:span><text:span text:style-name="T4">案 </text:span><text:span text:style-name="T3">àn </text:span><text:span text:style-name="T4">안</text:span></text:p>
        <text:p text:style-name="P1"><text:soft-page-break/><text:span text:style-name="T7">0874</text:span><text:span text:style-name="T9">闹</text:span><text:span text:style-name="T4">闹 </text:span><text:span text:style-name="T3">nào </text:span><text:span text:style-name="T4">뇨</text:span></text:p>
        <text:p text:style-name="P1"><text:span text:style-name="T7">0875</text:span><text:span text:style-name="T9">户</text:span><text:span text:style-name="T4">户 </text:span><text:span text:style-name="T3">hù </text:span><text:span text:style-name="T4">호</text:span></text:p>
        <text:p text:style-name="P1"><text:span text:style-name="T7">0876</text:span><text:span text:style-name="T9">犯</text:span><text:span text:style-name="T4">犯 </text:span><text:span text:style-name="T3">fàn </text:span><text:span text:style-name="T4">범</text:span></text:p>
        <text:p text:style-name="P1"><text:span text:style-name="T7">0877</text:span><text:span text:style-name="T9">挂</text:span><text:span text:style-name="T4">挂 </text:span><text:span text:style-name="T3">guà </text:span><text:span text:style-name="T4">괘</text:span></text:p>
        <text:p text:style-name="P1"><text:soft-page-break/><text:span text:style-name="T7">0878</text:span><text:span text:style-name="T9">概</text:span><text:span text:style-name="T4">概 </text:span><text:span text:style-name="T3">gài </text:span><text:span text:style-name="T4">개</text:span></text:p>
        <text:p text:style-name="P1"><text:span text:style-name="T7">0879</text:span><text:span text:style-name="T9">松</text:span><text:span text:style-name="T4">松 </text:span><text:span text:style-name="T3">sōng </text:span><text:span text:style-name="T4">송</text:span></text:p>
        <text:p text:style-name="P1"><text:span text:style-name="T7">0880</text:span><text:span text:style-name="T9">轮</text:span><text:span text:style-name="T4">轮 </text:span><text:span text:style-name="T3">lún </text:span><text:span text:style-name="T4">륜</text:span></text:p>
        <text:p text:style-name="P1"><text:span text:style-name="T7">0881</text:span><text:span text:style-name="T9">摆</text:span><text:span text:style-name="T4">摆 </text:span><text:span text:style-name="T3">bǎi </text:span><text:span text:style-name="T4">파</text:span></text:p>
        <text:p text:style-name="P1"><text:soft-page-break/><text:span text:style-name="T7">0882</text:span><text:span text:style-name="T9">午</text:span><text:span text:style-name="T4">午 </text:span><text:span text:style-name="T3">wǔ </text:span><text:span text:style-name="T4">오</text:span></text:p>
        <text:p text:style-name="P1"><text:span text:style-name="T7">0883</text:span><text:span text:style-name="T9">策</text:span><text:span text:style-name="T4">策 </text:span><text:span text:style-name="T3">cè </text:span><text:span text:style-name="T4">책</text:span></text:p>
        <text:p text:style-name="P1"><text:span text:style-name="T7">0884</text:span><text:span text:style-name="T9">著</text:span><text:span text:style-name="T4">著 </text:span><text:span text:style-name="T3">zhù </text:span><text:span text:style-name="T4">저</text:span></text:p>
        <text:p text:style-name="P1"><text:span text:style-name="T7">0885</text:span><text:span text:style-name="T9">哎</text:span><text:span text:style-name="T4">哎 </text:span><text:span text:style-name="T3">āi </text:span><text:span text:style-name="T4">애</text:span></text:p>
        <text:p text:style-name="P1"><text:soft-page-break/><text:span text:style-name="T7">0886</text:span><text:span text:style-name="T9">脱</text:span><text:span text:style-name="T4">脱 </text:span><text:span text:style-name="T3">tuō </text:span><text:span text:style-name="T4">탈</text:span></text:p>
        <text:p text:style-name="P1"><text:span text:style-name="T7">0887</text:span><text:span text:style-name="T9">袋</text:span><text:span text:style-name="T4">袋 </text:span><text:span text:style-name="T3">dài </text:span><text:span text:style-name="T4">대</text:span></text:p>
        <text:p text:style-name="P1"><text:span text:style-name="T7">0888</text:span><text:span text:style-name="T9">露</text:span><text:span text:style-name="T4">露 </text:span><text:span text:style-name="T3">lù </text:span><text:span text:style-name="T4">로</text:span></text:p>
        <text:p text:style-name="P1"><text:span text:style-name="T7">0889</text:span><text:span text:style-name="T9">仿</text:span><text:span text:style-name="T4">仿 </text:span><text:span text:style-name="T3">fǎng </text:span><text:span text:style-name="T4">방</text:span></text:p>
        <text:p text:style-name="P1"><text:soft-page-break/><text:span text:style-name="T7">0890</text:span><text:span text:style-name="T9">守</text:span><text:span text:style-name="T4">守 </text:span><text:span text:style-name="T3">shǒu </text:span><text:span text:style-name="T4">수</text:span></text:p>
        <text:p text:style-name="P1"><text:span text:style-name="T7">0891</text:span><text:span text:style-name="T9">互</text:span><text:span text:style-name="T4">互 </text:span><text:span text:style-name="T3">hù </text:span><text:span text:style-name="T4">호</text:span></text:p>
        <text:p text:style-name="P1"><text:span text:style-name="T7">0892</text:span><text:span text:style-name="T9">云</text:span><text:span text:style-name="T4">云 </text:span><text:span text:style-name="T3">yún </text:span><text:span text:style-name="T4">운</text:span></text:p>
        <text:p text:style-name="P1"><text:span text:style-name="T7">0893</text:span><text:span text:style-name="T9">猛</text:span><text:span text:style-name="T4">猛 </text:span><text:span text:style-name="T3">měng </text:span><text:span text:style-name="T4">맹</text:span></text:p>
        <text:p text:style-name="P1"><text:soft-page-break/><text:span text:style-name="T7">0894</text:span><text:span text:style-name="T9">摸</text:span><text:span text:style-name="T4">摸 </text:span><text:span text:style-name="T3">mō </text:span><text:span text:style-name="T4">모</text:span></text:p>
        <text:p text:style-name="P1"><text:span text:style-name="T7">0895</text:span><text:span text:style-name="T9">遍</text:span><text:span text:style-name="T4">遍 </text:span><text:span text:style-name="T3">biàn </text:span><text:span text:style-name="T4">편</text:span></text:p>
        <text:p text:style-name="P1"><text:span text:style-name="T7">0896</text:span><text:span text:style-name="T9">嗯</text:span><text:span text:style-name="T4">嗯 </text:span><text:span text:style-name="T3">ng </text:span><text:span text:style-name="T4">은</text:span></text:p>
        <text:p text:style-name="P1"><text:span text:style-name="T7">0897</text:span><text:span text:style-name="T9">预</text:span><text:span text:style-name="T4">预 </text:span><text:span text:style-name="T3">yù </text:span><text:span text:style-name="T4">예</text:span></text:p>
        <text:p text:style-name="P1"><text:soft-page-break/><text:span text:style-name="T7">0898</text:span><text:span text:style-name="T9">园</text:span><text:span text:style-name="T4">园 </text:span><text:span text:style-name="T3">yuán </text:span><text:span text:style-name="T4">원</text:span></text:p>
        <text:p text:style-name="P1"><text:span text:style-name="T7">0899</text:span><text:span text:style-name="T9">逐</text:span><text:span text:style-name="T4">逐 </text:span><text:span text:style-name="T3">zhú </text:span><text:span text:style-name="T4">축</text:span></text:p>
        <text:p text:style-name="P1"><text:span text:style-name="T7">0900</text:span><text:span text:style-name="T9">粉</text:span><text:span text:style-name="T4">粉 </text:span><text:span text:style-name="T3">fěn </text:span><text:span text:style-name="T4">분</text:span></text:p>
        <text:p text:style-name="P1"><text:span text:style-name="T7">0901</text:span><text:span text:style-name="T9">鞋</text:span><text:span text:style-name="T4">鞋 </text:span><text:span text:style-name="T3">xié </text:span><text:span text:style-name="T4">혜</text:span></text:p>
        <text:p text:style-name="P1"><text:soft-page-break/><text:span text:style-name="T7">0902</text:span><text:span text:style-name="T9">幸</text:span><text:span text:style-name="T4">幸 </text:span><text:span text:style-name="T3">xìng </text:span><text:span text:style-name="T4">행</text:span></text:p>
        <text:p text:style-name="P1"><text:span text:style-name="T7">0903</text:span><text:span text:style-name="T9">堂</text:span><text:span text:style-name="T4">堂 </text:span><text:span text:style-name="T3">táng </text:span><text:span text:style-name="T4">당</text:span></text:p>
        <text:p text:style-name="P1"><text:span text:style-name="T7">0904</text:span><text:span text:style-name="T9">某</text:span><text:span text:style-name="T4">某 </text:span><text:span text:style-name="T3">mǒu </text:span><text:span text:style-name="T4">모</text:span></text:p>
        <text:p text:style-name="P1"><text:span text:style-name="T7">0905</text:span><text:span text:style-name="T9">豊</text:span><text:span text:style-name="T4">豊 </text:span><text:span text:style-name="T3">fēng </text:span><text:span text:style-name="T4">풍</text:span></text:p>
        <text:p text:style-name="P1"><text:soft-page-break/><text:span text:style-name="T7">0906</text:span><text:span text:style-name="T9">唯</text:span><text:span text:style-name="T4">唯 </text:span><text:span text:style-name="T3">wéi </text:span><text:span text:style-name="T4">유</text:span></text:p>
        <text:p text:style-name="P1"><text:span text:style-name="T7">0907</text:span><text:span text:style-name="T9">楚</text:span><text:span text:style-name="T4">楚 </text:span><text:span text:style-name="T3">chǔ </text:span><text:span text:style-name="T4">초</text:span></text:p>
        <text:p text:style-name="P1"><text:span text:style-name="T7">0908</text:span><text:span text:style-name="T9">抽</text:span><text:span text:style-name="T4">抽 </text:span><text:span text:style-name="T3">chōu </text:span><text:span text:style-name="T4">추</text:span></text:p>
        <text:p text:style-name="P1"><text:span text:style-name="T7">0909</text:span><text:span text:style-name="T9">救</text:span><text:span text:style-name="T4">救 </text:span><text:span text:style-name="T3">jiù </text:span><text:span text:style-name="T4">구</text:span></text:p>
        <text:p text:style-name="P1"><text:soft-page-break/><text:span text:style-name="T7">0910</text:span><text:span text:style-name="T9">闪</text:span><text:span text:style-name="T4">闪 </text:span><text:span text:style-name="T3">shǎn </text:span><text:span text:style-name="T4">섬</text:span></text:p>
        <text:p text:style-name="P1"><text:span text:style-name="T7">0911</text:span><text:span text:style-name="T9">矛</text:span><text:span text:style-name="T4">矛 </text:span><text:span text:style-name="T3">máo </text:span><text:span text:style-name="T4">모</text:span></text:p>
      </text:section>
      <text:p text:style-name="P2"> </text:p>
      <text:section text:style-name="Sect1" text:name="구역20">
        <text:p text:style-name="P1"><text:bookmark text:name="div_page19"/><text:span text:style-name="T7">0912</text:span><text:span text:style-name="T9">妹</text:span><text:span text:style-name="T4">妹 </text:span><text:span text:style-name="T3">mèi </text:span><text:span text:style-name="T4">매</text:span></text:p>
        <text:p text:style-name="P1"><text:span text:style-name="T7">0913</text:span><text:span text:style-name="T9">盾</text:span><text:span text:style-name="T4">盾 </text:span><text:span text:style-name="T3">dùn </text:span><text:span text:style-name="T4">순</text:span></text:p>
        <text:p text:style-name="P1"><text:soft-page-break/><text:span text:style-name="T7">0914</text:span><text:span text:style-name="T9">燃</text:span><text:span text:style-name="T4">燃 </text:span><text:span text:style-name="T3">rán </text:span><text:span text:style-name="T4">연</text:span></text:p>
        <text:p text:style-name="P1"><text:span text:style-name="T7">0915</text:span><text:span text:style-name="T9">英</text:span><text:span text:style-name="T4">英 </text:span><text:span text:style-name="T3">yīng </text:span><text:span text:style-name="T4">영</text:span></text:p>
        <text:p text:style-name="P1"><text:span text:style-name="T7">0916</text:span><text:span text:style-name="T9">肯</text:span><text:span text:style-name="T4">肯 </text:span><text:span text:style-name="T3">kěn </text:span><text:span text:style-name="T4">긍</text:span></text:p>
        <text:p text:style-name="P1"><text:span text:style-name="T7">0917</text:span><text:span text:style-name="T9">险</text:span><text:span text:style-name="T4">险 </text:span><text:span text:style-name="T3">xiǎn </text:span><text:span text:style-name="T4">험</text:span></text:p>
        <text:p text:style-name="P1"><text:soft-page-break/><text:span text:style-name="T7">0918</text:span><text:span text:style-name="T9">灰</text:span><text:span text:style-name="T4">灰 </text:span><text:span text:style-name="T3">huī </text:span><text:span text:style-name="T4">회</text:span></text:p>
        <text:p text:style-name="P1"><text:span text:style-name="T7">0919</text:span><text:span text:style-name="T9">超</text:span><text:span text:style-name="T4">超 </text:span><text:span text:style-name="T3">chāo </text:span><text:span text:style-name="T4">초</text:span></text:p>
        <text:p text:style-name="P1"><text:span text:style-name="T7">0920</text:span><text:span text:style-name="T9">丝</text:span><text:span text:style-name="T4">丝 </text:span><text:span text:style-name="T3">sī </text:span><text:span text:style-name="T4">사</text:span></text:p>
        <text:p text:style-name="P1"><text:span text:style-name="T7">0921</text:span><text:span text:style-name="T9">折</text:span><text:span text:style-name="T4">折 </text:span><text:span text:style-name="T3">zhé </text:span><text:span text:style-name="T4">절</text:span></text:p>
        <text:p text:style-name="P1"><text:soft-page-break/><text:span text:style-name="T7">0922</text:span><text:span text:style-name="T9">套</text:span><text:span text:style-name="T4">套 </text:span><text:span text:style-name="T3">tào </text:span><text:span text:style-name="T4">투</text:span></text:p>
        <text:p text:style-name="P1"><text:span text:style-name="T7">0923</text:span><text:span text:style-name="T9">墙</text:span><text:span text:style-name="T4">墙 </text:span><text:span text:style-name="T3">qiáng </text:span><text:span text:style-name="T4">장</text:span></text:p>
        <text:p text:style-name="P1"><text:span text:style-name="T7">0924</text:span><text:span text:style-name="T9">扬</text:span><text:span text:style-name="T4">扬 </text:span><text:span text:style-name="T3">yáng </text:span><text:span text:style-name="T4">양</text:span></text:p>
        <text:p text:style-name="P1"><text:span text:style-name="T7">0925</text:span><text:span text:style-name="T9">煤</text:span><text:span text:style-name="T4">煤 </text:span><text:span text:style-name="T3">méi </text:span><text:span text:style-name="T4">매</text:span></text:p>
        <text:p text:style-name="P1"><text:soft-page-break/><text:span text:style-name="T7">0926</text:span><text:span text:style-name="T9">遇</text:span><text:span text:style-name="T4">遇 </text:span><text:span text:style-name="T3">yù </text:span><text:span text:style-name="T4">우</text:span></text:p>
        <text:p text:style-name="P1"><text:span text:style-name="T7">0927</text:span><text:span text:style-name="T9">判</text:span><text:span text:style-name="T4">判 </text:span><text:span text:style-name="T3">pàn </text:span><text:span text:style-name="T4">판</text:span></text:p>
        <text:p text:style-name="P1"><text:span text:style-name="T7">0928</text:span><text:span text:style-name="T9">硬</text:span><text:span text:style-name="T4">硬 </text:span><text:span text:style-name="T3">yìng </text:span><text:span text:style-name="T4">경</text:span></text:p>
        <text:p text:style-name="P1"><text:span text:style-name="T7">0929</text:span><text:span text:style-name="T9">筑</text:span><text:span text:style-name="T4">筑 </text:span><text:span text:style-name="T3">zhù </text:span><text:span text:style-name="T4">축</text:span></text:p>
        <text:p text:style-name="P1"><text:soft-page-break/><text:span text:style-name="T7">0930</text:span><text:span text:style-name="T9">铺</text:span><text:span text:style-name="T4">铺 </text:span><text:span text:style-name="T3">pū </text:span><text:span text:style-name="T4">포</text:span></text:p>
        <text:p text:style-name="P1"><text:span text:style-name="T7">0931</text:span><text:span text:style-name="T9">鸡</text:span><text:span text:style-name="T4">鸡 </text:span><text:span text:style-name="T3">jī </text:span><text:span text:style-name="T4">계</text:span></text:p>
        <text:p text:style-name="P1"><text:span text:style-name="T7">0932</text:span><text:span text:style-name="T9">吹</text:span><text:span text:style-name="T4">吹 </text:span><text:span text:style-name="T3">chuī </text:span><text:span text:style-name="T4">취</text:span></text:p>
        <text:p text:style-name="P1"><text:span text:style-name="T7">0933</text:span><text:span text:style-name="T9">鬼</text:span><text:span text:style-name="T4">鬼 </text:span><text:span text:style-name="T3">guǐ </text:span><text:span text:style-name="T4">귀</text:span></text:p>
        <text:p text:style-name="P1"><text:soft-page-break/><text:span text:style-name="T7">0934</text:span><text:span text:style-name="T9">枝</text:span><text:span text:style-name="T4">枝 </text:span><text:span text:style-name="T3">zhī </text:span><text:span text:style-name="T4">지</text:span></text:p>
        <text:p text:style-name="P1"><text:span text:style-name="T7">0935</text:span><text:span text:style-name="T9">恶</text:span><text:span text:style-name="T4">恶 </text:span><text:span text:style-name="T3">è </text:span><text:span text:style-name="T4">악</text:span></text:p>
        <text:p text:style-name="P1"><text:span text:style-name="T7">0936</text:span><text:span text:style-name="T9">哈</text:span><text:span text:style-name="T4">哈 </text:span><text:span text:style-name="T3">hā </text:span><text:span text:style-name="T4">합</text:span></text:p>
        <text:p text:style-name="P1"><text:span text:style-name="T7">0937</text:span><text:span text:style-name="T9">男</text:span><text:span text:style-name="T4">男 </text:span><text:span text:style-name="T3">nán </text:span><text:span text:style-name="T4">남</text:span></text:p>
        <text:p text:style-name="P1"><text:soft-page-break/><text:span text:style-name="T7">0938</text:span><text:span text:style-name="T9">馆</text:span><text:span text:style-name="T4">馆 </text:span><text:span text:style-name="T3">guǎn </text:span><text:span text:style-name="T4">관</text:span></text:p>
        <text:p text:style-name="P1"><text:span text:style-name="T7">0939</text:span><text:span text:style-name="T9">限</text:span><text:span text:style-name="T4">限 </text:span><text:span text:style-name="T3">xiàn </text:span><text:span text:style-name="T4">한</text:span></text:p>
        <text:p text:style-name="P1"><text:span text:style-name="T7">0940</text:span><text:span text:style-name="T9">股</text:span><text:span text:style-name="T4">股 </text:span><text:span text:style-name="T3">gǔ </text:span><text:span text:style-name="T4">고</text:span></text:p>
        <text:p text:style-name="P1"><text:span text:style-name="T7">0941</text:span><text:span text:style-name="T9">圆</text:span><text:span text:style-name="T4">圆 </text:span><text:span text:style-name="T3">yuán </text:span><text:span text:style-name="T4">원</text:span></text:p>
        <text:p text:style-name="P1"><text:soft-page-break/><text:span text:style-name="T7">0942</text:span><text:span text:style-name="T9">败</text:span><text:span text:style-name="T4">败 </text:span><text:span text:style-name="T3">bài </text:span><text:span text:style-name="T4">패</text:span></text:p>
        <text:p text:style-name="P1"><text:span text:style-name="T7">0943</text:span><text:span text:style-name="T9">编</text:span><text:span text:style-name="T4">编 </text:span><text:span text:style-name="T3">biān </text:span><text:span text:style-name="T4">편</text:span></text:p>
        <text:p text:style-name="P1"><text:span text:style-name="T7">0944</text:span><text:span text:style-name="T9">碎</text:span><text:span text:style-name="T4">碎 </text:span><text:span text:style-name="T3">suì </text:span><text:span text:style-name="T4">쇄</text:span></text:p>
        <text:p text:style-name="P1"><text:span text:style-name="T7">0945</text:span><text:span text:style-name="T9">煉</text:span><text:span text:style-name="T4">煉 </text:span><text:span text:style-name="T3">liàn </text:span><text:span text:style-name="T4">련</text:span></text:p>
        <text:p text:style-name="P1"><text:soft-page-break/><text:span text:style-name="T7">0946</text:span><text:span text:style-name="T9">鲜</text:span><text:span text:style-name="T4">鲜 </text:span><text:span text:style-name="T3">xiān </text:span><text:span text:style-name="T4">선</text:span></text:p>
        <text:p text:style-name="P1"><text:span text:style-name="T7">0947</text:span><text:span text:style-name="T9">湖</text:span><text:span text:style-name="T4">湖 </text:span><text:span text:style-name="T3">hú </text:span><text:span text:style-name="T4">호</text:span></text:p>
        <text:p text:style-name="P1"><text:span text:style-name="T7">0948</text:span><text:span text:style-name="T9">彻</text:span><text:span text:style-name="T4">彻 </text:span><text:span text:style-name="T3">chè </text:span><text:span text:style-name="T4">철</text:span></text:p>
        <text:p text:style-name="P1"><text:span text:style-name="T7">0949</text:span><text:span text:style-name="T9">戲</text:span><text:span text:style-name="T4">戲 </text:span><text:span text:style-name="T3">xì </text:span><text:span text:style-name="T4">희</text:span></text:p>
        <text:p text:style-name="P1"><text:soft-page-break/><text:span text:style-name="T7">0950</text:span><text:span text:style-name="T9">练</text:span><text:span text:style-name="T4">练 </text:span><text:span text:style-name="T3">liàn </text:span><text:span text:style-name="T4">련</text:span></text:p>
        <text:p text:style-name="P1"><text:span text:style-name="T7">0951</text:span><text:span text:style-name="T9">朵</text:span><text:span text:style-name="T4">朵 </text:span><text:span text:style-name="T3">duǒ </text:span><text:span text:style-name="T4">타</text:span></text:p>
        <text:p text:style-name="P1"><text:span text:style-name="T7">0952</text:span><text:span text:style-name="T9">佛</text:span><text:span text:style-name="T4">佛 </text:span><text:span text:style-name="T3">fó </text:span><text:span text:style-name="T4">불</text:span></text:p>
        <text:p text:style-name="P1"><text:span text:style-name="T7">0953</text:span><text:span text:style-name="T9">哦</text:span><text:span text:style-name="T4">哦 </text:span><text:span text:style-name="T3">é </text:span><text:span text:style-name="T4">아</text:span></text:p>
        <text:p text:style-name="P1"><text:soft-page-break/><text:span text:style-name="T7">0954</text:span><text:span text:style-name="T9">舞</text:span><text:span text:style-name="T4">舞 </text:span><text:span text:style-name="T3">wǔ </text:span><text:span text:style-name="T4">무</text:span></text:p>
        <text:p text:style-name="P1"><text:span text:style-name="T7">0955</text:span><text:span text:style-name="T9">测</text:span><text:span text:style-name="T4">测 </text:span><text:span text:style-name="T3">cè </text:span><text:span text:style-name="T4">측</text:span></text:p>
        <text:p text:style-name="P1"><text:span text:style-name="T7">0956</text:span><text:span text:style-name="T9">盖</text:span><text:span text:style-name="T4">盖 </text:span><text:span text:style-name="T3">gài </text:span><text:span text:style-name="T4">개</text:span></text:p>
        <text:p text:style-name="P1"><text:span text:style-name="T7">0957</text:span><text:span text:style-name="T9">移</text:span><text:span text:style-name="T4">移 </text:span><text:span text:style-name="T3">yí </text:span><text:span text:style-name="T4">이</text:span></text:p>
      </text:section>
      <text:p text:style-name="P2"> </text:p>
      <text:section text:style-name="Sect1" text:name="구역21">
        <text:p text:style-name="P1"><text:bookmark text:name="div_page20"/><text:soft-page-break/><text:span text:style-name="T7">0958</text:span><text:span text:style-name="T9">迎</text:span><text:span text:style-name="T4">迎 </text:span><text:span text:style-name="T3">yíng </text:span><text:span text:style-name="T4">영</text:span></text:p>
        <text:p text:style-name="P1"><text:span text:style-name="T7">0959</text:span><text:span text:style-name="T9">香</text:span><text:span text:style-name="T4">香 </text:span><text:span text:style-name="T3">xiāng </text:span><text:span text:style-name="T4">향</text:span></text:p>
        <text:p text:style-name="P1"><text:span text:style-name="T7">0960</text:span><text:span text:style-name="T9">耳</text:span><text:span text:style-name="T4">耳 </text:span><text:span text:style-name="T3">ěr </text:span><text:span text:style-name="T4">이</text:span></text:p>
        <text:p text:style-name="P1"><text:span text:style-name="T7">0961</text:span><text:span text:style-name="T9">零</text:span><text:span text:style-name="T4">零 </text:span><text:span text:style-name="T3">líng </text:span><text:span text:style-name="T4">령</text:span></text:p>
        <text:p text:style-name="P1"><text:soft-page-break/><text:span text:style-name="T7">0962</text:span><text:span text:style-name="T9">钻</text:span><text:span text:style-name="T4">钻 </text:span><text:span text:style-name="T3">zuàn </text:span><text:span text:style-name="T4">첩</text:span></text:p>
        <text:p text:style-name="P1"><text:span text:style-name="T7">0963</text:span><text:span text:style-name="T9">旗</text:span><text:span text:style-name="T4">旗 </text:span><text:span text:style-name="T3">qí </text:span><text:span text:style-name="T4">기</text:span></text:p>
        <text:p text:style-name="P1"><text:span text:style-name="T7">0964</text:span><text:span text:style-name="T9">泪</text:span><text:span text:style-name="T4">泪 </text:span><text:span text:style-name="T3">lèi </text:span><text:span text:style-name="T4">루</text:span></text:p>
        <text:p text:style-name="P1"><text:span text:style-name="T7">0965</text:span><text:span text:style-name="T9">瞧</text:span><text:span text:style-name="T4">瞧 </text:span><text:span text:style-name="T3">qiáo </text:span><text:span text:style-name="T4">초</text:span></text:p>
        <text:p text:style-name="P1"><text:soft-page-break/><text:span text:style-name="T7">0966</text:span><text:span text:style-name="T9">震</text:span><text:span text:style-name="T4">震 </text:span><text:span text:style-name="T3">zhèn </text:span><text:span text:style-name="T4">진</text:span></text:p>
        <text:p text:style-name="P1"><text:span text:style-name="T7">0967</text:span><text:span text:style-name="T9">束</text:span><text:span text:style-name="T4">束 </text:span><text:span text:style-name="T3">shù </text:span><text:span text:style-name="T4">속</text:span></text:p>
        <text:p text:style-name="P1"><text:span text:style-name="T7">0968</text:span><text:span text:style-name="T9">毒</text:span><text:span text:style-name="T4">毒 </text:span><text:span text:style-name="T3">dú </text:span><text:span text:style-name="T4">독</text:span></text:p>
        <text:p text:style-name="P1"><text:span text:style-name="T7">0969</text:span><text:span text:style-name="T9">率</text:span><text:span text:style-name="T4">率 </text:span><text:span text:style-name="T3">lǜ </text:span><text:span text:style-name="T4">솔</text:span></text:p>
        <text:p text:style-name="P1"><text:soft-page-break/><text:span text:style-name="T7">0970</text:span><text:span text:style-name="T9">玩</text:span><text:span text:style-name="T4">玩 </text:span><text:span text:style-name="T3">wán </text:span><text:span text:style-name="T4">완</text:span></text:p>
        <text:p text:style-name="P1"><text:span text:style-name="T7">0971</text:span><text:span text:style-name="T9">勇</text:span><text:span text:style-name="T4">勇 </text:span><text:span text:style-name="T3">yǒng </text:span><text:span text:style-name="T4">용</text:span></text:p>
        <text:p text:style-name="P1"><text:span text:style-name="T7">0972</text:span><text:span text:style-name="T9">拍</text:span><text:span text:style-name="T4">拍 </text:span><text:span text:style-name="T3">pāi </text:span><text:span text:style-name="T4">박</text:span></text:p>
      </text:section>
      <text:p text:style-name="P2"> </text:p>
      <text:section text:style-name="Sect1" text:name="구역22">
        <text:p text:style-name="P1"><text:bookmark text:name="div_page21"/><text:span text:style-name="T7">0973</text:span><text:span text:style-name="T9">项</text:span><text:span text:style-name="T4">项 </text:span><text:span text:style-name="T3">xiàng </text:span><text:span text:style-name="T4">항</text:span></text:p>
        <text:p text:style-name="P1"><text:soft-page-break/><text:span text:style-name="T7">0974</text:span><text:span text:style-name="T9">灵</text:span><text:span text:style-name="T4">灵 </text:span><text:span text:style-name="T3">líng </text:span><text:span text:style-name="T4">령</text:span></text:p>
        <text:p text:style-name="P1"><text:span text:style-name="T7">0975</text:span><text:span text:style-name="T9">挺</text:span><text:span text:style-name="T4">挺 </text:span><text:span text:style-name="T3">tǐng </text:span><text:span text:style-name="T4">정</text:span></text:p>
        <text:p text:style-name="P1"><text:span text:style-name="T7">0976</text:span><text:span text:style-name="T9">沿</text:span><text:span text:style-name="T4">沿 </text:span><text:span text:style-name="T3">yán </text:span><text:span text:style-name="T4">연</text:span></text:p>
        <text:p text:style-name="P1"><text:span text:style-name="T7">0977</text:span><text:span text:style-name="T9">炮</text:span><text:span text:style-name="T4">炮 </text:span><text:span text:style-name="T3">pào </text:span><text:span text:style-name="T4">포</text:span></text:p>
        <text:p text:style-name="P1"><text:soft-page-break/><text:span text:style-name="T7">0978</text:span><text:span text:style-name="T9">毫</text:span><text:span text:style-name="T4">毫 </text:span><text:span text:style-name="T3">háo </text:span><text:span text:style-name="T4">호</text:span></text:p>
        <text:p text:style-name="P1"><text:span text:style-name="T7">0979</text:span><text:span text:style-name="T9">居</text:span><text:span text:style-name="T4">居 </text:span><text:span text:style-name="T3">jū </text:span><text:span text:style-name="T4">거</text:span></text:p>
        <text:p text:style-name="P1"><text:span text:style-name="T7">0980</text:span><text:span text:style-name="T9">液</text:span><text:span text:style-name="T4">液 </text:span><text:span text:style-name="T3">yè </text:span><text:span text:style-name="T4">액</text:span></text:p>
        <text:p text:style-name="P1"><text:span text:style-name="T7">0981</text:span><text:span text:style-name="T9">臨</text:span><text:span text:style-name="T4">臨 </text:span><text:span text:style-name="T3">lín </text:span><text:span text:style-name="T4">림</text:span></text:p>
        <text:p text:style-name="P1"><text:soft-page-break/><text:span text:style-name="T7">0982</text:span><text:span text:style-name="T9">碰</text:span><text:span text:style-name="T4">碰 </text:span><text:span text:style-name="T3">pèng </text:span><text:span text:style-name="T4">팽</text:span></text:p>
        <text:p text:style-name="P1"><text:span text:style-name="T7">0983</text:span><text:span text:style-name="T9">企</text:span><text:span text:style-name="T4">企 </text:span><text:span text:style-name="T3">qǐ </text:span><text:span text:style-name="T4">기</text:span></text:p>
        <text:p text:style-name="P1"><text:span text:style-name="T7">0984</text:span><text:span text:style-name="T9">努</text:span><text:span text:style-name="T4">努 </text:span><text:span text:style-name="T3">nǔ </text:span><text:span text:style-name="T4">노</text:span></text:p>
        <text:p text:style-name="P1"><text:span text:style-name="T7">0985</text:span><text:span text:style-name="T9">茶</text:span><text:span text:style-name="T4">茶 </text:span><text:span text:style-name="T3">chá </text:span><text:span text:style-name="T4">다</text:span></text:p>
        <text:p text:style-name="P1"><text:soft-page-break/><text:span text:style-name="T7">0986</text:span><text:span text:style-name="T9">混</text:span><text:span text:style-name="T4">混 </text:span><text:span text:style-name="T3">hùn </text:span><text:span text:style-name="T4">혼</text:span></text:p>
        <text:p text:style-name="P1"><text:span text:style-name="T7">0987</text:span><text:span text:style-name="T9">季</text:span><text:span text:style-name="T4">季 </text:span><text:span text:style-name="T3">jì </text:span><text:span text:style-name="T4">계</text:span></text:p>
      </text:section>
      <text:p text:style-name="P2"> </text:p>
      <text:section text:style-name="Sect1" text:name="구역23">
        <text:p text:style-name="P1"><text:bookmark text:name="div_page22"/><text:span text:style-name="T7">0988</text:span><text:span text:style-name="T9">嘛</text:span><text:span text:style-name="T4">嘛 </text:span><text:span text:style-name="T3">ma </text:span><text:span text:style-name="T4">마</text:span></text:p>
        <text:p text:style-name="P1"><text:span text:style-name="T7">0989</text:span><text:span text:style-name="T9">挑</text:span><text:span text:style-name="T4">挑 </text:span><text:span text:style-name="T3">tiāo </text:span><text:span text:style-name="T4">도</text:span></text:p>
        <text:p text:style-name="P1"><text:soft-page-break/><text:span text:style-name="T7">0990</text:span><text:span text:style-name="T9">鎭</text:span><text:span text:style-name="T4">鎭 </text:span><text:span text:style-name="T3">zhèn </text:span><text:span text:style-name="T4">진</text:span></text:p>
        <text:p text:style-name="P1"><text:span text:style-name="T7">0991</text:span><text:span text:style-name="T9">堆</text:span><text:span text:style-name="T4">堆 </text:span><text:span text:style-name="T3">duī </text:span><text:span text:style-name="T4">퇴</text:span></text:p>
        <text:p text:style-name="P1"><text:span text:style-name="T7">0992</text:span><text:span text:style-name="T9">穷</text:span><text:span text:style-name="T4">穷 </text:span><text:span text:style-name="T3">qióng </text:span><text:span text:style-name="T4">궁</text:span></text:p>
        <text:p text:style-name="P1"><text:span text:style-name="T7">0993</text:span><text:span text:style-name="T9">执</text:span><text:span text:style-name="T4">执 </text:span><text:span text:style-name="T3">zhí </text:span><text:span text:style-name="T4">집</text:span></text:p>
        <text:p text:style-name="P1"><text:soft-page-break/><text:span text:style-name="T7">0994</text:span><text:span text:style-name="T9">偷</text:span><text:span text:style-name="T4">偷 </text:span><text:span text:style-name="T3">tōu </text:span><text:span text:style-name="T4">투</text:span></text:p>
        <text:p text:style-name="P1"><text:span text:style-name="T7">0995</text:span><text:span text:style-name="T9">耐</text:span><text:span text:style-name="T4">耐 </text:span><text:span text:style-name="T3">nài </text:span><text:span text:style-name="T4">내</text:span></text:p>
        <text:p text:style-name="P1"><text:span text:style-name="T7">0996</text:span><text:span text:style-name="T9">碗</text:span><text:span text:style-name="T4">碗 </text:span><text:span text:style-name="T3">wǎn </text:span><text:span text:style-name="T4">완</text:span></text:p>
        <text:p text:style-name="P1"><text:span text:style-name="T7">0997</text:span><text:span text:style-name="T9">壮</text:span><text:span text:style-name="T4">壮 </text:span><text:span text:style-name="T3">zhuàng </text:span><text:span text:style-name="T4">장</text:span></text:p>
        <text:p text:style-name="P1"><text:soft-page-break/><text:span text:style-name="T7">0998</text:span><text:span text:style-name="T9">植</text:span><text:span text:style-name="T4">植 </text:span><text:span text:style-name="T3">zhí </text:span><text:span text:style-name="T4">식</text:span></text:p>
        <text:p text:style-name="P1"><text:span text:style-name="T7">0999</text:span><text:span text:style-name="T9">厚</text:span><text:span text:style-name="T4">厚 </text:span><text:span text:style-name="T3">hòu </text:span><text:span text:style-name="T4">후</text:span></text:p>
        <text:p text:style-name="P1"><text:span text:style-name="T7">1000</text:span><text:span text:style-name="T9">狗</text:span><text:span text:style-name="T4">狗 </text:span><text:span text:style-name="T3">gǒu </text:span><text:span text:style-name="T4">구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gulim"/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21:59:27.633000000</meta:creation-date>
    <dc:date>2019-10-31T22:00:44.549000000</dc:date>
    <meta:editing-duration>PT1M17S</meta:editing-duration>
    <meta:editing-cycles>1</meta:editing-cycles>
    <meta:document-statistic meta:table-count="0" meta:image-count="0" meta:object-count="0" meta:page-count="251" meta:paragraph-count="1025" meta:word-count="5020" meta:character-count="12207" meta:non-whitespace-character-count="10150"/>
    <meta:generator>LibreOffice/6.2.7.1$Windows_X86_64 LibreOffice_project/23edc44b61b830b7d749943e020e96f5a7df63bf</meta:generator>
  </office:meta>
</office:document-meta>
</file>